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image/jpeg" manifest:full-path="Pictures/image26.jpg"/>
  <manifest:file-entry manifest:media-type="image/png" manifest:full-path="Pictures/image13.png"/>
  <manifest:file-entry manifest:media-type="image/png" manifest:full-path="Pictures/image14.png"/>
  <manifest:file-entry manifest:media-type="image/png" manifest:full-path="Pictures/image16.png"/>
  <manifest:file-entry manifest:media-type="image/jpeg" manifest:full-path="Pictures/image24.jpg"/>
  <manifest:file-entry manifest:media-type="image/jpeg" manifest:full-path="Pictures/image6.jpg"/>
  <manifest:file-entry manifest:media-type="image/png" manifest:full-path="Pictures/image5.png"/>
  <manifest:file-entry manifest:media-type="image/jpeg" manifest:full-path="Pictures/image22.jpeg"/>
  <manifest:file-entry manifest:media-type="image/png" manifest:full-path="Pictures/image10.png"/>
  <manifest:file-entry manifest:media-type="image/png" manifest:full-path="Pictures/image15.png"/>
  <manifest:file-entry manifest:media-type="image/png" manifest:full-path="Pictures/image21.png"/>
  <manifest:file-entry manifest:media-type="image/png" manifest:full-path="Pictures/image8.png"/>
  <manifest:file-entry manifest:media-type="image/jpeg" manifest:full-path="Pictures/image12.jpg"/>
  <manifest:file-entry manifest:media-type="image/png" manifest:full-path="Pictures/image29.png"/>
  <manifest:file-entry manifest:media-type="image/jpeg" manifest:full-path="Pictures/image9.jpg"/>
  <manifest:file-entry manifest:media-type="image/png" manifest:full-path="Pictures/image1.png"/>
  <manifest:file-entry manifest:media-type="image/png" manifest:full-path="Pictures/image28.png"/>
  <manifest:file-entry manifest:media-type="image/png" manifest:full-path="Pictures/image4.png"/>
  <manifest:file-entry manifest:media-type="image/jpeg" manifest:full-path="Pictures/image23.jpeg"/>
  <manifest:file-entry manifest:media-type="image/png" manifest:full-path="Pictures/image19.png"/>
  <manifest:file-entry manifest:media-type="image/png" manifest:full-path="Pictures/image7.png"/>
  <manifest:file-entry manifest:media-type="image/png" manifest:full-path="Pictures/image20.png"/>
  <manifest:file-entry manifest:media-type="image/png" manifest:full-path="Pictures/image11.png"/>
  <manifest:file-entry manifest:media-type="image/png" manifest:full-path="Pictures/image18.png"/>
  <manifest:file-entry manifest:media-type="image/png" manifest:full-path="Pictures/image27.png"/>
  <manifest:file-entry manifest:media-type="image/jpeg" manifest:full-path="Pictures/image25.jpeg"/>
  <manifest:file-entry manifest:media-type="image/png" manifest:full-path="Pictures/image17.png"/>
  <manifest:file-entry manifest:media-type="image/png" manifest:full-path="Pictures/image3.png"/>
  <manifest:file-entry manifest:media-type="image/jpeg" manifest:full-path="Pictures/image2.jpg"/>
  <manifest:file-entry manifest:media-type="text/xml" manifest:full-path="meta.xml"/>
  <manifest:file-entry manifest:media-type="image/png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calligra="http://www.calligra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automatic-styles>
    <style:style style:name="T3" style:family="text">
      <style:text-properties fo:color="#464646" fo:font-family="Lucida Sans Unicode" fo:font-size="28.000000000000000pt" fo:font-weight="normal"/>
    </style:style>
    <style:style style:name="T4" style:family="text">
      <style:text-properties fo:color="#464646" fo:font-family="Lucida Sans Unicode" fo:font-size="24.000000000000000pt"/>
    </style:style>
    <style:style style:name="T5" style:family="text">
      <style:text-properties fo:color="#464646" fo:font-family="Lucida Sans Unicode" fo:font-size="16.000000000000000pt"/>
    </style:style>
    <style:style style:name="T6" style:family="text">
      <style:text-properties fo:font-family="Lucida Sans Unicode" fo:font-size="14.000000000000000pt"/>
    </style:style>
    <style:style style:name="T7" style:family="text">
      <style:text-properties fo:font-family="Lucida Sans Unicode" fo:font-size="27.000000000000000pt"/>
    </style:style>
    <style:style style:name="T8" style:family="text">
      <style:text-properties fo:font-family="Lucida Sans Unicode" fo:font-size="28.000000000000000pt"/>
    </style:style>
    <style:style style:name="T9" style:family="text">
      <style:text-properties fo:font-family="Lucida Sans Unicode" fo:font-size="21.000000000000000pt"/>
    </style:style>
    <style:style style:name="T10" style:family="text">
      <style:text-properties fo:font-family="Lucida Sans Unicode" fo:font-size="20.000000000000000pt"/>
    </style:style>
    <style:style style:name="T11" style:family="text">
      <style:text-properties fo:color="#464646" fo:font-family="Lucida Sans Unicode" fo:font-size="41.000000000000000pt" fo:font-weight="bold"/>
    </style:style>
    <style:style style:name="T12" style:family="text">
      <style:text-properties fo:font-family="Lucida Sans Unicode" fo:font-size="24.000000000000000pt"/>
    </style:style>
    <style:style style:name="T13" style:family="text">
      <style:text-properties fo:font-family="Lucida Sans Unicode"/>
    </style:style>
    <style:style style:name="T14" style:family="text">
      <style:text-properties fo:font-family="Lucida Sans Unicode" fo:font-size="16.000000000000000pt"/>
    </style:style>
    <style:style style:name="T15" style:family="text">
      <style:text-properties fo:color="#464646" fo:font-family="Lucida Sans Unicode" fo:font-size="40.000000000000000pt" fo:font-weight="bold"/>
    </style:style>
    <style:style style:name="T16" style:family="text">
      <style:text-properties fo:color="#464646" fo:font-family="Lucida Sans Unicode" fo:font-size="44.000000000000000pt" fo:font-weight="bold"/>
    </style:style>
    <style:style style:name="T17" style:family="text">
      <style:text-properties fo:font-family="Lucida Sans Unicode" fo:font-size="22.000000000000000pt"/>
    </style:style>
    <style:style style:name="P7" style:family="paragraph" style:list-style-name="L73">
      <style:paragraph-properties fo:line-height="100%" fo:text-align="center" style:font-independent-line-spacing="true" style:tab-stop-distance="72.000000000000000pt"/>
      <style:text-properties fo:color="#000000" fo:font-family="Sans Serif"/>
    </style:style>
    <style:style style:name="P8" style:family="paragraph" style:list-style-name="L81">
      <style:paragraph-properties fo:line-height="100%" fo:margin-right="5.040000000000000pt" fo:margin-top="4.000000000000000pt" fo:text-align="center" style:font-independent-line-spacing="true" style:tab-stop-distance="72.000000000000000pt"/>
      <style:text-properties fo:color="#000000" fo:font-family="Sans Serif"/>
    </style:style>
    <style:style style:name="P9" style:family="paragraph">
      <style:paragraph-properties fo:line-height="100%" fo:margin-left="0.000000000000000pt" fo:margin-right="5.040000000000000pt" fo:margin-top="4.000000000000000pt" fo:text-align="start" fo:text-indent="0.000000000000000pt" style:font-independent-line-spacing="true" style:tab-stop-distance="72.000000000000000pt"/>
      <style:text-properties fo:color="#000000" fo:font-family="Sans Serif"/>
    </style:style>
    <style:style style:name="P10" style:family="paragraph" style:list-style-name="L81">
      <style:paragraph-properties fo:line-height="100%" fo:margin-right="5.040000000000000pt" fo:margin-top="4.000000000000000pt" fo:text-align="start" style:font-independent-line-spacing="true" style:tab-stop-distance="72.000000000000000pt"/>
      <style:text-properties fo:color="#000000" fo:font-family="Sans Serif"/>
    </style:style>
    <style:style style:name="P11" style:family="paragraph">
      <style:paragraph-properties fo:line-height="100%" fo:margin-right="5.040000000000000pt" fo:margin-top="4.000000000000000pt" fo:text-align="start" style:font-independent-line-spacing="true" style:tab-stop-distance="72.000000000000000pt"/>
      <style:text-properties fo:color="#000000" fo:font-family="Sans Serif"/>
    </style:style>
    <style:style style:name="P12" style:family="paragraph" style:list-style-name="L73">
      <style:paragraph-properties fo:line-height="100%" fo:text-align="start" style:font-independent-line-spacing="true" style:tab-stop-distance="72.000000000000000pt"/>
      <style:text-properties fo:color="#000000" fo:font-family="Sans Serif"/>
    </style:style>
    <style:style style:name="P13" style:family="paragraph">
      <style:paragraph-properties fo:margin-left="27.375039370078738pt" fo:margin-right="0.000000000000000pt" fo:text-indent="-27.000000000000000pt"/>
      <style:text-properties fo:color="#000000" fo:font-family="Sans Serif"/>
    </style:style>
    <style:style style:name="P14" style:family="paragraph" style:list-style-name="L93">
      <style:paragraph-properties fo:line-height="100%" fo:margin-top="4.000000000000000pt" fo:text-align="start" style:font-independent-line-spacing="true" style:tab-stop-distance="72.000000000000000pt"/>
      <style:text-properties fo:color="#000000" fo:font-family="Sans Serif"/>
    </style:style>
    <style:style style:name="P15" style:family="paragraph" style:list-style-name="L101">
      <style:paragraph-properties fo:line-height="100%" fo:margin-top="3.240000000000000pt" fo:text-align="start" style:font-independent-line-spacing="true" style:tab-stop-distance="72.000000000000000pt"/>
      <style:text-properties fo:color="#000000" fo:font-family="Sans Serif"/>
    </style:style>
    <style:style style:name="P16" style:family="paragraph">
      <style:paragraph-properties fo:line-height="100%" fo:margin-top="3.240000000000000pt" fo:text-align="start" style:font-independent-line-spacing="true" style:tab-stop-distance="72.000000000000000pt"/>
      <style:text-properties fo:color="#000000" fo:font-family="Sans Serif"/>
    </style:style>
    <style:style style:name="P17" style:family="paragraph">
      <style:paragraph-properties fo:line-height="100%" fo:margin-left="48.960000000000001pt" fo:margin-top="3.240000000000000pt" fo:text-align="start" fo:text-indent="-18.000000000000000pt" style:font-independent-line-spacing="true" style:tab-stop-distance="72.000000000000000pt"/>
      <style:text-properties fo:color="#000000" fo:font-family="Sans Serif"/>
    </style:style>
    <style:style style:name="P18" style:family="paragraph" style:list-style-name="L141">
      <style:paragraph-properties fo:line-height="100%" fo:margin-top="4.000000000000000pt" fo:text-align="start" style:font-independent-line-spacing="true" style:tab-stop-distance="72.000000000000000pt"/>
      <style:text-properties fo:color="#000000" fo:font-family="Sans Serif"/>
    </style:style>
    <style:style style:name="P19" style:family="paragraph">
      <style:paragraph-properties fo:line-height="100%" fo:margin-left="28.800000000000001pt" fo:margin-top="4.000000000000000pt" fo:text-align="start" fo:text-indent="-20.160000000000000pt" style:font-independent-line-spacing="true" style:tab-stop-distance="72.000000000000000pt"/>
      <style:text-properties fo:color="#000000" fo:font-family="Sans Serif"/>
    </style:style>
    <style:style style:name="P20" style:family="paragraph" style:list-style-name="L151">
      <style:paragraph-properties fo:line-height="100%" fo:text-align="start" style:font-independent-line-spacing="true" style:tab-stop-distance="72.000000000000000pt"/>
      <style:text-properties fo:color="#000000" fo:font-family="Sans Serif"/>
    </style:style>
    <style:style style:name="P21" style:family="paragraph">
      <style:paragraph-properties fo:line-height="100%" fo:text-align="start" style:font-independent-line-spacing="true" style:tab-stop-distance="72.000000000000000pt"/>
      <style:text-properties fo:color="#000000" fo:font-family="Sans Serif"/>
    </style:style>
    <style:style style:name="P22" style:family="paragraph" style:list-style-name="L161">
      <style:paragraph-properties fo:line-height="100%" fo:margin-top="4.000000000000000pt" fo:text-align="start" style:font-independent-line-spacing="true" style:tab-stop-distance="72.000000000000000pt"/>
      <style:text-properties fo:color="#000000" fo:font-family="Sans Serif"/>
    </style:style>
    <style:style style:name="P23" style:family="paragraph">
      <style:paragraph-properties fo:line-height="100%" fo:margin-left="8.640000000000001pt" fo:margin-top="4.000000000000000pt" fo:text-align="start" fo:text-indent="0.000000000000000pt" style:font-independent-line-spacing="true" style:tab-stop-distance="72.000000000000000pt"/>
      <style:text-properties fo:color="#000000" fo:font-family="Sans Serif"/>
    </style:style>
    <style:style style:name="P24" style:family="paragraph">
      <style:paragraph-properties fo:line-height="100%" fo:margin-top="4.000000000000000pt" fo:text-align="start" style:font-independent-line-spacing="true" style:tab-stop-distance="72.000000000000000pt"/>
      <style:text-properties fo:color="#000000" fo:font-family="Sans Serif"/>
    </style:style>
    <style:style style:name="P25" style:family="paragraph" style:list-style-name="L171">
      <style:paragraph-properties fo:line-height="100%" fo:text-align="start" style:font-independent-line-spacing="true" style:tab-stop-distance="72.000000000000000pt"/>
      <style:text-properties fo:color="#000000" fo:font-family="Sans Serif"/>
    </style:style>
    <style:style style:name="P26" style:family="paragraph" style:list-style-name="L92">
      <style:paragraph-properties fo:line-height="100%" fo:margin-top="4.000000000000000pt" fo:text-align="start" style:font-independent-line-spacing="true" style:tab-stop-distance="72.000000000000000pt"/>
      <style:text-properties fo:color="#000000" fo:font-family="Sans Serif"/>
    </style:style>
    <style:style style:name="P27" style:family="paragraph" style:list-style-name="L72">
      <style:paragraph-properties fo:line-height="100%" fo:text-align="start" style:font-independent-line-spacing="true" style:tab-stop-distance="72.000000000000000pt"/>
      <style:text-properties fo:color="#000000" fo:font-family="Sans Serif"/>
    </style:style>
    <style:style style:name="gr8" style:family="graphic">
      <style:graphic-properties draw:fill="gradient" draw:fill-gradient-name="gradient1" draw:stroke="none" draw:textarea-horizontal-align="center" draw:textarea-vertical-align="middle" fo:margin="0.000000000000000pt" style:wrap="biggest" style:wrap-contour="false" style:wrap-dynamic-threshold="0.000000000000000pt" svg:fill-rule="nonzero"/>
    </style:style>
    <style:style style:name="gr9" style:family="graphic">
      <style:graphic-properties draw:fill="none" draw:stroke="none" fo:margin="0.000000000000000pt" style:wrap="biggest" style:wrap-contour="false" style:wrap-dynamic-threshold="0.000000000000000pt"/>
    </style:style>
    <style:style style:name="gr10" style:family="graphic">
      <style:graphic-properties draw:fill="solid" draw:fill-color="#68c0d5" draw:opacity="40%" draw:stroke="none" draw:textarea-horizontal-align="left" draw:textarea-vertical-align="top" fo:margin="0.000000000000000pt" style:wrap="biggest" style:wrap-contour="false" style:wrap-dynamic-threshold="0.000000000000000pt" svg:fill-rule="nonzero"/>
    </style:style>
    <style:style style:name="gr11" style:family="graphic">
      <style:graphic-properties draw:fill="solid" draw:fill-color="#000000" draw:stroke="none" draw:textarea-horizontal-align="left" draw:textarea-vertical-align="top" fo:margin="0.000000000000000pt" style:wrap="biggest" style:wrap-contour="false" style:wrap-dynamic-threshold="0.000000000000000pt" svg:fill-rule="nonzero"/>
    </style:style>
    <style:style style:name="gr12" style:family="graphic">
      <style:graphic-properties draw:fill="solid" draw:fill-color="#2da2bf" draw:stroke="none" draw:textarea-horizontal-align="center" draw:textarea-vertical-align="middle" fo:margin="0.000000000000000pt" style:wrap="biggest" style:wrap-contour="false" style:wrap-dynamic-threshold="0.000000000000000pt" svg:fill-rule="nonzero"/>
    </style:style>
    <style:style style:name="gr13" style:family="graphic">
      <style:graphic-properties draw:fill="none" draw:stroke="solid" draw:stroke-linejoin="miter" draw:textarea-horizontal-align="left" draw:textarea-vertical-align="top" fo:margin="0.000000000000000pt" style:wrap="biggest" style:wrap-contour="false" style:wrap-dynamic-threshold="0.000000000000000pt" svg:fill-rule="nonzero" svg:stroke-color="#2da2bf" svg:stroke-linecap="butt" svg:stroke-opacity="1" svg:stroke-width="0.950000000000000pt"/>
    </style:style>
    <style:style style:name="gr14" style:family="graphic">
      <style:graphic-properties draw:auto-grow-height="false" draw:fill="none" draw:fit-to-size="true" draw:stroke="none" draw:textarea-vertical-align="bottom" fo:margin="0.000000000000000pt" fo:padding-bottom="3.600006236600000pt" fo:padding-left="7.200012473200000pt" fo:padding-right="7.200012473200000pt" fo:padding-top="3.600006236600000pt" style:wrap="biggest" style:wrap-contour="false" style:wrap-dynamic-threshold="0.000000000000000pt"/>
    </style:style>
    <style:style style:name="gr15" style:family="graphic">
      <style:graphic-properties draw:auto-grow-height="false" draw:fill="none" draw:fit-to-size="true" draw:stroke="none" draw:textarea-vertical-align="top" fo:margin="0.000000000000000pt" fo:padding="3.600006236600000pt" style:wrap="biggest" style:wrap-contour="false" style:wrap-dynamic-threshold="0.000000000000000pt"/>
    </style:style>
    <style:style style:name="gr16" style:family="graphic">
      <style:graphic-properties draw:color-mode="standard" draw:fill="none" draw:stroke="none" draw:textarea-horizontal-align="left" draw:textarea-vertical-align="top" fo:margin="0.000000000000000pt" style:wrap="biggest" style:wrap-contour="false" style:wrap-dynamic-threshold="0.000000000000000pt"/>
    </style:style>
    <style:style style:name="gr17" style:family="graphic">
      <style:graphic-properties draw:auto-grow-height="false" draw:fill="none" draw:fit-to-size="true" draw:stroke="none" draw:textarea-vertical-align="top" fo:margin="0.000000000000000pt" fo:padding-bottom="3.600006236600000pt" fo:padding-left="7.200012473200000pt" fo:padding-right="7.200012473200000pt" fo:padding-top="3.600006236600000pt" style:wrap="biggest" style:wrap-contour="false" style:wrap-dynamic-threshold="0.000000000000000pt"/>
    </style:style>
    <style:style style:name="gr18" style:family="graphic">
      <style:graphic-properties draw:color-mode="standard" draw:fill="none" draw:stroke="none" draw:textarea-horizontal-align="left" draw:textarea-vertical-align="top" fo:margin="0.000000000000000pt" style:protect="position size" style:wrap="biggest" style:wrap-contour="true" style:wrap-contour-mode="full" style:wrap-dynamic-threshold="0.000000000000000pt"/>
    </style:style>
    <style:style style:name="gr19" style:family="graphic">
      <style:graphic-properties draw:auto-grow-height="false" draw:fill="none" draw:fit-to-size="true" draw:stroke="none" draw:textarea-vertical-align="middle" fo:margin="0.000000000000000pt" fo:padding-bottom="3.600006236600000pt" fo:padding-left="7.200012473200000pt" fo:padding-right="7.200012473200000pt" fo:padding-top="3.600006236600000pt" style:wrap="biggest" style:wrap-contour="false" style:wrap-dynamic-threshold="0.000000000000000pt"/>
    </style:style>
    <style:style style:name="gr20" style:family="graphic">
      <style:graphic-properties draw:fill="solid" draw:fill-color="#2da2bf" draw:stroke="solid" draw:stroke-linejoin="round" draw:textarea-horizontal-align="center" draw:textarea-vertical-align="middle" fo:margin="0.000000000000000pt" style:wrap="biggest" style:wrap-contour="false" style:wrap-dynamic-threshold="0.000000000000000pt" svg:fill-rule="nonzero" svg:stroke-color="#16515f" svg:stroke-linecap="butt" svg:stroke-opacity="1" svg:stroke-width="5.000000000000000pt"/>
    </style:style>
    <style:style style:name="gr21" style:family="graphic">
      <style:graphic-properties draw:color-mode="standard" draw:fill="none" draw:stroke="none" draw:textarea-horizontal-align="left" draw:textarea-vertical-align="top" fo:margin="0.000000000000000pt" style:wrap="biggest" style:wrap-contour="true" style:wrap-contour-mode="full" style:wrap-dynamic-threshold="0.000000000000000pt"/>
    </style:style>
    <style:style style:name="gr22" style:family="graphic">
      <style:graphic-properties draw:auto-grow-height="false" draw:fill="none" draw:stroke="none" draw:textarea-vertical-align="top" fo:margin="0.000000000000000pt" fo:padding="0.000000000000000pt" style:wrap="biggest" style:wrap-contour="true" style:wrap-contour-mode="full" style:wrap-dynamic-threshold="0.000000000000000pt"/>
    </style:style>
    <style:style style:name="pr1" style:family="presentation">
      <style:graphic-properties draw:fill="none" draw:stroke="none" fo:margin="0.000000000000000pt" fo:padding="0.000000000000000pt" style:protect="position size" style:wrap="biggest" style:wrap-contour="true" style:wrap-contour-mode="full" style:wrap-dynamic-threshold="0.000000000000000pt"/>
    </style:style>
    <style:style style:name="dp2" style:family="drawing-page">
      <style:drawing-page-properties draw:fill="solid" draw:fill-color="#ffffff" presentation:background-objects-visible="false" presentation:background-visible="false" presentation:display-date-time="false" presentation:display-footer="false" presentation:display-header="false" presentation:display-page-number="false"/>
    </style:style>
    <style:style style:name="dp3" style:family="drawing-page">
      <style:drawing-page-properties draw:fill="solid" draw:fill-color="#ffffff" presentation:background-objects-visible="true" presentation:background-visible="false" presentation:display-date-time="false" presentation:display-footer="false" presentation:display-header="false" presentation:display-page-number="false"/>
    </style:style>
    <text:list-style style:name="L7" style:display-name="L7">
      <text:list-level-style-bullet text:bullet-char="​" text:level="1">
        <style:list-level-properties text:list-level-position-and-space-mode="label-alignment" fo:text-align="start">
          <style:list-level-label-alignment text:label-followed-by="nothing" fo:text-indent="0.00000000000pt" fo:margin-left="0.00000000000pt"/>
        </style:list-level-properties>
        <style:text-properties fo:font-style="normal" fo:font-weight="normal" style:text-underline-style="none" style:text-underline-type="none"/>
      </text:list-level-style-bullet>
    </text:list-style>
    <text:list-style style:name="L8" style:display-name="L8">
      <text:list-level-style-bullet text:bullet-char="​" text:level="1">
        <style:list-level-properties text:list-level-position-and-space-mode="label-alignment" fo:text-align="start">
          <style:list-level-label-alignment text:label-followed-by="nothing" fo:text-indent="0.00000000000pt" fo:margin-left="0.00000000000pt"/>
        </style:list-level-properties>
        <style:text-properties fo:color="#2da2bf" fo:font-family="Wingdings 3" fo:font-size="68%" fo:font-style="normal" fo:font-weight="normal" style:text-underline-style="none" style:text-underline-type="none"/>
      </text:list-level-style-bullet>
    </text:list-style>
    <text:list-style style:name="L9" style:display-name="L9">
      <text:list-level-style-bullet text:bullet-char="" text:level="1">
        <style:list-level-properties text:list-level-position-and-space-mode="label-alignment" fo:text-align="start">
          <style:list-level-label-alignment text:label-followed-by="listtab" text:list-tab-stop-position="28.80000000000pt" fo:text-indent="-20.16000000000pt" fo:margin-left="28.80000000000pt"/>
        </style:list-level-properties>
        <style:text-properties fo:color="#2da2bf" fo:font-family="Wingdings 3" fo:font-size="68%" fo:font-style="normal" fo:font-weight="normal" style:text-underline-style="none" style:text-underline-type="none"/>
      </text:list-level-style-bullet>
    </text:list-style>
    <text:list-style style:name="L10" style:display-name="L10">
      <text:list-level-style-bullet text:bullet-char="◦" text:level="2">
        <style:list-level-properties text:list-level-position-and-space-mode="label-alignment" fo:text-align="start">
          <style:list-level-label-alignment text:label-followed-by="listtab" text:list-tab-stop-position="48.96000000000pt" fo:text-indent="-18.00000000000pt" fo:margin-left="48.96000000000pt"/>
        </style:list-level-properties>
        <style:text-properties fo:color="#2da2bf" fo:font-family="Verdana" fo:font-style="normal" fo:font-weight="normal" style:text-underline-style="none" style:text-underline-type="none"/>
      </text:list-level-style-bullet>
    </text:list-style>
    <text:list-style style:name="L14" style:display-name="L14">
      <text:list-level-style-bullet text:bullet-char="​" text:level="1">
        <style:list-level-properties text:list-level-position-and-space-mode="label-alignment" fo:text-align="start">
          <style:list-level-label-alignment text:label-followed-by="nothing" fo:text-indent="0.00000000000pt" fo:margin-left="8.64000000000pt"/>
        </style:list-level-properties>
        <style:text-properties fo:color="#2da2bf" fo:font-family="Wingdings 3" fo:font-size="68%" fo:font-style="normal" fo:font-weight="normal" style:text-underline-style="none" style:text-underline-type="none"/>
      </text:list-level-style-bullet>
    </text:list-style>
    <text:list-style style:name="L15" style:display-name="L15">
      <text:list-level-style-bullet text:bullet-char="​" text:level="2">
        <style:list-level-properties text:list-level-position-and-space-mode="label-alignment" fo:text-align="start">
          <style:list-level-label-alignment text:label-followed-by="nothing" fo:text-indent="0.00000000000pt" fo:margin-left="36.00000000000pt"/>
        </style:list-level-properties>
        <style:text-properties fo:font-style="normal" fo:font-weight="normal" style:text-underline-style="none" style:text-underline-type="none"/>
      </text:list-level-style-bullet>
    </text:list-style>
    <text:list-style style:name="L16" style:display-name="L16">
      <text:list-level-style-bullet text:bullet-char="​" text:level="2">
        <style:list-level-properties text:list-level-position-and-space-mode="label-alignment" fo:text-align="start">
          <style:list-level-label-alignment text:label-followed-by="nothing" fo:text-indent="0.00000000000pt" fo:margin-left="8.64000000000pt"/>
        </style:list-level-properties>
        <style:text-properties fo:font-size="68%" fo:font-style="normal" fo:font-weight="normal" style:text-underline-style="none" style:text-underline-type="none"/>
      </text:list-level-style-bullet>
    </text:list-style>
    <text:list-style style:name="L17" style:display-name="L17">
      <text:list-level-style-bullet text:bullet-char="​" text:level="1">
        <style:list-level-properties text:list-level-position-and-space-mode="label-alignment" fo:text-align="start">
          <style:list-level-label-alignment text:label-followed-by="nothing" fo:text-indent="0.00000000000pt" fo:margin-left="8.64000000000pt"/>
        </style:list-level-properties>
        <style:text-properties fo:font-family="Wingdings 3" fo:font-style="normal" fo:font-weight="normal" style:text-underline-style="none" style:text-underline-type="none"/>
      </text:list-level-style-bullet>
    </text:list-style>
  </office:automatic-styles>
  <office:body>
    <office:presentation>
      <draw:page draw:name="Slide 1" draw:id="page1" xml:id="page1" draw:master-page-name="Default1" draw:style-name="dp2" presentation:presentation-page-layout-name="pl9">
        <draw:layer-set>
          <draw:layer draw:name="layout"/>
          <draw:layer draw:name="background"/>
          <draw:layer draw:name="backgroundobjects"/>
          <draw:layer draw:name="controls"/>
          <draw:layer draw:name="measurelines"/>
        </draw:layer-set>
        <draw:custom-shape draw:style-name="gr8" xml:id="shape-28" draw:id="shape-28" draw:name="Right Triangle 9" draw:layer="layout" svg:x="0.00000000000pt" svg:y="367.25732914480pt" svg:width="720.56817743600pt" svg:height="0.00000000000pt">
          <draw:enhanced-geometry svg:viewBox="0 0 9151089 0" draw:modifiers="" draw:text-areas="?wd12 ?it ?ir ?ib" draw:enhanced-path="M0 ?height L0 0 L?width ?height Z">
            <draw:equation draw:name="hc" draw:formula="width/2"/>
            <draw:equation draw:name="hd2" draw:formula="height/2"/>
            <draw:equation draw:name="hd3" draw:formula="height/3"/>
            <draw:equation draw:name="hd4" draw:formula="height/4"/>
            <draw:equation draw:name="hd5" draw:formula="height/5"/>
            <draw:equation draw:name="hd6" draw:formula="height/6"/>
            <draw:equation draw:name="hd8" draw:formula="height/8"/>
            <draw:equation draw:name="height" draw:formula="height"/>
            <draw:equation draw:name="ib" draw:formula="(height*11)/12"/>
            <draw:equation draw:name="ir" draw:formula="(width*7)/12"/>
            <draw:equation draw:name="it" draw:formula="(height*7)/12"/>
            <draw:equation draw:name="ls" draw:formula="max(width,height)"/>
            <draw:equation draw:name="ss" draw:formula="min(width,height)"/>
            <draw:equation draw:name="ssd2" draw:formula="?ss/2"/>
            <draw:equation draw:name="ssd4" draw:formula="?ss/4"/>
            <draw:equation draw:name="ssd6" draw:formula="?ss/6"/>
            <draw:equation draw:name="ssd8" draw:formula="?ss/8"/>
            <draw:equation draw:name="vc" draw:formula="height/2"/>
            <draw:equation draw:name="wd10" draw:formula="width/10"/>
            <draw:equation draw:name="wd2" draw:formula="width/2"/>
            <draw:equation draw:name="wd3" draw:formula="width/3"/>
            <draw:equation draw:name="wd4" draw:formula="width/4"/>
            <draw:equation draw:name="wd5" draw:formula="width/5"/>
            <draw:equation draw:name="wd6" draw:formula="width/6"/>
            <draw:equation draw:name="wd8" draw:formula="width/8"/>
            <draw:equation draw:name="width" draw:formula="width"/>
          </draw:enhanced-geometry>
          <draw:glue-point draw:id="4" svg:x="0.50000000000pt" svg:y="0.50000000000pt" draw:align="center"/>
          <draw:glue-point draw:id="5" svg:x="0.50000000000pt" svg:y="0.50000000000pt" draw:align="center"/>
        </draw:custom-shape>
        <draw:g draw:style-name="gr9" xml:id="shape-29" draw:id="shape-29" svg:y="389.49160445836pt">
          <draw:custom-shape draw:style-name="gr10" xml:id="shape-30" draw:id="shape-30" draw:name="Freeform 6" draw:layer="layout" svg:x="132.88841919040pt" svg:y="389.99122679640pt" svg:width="587.11282812960pt" svg:height="38.43786186480pt">
            <draw:enhanced-geometry svg:viewBox="0 0 7456487 488153" draw:modifiers="" draw:text-areas="0 0 0 0" draw:enhanced-path="M?ooxmlArc0 ?ooxmlArc1 L?ooxmlArc2 ?ooxmlArc3 L?ooxmlArc4 ?ooxmlArc5 L?ooxmlArc6 ?ooxmlArc7 Z">
              <draw:equation draw:name="A1" draw:formula="0"/>
              <draw:equation draw:name="A2" draw:formula="0"/>
              <draw:equation draw:name="A3" draw:formula="0"/>
              <draw:equation draw:name="A4" draw:formula="0"/>
              <draw:equation draw:name="A5" draw:formula="0"/>
              <draw:equation draw:name="A6" draw:formula="0"/>
              <draw:equation draw:name="A7" draw:formula="0"/>
              <draw:equation draw:name="A8" draw:formula="0"/>
              <draw:equation draw:name="hc" draw:formula="width/2"/>
              <draw:equation draw:name="hd2" draw:formula="height/2"/>
              <draw:equation draw:name="hd3" draw:formula="height/3"/>
              <draw:equation draw:name="hd4" draw:formula="height/4"/>
              <draw:equation draw:name="hd5" draw:formula="height/5"/>
              <draw:equation draw:name="hd6" draw:formula="height/6"/>
              <draw:equation draw:name="hd8" draw:formula="height/8"/>
              <draw:equation draw:name="height" draw:formula="height"/>
              <draw:equation draw:name="ls" draw:formula="max(width,height)"/>
              <draw:equation draw:name="ooxmlArc0" draw:formula="1*?width"/>
              <draw:equation draw:name="ooxmlArc1" draw:formula="0*?height"/>
              <draw:equation draw:name="ooxmlArc2" draw:formula="1*?width"/>
              <draw:equation draw:name="ooxmlArc3" draw:formula="1*?height"/>
              <draw:equation draw:name="ooxmlArc4" draw:formula="0*?width"/>
              <draw:equation draw:name="ooxmlArc5" draw:formula="0.594005*?height"/>
              <draw:equation draw:name="ooxmlArc6" draw:formula="1*?width"/>
              <draw:equation draw:name="ooxmlArc7" draw:formula="0*?height"/>
              <draw:equation draw:name="ss" draw:formula="min(width,height)"/>
              <draw:equation draw:name="ssd2" draw:formula="?ss/2"/>
              <draw:equation draw:name="ssd4" draw:formula="?ss/4"/>
              <draw:equation draw:name="ssd6" draw:formula="?ss/6"/>
              <draw:equation draw:name="ssd8" draw:formula="?ss/8"/>
              <draw:equation draw:name="vc" draw:formula="height/2"/>
              <draw:equation draw:name="wd10" draw:formula="width/10"/>
              <draw:equation draw:name="wd2" draw:formula="width/2"/>
              <draw:equation draw:name="wd3" draw:formula="width/3"/>
              <draw:equation draw:name="wd4" draw:formula="width/4"/>
              <draw:equation draw:name="wd5" draw:formula="width/5"/>
              <draw:equation draw:name="wd6" draw:formula="width/6"/>
              <draw:equation draw:name="wd8" draw:formula="width/8"/>
              <draw:equation draw:name="width" draw:formula="width"/>
            </draw:enhanced-geometry>
            <draw:glue-point draw:id="4" svg:x="0.50000000000pt" svg:y="0.50000000000pt" draw:align="center"/>
            <draw:glue-point draw:id="5" svg:x="0.50000000000pt" svg:y="0.50000000000pt" draw:align="center"/>
          </draw:custom-shape>
          <draw:custom-shape draw:style-name="gr11" xml:id="shape-31" draw:id="shape-31" draw:name="Freeform 7" draw:layer="layout" svg:x="2.77795756840pt" svg:y="412.41331288420pt" svg:width="717.22328975160pt" svg:height="62.10719420780pt">
            <draw:enhanced-geometry svg:viewBox="0 0 9108557 788661" draw:modifiers="" draw:text-areas="0 0 0 0" draw:enhanced-path="M?ooxmlArc0 ?ooxmlArc1 L?ooxmlArc2 ?ooxmlArc3 L?ooxmlArc4 ?ooxmlArc5 L?ooxmlArc6 ?ooxmlArc7">
              <draw:equation draw:name="A1" draw:formula="0"/>
              <draw:equation draw:name="A2" draw:formula="0"/>
              <draw:equation draw:name="A3" draw:formula="0"/>
              <draw:equation draw:name="A4" draw:formula="0"/>
              <draw:equation draw:name="A5" draw:formula="0"/>
              <draw:equation draw:name="A6" draw:formula="0"/>
              <draw:equation draw:name="A7" draw:formula="0"/>
              <draw:equation draw:name="A8" draw:formula="0"/>
              <draw:equation draw:name="hc" draw:formula="width/2"/>
              <draw:equation draw:name="hd2" draw:formula="height/2"/>
              <draw:equation draw:name="hd3" draw:formula="height/3"/>
              <draw:equation draw:name="hd4" draw:formula="height/4"/>
              <draw:equation draw:name="hd5" draw:formula="height/5"/>
              <draw:equation draw:name="hd6" draw:formula="height/6"/>
              <draw:equation draw:name="hd8" draw:formula="height/8"/>
              <draw:equation draw:name="height" draw:formula="height"/>
              <draw:equation draw:name="ls" draw:formula="max(width,height)"/>
              <draw:equation draw:name="ooxmlArc0" draw:formula="0*?width"/>
              <draw:equation draw:name="ooxmlArc1" draw:formula="0*?height"/>
              <draw:equation draw:name="ooxmlArc2" draw:formula="1*?width"/>
              <draw:equation draw:name="ooxmlArc3" draw:formula="0*?height"/>
              <draw:equation draw:name="ooxmlArc4" draw:formula="1*?width"/>
              <draw:equation draw:name="ooxmlArc5" draw:formula="1*?height"/>
              <draw:equation draw:name="ooxmlArc6" draw:formula="0.00833333*?width"/>
              <draw:equation draw:name="ooxmlArc7" draw:formula="0*?height"/>
              <draw:equation draw:name="ss" draw:formula="min(width,height)"/>
              <draw:equation draw:name="ssd2" draw:formula="?ss/2"/>
              <draw:equation draw:name="ssd4" draw:formula="?ss/4"/>
              <draw:equation draw:name="ssd6" draw:formula="?ss/6"/>
              <draw:equation draw:name="ssd8" draw:formula="?ss/8"/>
              <draw:equation draw:name="vc" draw:formula="height/2"/>
              <draw:equation draw:name="wd10" draw:formula="width/10"/>
              <draw:equation draw:name="wd2" draw:formula="width/2"/>
              <draw:equation draw:name="wd3" draw:formula="width/3"/>
              <draw:equation draw:name="wd4" draw:formula="width/4"/>
              <draw:equation draw:name="wd5" draw:formula="width/5"/>
              <draw:equation draw:name="wd6" draw:formula="width/6"/>
              <draw:equation draw:name="wd8" draw:formula="width/8"/>
              <draw:equation draw:name="width" draw:formula="width"/>
            </draw:enhanced-geometry>
            <draw:glue-point draw:id="4" svg:x="0.50000000000pt" svg:y="0.50000000000pt" draw:align="center"/>
            <draw:glue-point draw:id="5" svg:x="0.50000000000pt" svg:y="0.50000000000pt" draw:align="center"/>
          </draw:custom-shape>
          <draw:custom-shape draw:style-name="gr12" xml:id="shape-32" draw:id="shape-32" draw:name="Freeform 10" draw:layer="layout" svg:x="0.00000000000pt" svg:y="393.78965857360pt" svg:width="720.00124732000pt" svg:height="146.77820703240pt">
            <draw:enhanced-geometry svg:viewBox="0 0 9144000 1864109" draw:modifiers="" draw:text-areas="0 0 0 0" draw:enhanced-path="M?ooxmlArc0 ?ooxmlArc1 L?ooxmlArc2 ?ooxmlArc3 L?ooxmlArc4 ?ooxmlArc5 L?ooxmlArc6 ?ooxmlArc7 L?ooxmlArc8 ?ooxmlArc9 Z">
              <draw:equation draw:name="A1" draw:formula="0"/>
              <draw:equation draw:name="A2" draw:formula="0"/>
              <draw:equation draw:name="A3" draw:formula="0"/>
              <draw:equation draw:name="A4" draw:formula="0"/>
              <draw:equation draw:name="A5" draw:formula="0"/>
              <draw:equation draw:name="A6" draw:formula="0"/>
              <draw:equation draw:name="A7" draw:formula="0"/>
              <draw:equation draw:name="A8" draw:formula="0"/>
              <draw:equation draw:name="hc" draw:formula="width/2"/>
              <draw:equation draw:name="hd2" draw:formula="height/2"/>
              <draw:equation draw:name="hd3" draw:formula="height/3"/>
              <draw:equation draw:name="hd4" draw:formula="height/4"/>
              <draw:equation draw:name="hd5" draw:formula="height/5"/>
              <draw:equation draw:name="hd6" draw:formula="height/6"/>
              <draw:equation draw:name="hd8" draw:formula="height/8"/>
              <draw:equation draw:name="height" draw:formula="height"/>
              <draw:equation draw:name="ls" draw:formula="max(width,height)"/>
              <draw:equation draw:name="ooxmlArc0" draw:formula="0*?width"/>
              <draw:equation draw:name="ooxmlArc1" draw:formula="0*?height"/>
              <draw:equation draw:name="ooxmlArc2" draw:formula="0*?width"/>
              <draw:equation draw:name="ooxmlArc3" draw:formula="1*?height"/>
              <draw:equation draw:name="ooxmlArc4" draw:formula="1*?width"/>
              <draw:equation draw:name="ooxmlArc5" draw:formula="1*?height"/>
              <draw:equation draw:name="ooxmlArc6" draw:formula="1*?width"/>
              <draw:equation draw:name="ooxmlArc7" draw:formula="0.423077*?height"/>
              <draw:equation draw:name="ooxmlArc8" draw:formula="0*?width"/>
              <draw:equation draw:name="ooxmlArc9" draw:formula="0*?height"/>
              <draw:equation draw:name="ss" draw:formula="min(width,height)"/>
              <draw:equation draw:name="ssd2" draw:formula="?ss/2"/>
              <draw:equation draw:name="ssd4" draw:formula="?ss/4"/>
              <draw:equation draw:name="ssd6" draw:formula="?ss/6"/>
              <draw:equation draw:name="ssd8" draw:formula="?ss/8"/>
              <draw:equation draw:name="vc" draw:formula="height/2"/>
              <draw:equation draw:name="wd10" draw:formula="width/10"/>
              <draw:equation draw:name="wd2" draw:formula="width/2"/>
              <draw:equation draw:name="wd3" draw:formula="width/3"/>
              <draw:equation draw:name="wd4" draw:formula="width/4"/>
              <draw:equation draw:name="wd5" draw:formula="width/5"/>
              <draw:equation draw:name="wd6" draw:formula="width/6"/>
              <draw:equation draw:name="wd8" draw:formula="width/8"/>
              <draw:equation draw:name="width" draw:formula="width"/>
            </draw:enhanced-geometry>
            <draw:glue-point draw:id="4" svg:x="0.50000000000pt" svg:y="0.50000000000pt" draw:align="center"/>
            <draw:glue-point draw:id="5" svg:x="0.50000000000pt" svg:y="0.50000000000pt" draw:align="center"/>
          </draw:custom-shape>
          <draw:path draw:style-name="gr13" xml:id="shape-33" draw:id="shape-33" draw:layer="layout" svg:width="720.28471237800pt" svg:height="62.24892673680pt" svg:x="-0.28346505800pt" svg:y="393.50619351560pt" svg:viewBox="0 0 720 62" svg:d="M0 0L720.285 62.2489" calligra:nodeTypes="cc">
            <draw:glue-point draw:id="4" svg:x="0.50000000000pt" svg:y="0.50000000000pt" draw:align="center"/>
            <draw:glue-point draw:id="5" svg:x="0.50000000000pt" svg:y="0.50000000000pt" draw:align="center"/>
          </draw:path>
          <draw:glue-point draw:id="4" svg:x="0.50000000000pt" svg:y="0.50000000000pt" draw:align="center"/>
          <draw:glue-point draw:id="5" svg:x="0.50000000000pt" svg:y="0.50000000000pt" draw:align="center"/>
        </draw:g>
        <draw:frame svg:width="672.01061300060pt" svg:height="54.08513306640pt" svg:x="24.00949041260pt" svg:y="191.99088378340pt" draw:style-name="gr14" xml:id="shape-34" draw:id="shape-34" draw:name="Title 1" draw:layer="layout" presentation:class="title">
          <draw:text-box>
            <text:list text:style-name="L7" xml:id="list-adad6704-e939-429e-9c6f-855f8c7698cc">
              <text:list-item>
                <text:p text:style-name="P7"><text:span text:style-name="T3">CRIPTOGRAFIA QUÂNTICA NO ESPAÇO LIVRE</text:span></text:p>
              </text:list-item>
            </text:list>
          </draw:text-box>
          <draw:glue-point draw:id="4" svg:x="0.50000000000pt" svg:y="0.50000000000pt" draw:align="center"/>
          <draw:glue-point draw:id="5" svg:x="0.50000000000pt" svg:y="0.50000000000pt" draw:align="center"/>
        </draw:frame>
        <draw:frame svg:width="612.00106022200pt" svg:height="162.00028064700pt" svg:x="54.00009354900pt" svg:y="252.00043656200pt" draw:style-name="gr15" xml:id="shape-35" draw:id="shape-35" draw:name="Subtitle 2" draw:layer="layout" presentation:class="outline">
          <draw:text-box>
            <text:list text:style-name="L8" xml:id="list-06cd1dda-5502-4577-9734-aa1bb78f3f56">
              <text:list-item>
                <text:p text:style-name="P8"><text:span text:style-name="T4">Caracterização do Canal de Transmissão</text:span></text:p>
              </text:list-item>
            </text:list>
            <text:p text:style-name="P9"><text:span text:style-name="T5"/></text:p>
            <text:list text:style-name="L8" xml:id="list-d6471dcf-8137-410a-8d20-c06913c1db04">
              <text:list-item>
                <text:p text:style-name="P10"><text:span text:style-name="T5">Aluno: Otávio Cals Lins<text:line-break/>Orientador: Malena Hor-Meyll</text:span></text:p>
              </text:list-item>
              <text:list-item>
                <text:p text:style-name="P11"><text:span text:style-name="T5">Coorientador: Stephen Patrick Walborn</text:span></text:p>
              </text:list-item>
            </text:list>
          </draw:text-box>
          <draw:glue-point draw:id="4" svg:x="0.50000000000pt" svg:y="0.50000000000pt" draw:align="center"/>
          <draw:glue-point draw:id="5" svg:x="0.50000000000pt" svg:y="0.50000000000pt" draw:align="center"/>
        </draw:frame>
        <draw:frame draw:style-name="gr16" xml:id="shape-36" draw:id="shape-36" draw:layer="layout" svg:width="93.94032022120pt" svg:height="137.99079023440pt" svg:x="29.99060313640pt" svg:y="6.00945922960pt">
          <draw:image xlink:type="simple" xlink:show="embed" xlink:actuate="onLoad" xlink:href="Pictures/image1.png"/>
        </draw:frame>
        <draw:frame draw:style-name="gr16" xml:id="shape-37" draw:id="shape-37" draw:layer="layout" svg:width="101.28206522340pt" svg:height="51.53394754440pt" svg:x="558.73797582380pt" svg:y="54.00009354900pt">
          <draw:image xlink:type="simple" xlink:show="embed" xlink:actuate="onLoad" xlink:href="Pictures/image2.jpg"/>
        </draw:frame>
        <draw:frame draw:style-name="gr16" xml:id="shape-38" draw:id="shape-38" draw:layer="layout" svg:width="358.95180294540pt" svg:height="82.63006440700pt" svg:x="205.03027645140pt" svg:y="18.00003118300pt">
          <draw:image xlink:type="simple" xlink:show="embed" xlink:actuate="onLoad" xlink:href="Pictures/image3.png"/>
        </draw:frame>
        <draw:frame svg:width="612.00106022200pt" svg:height="24.23626245900pt" svg:x="60.00955277860pt" svg:y="155.76404937100pt" draw:style-name="gr17" xml:id="shape-39" draw:id="shape-39" draw:name="TextBox 5" draw:layer="layout" presentation:class="text">
          <draw:text-box>
            <text:list text:style-name="L7" xml:id="list-e2a2f0ae-f182-4f55-aa04-912b5612929e">
              <text:list-item>
                <text:p text:style-name="P12"><text:span text:style-name="T6">XXXVIII Jornada Giulio Massarani de Iniciação Científica, Tecnológica, Artística e Cultural</text:span></text:p>
              </text:list-item>
            </text:list>
          </draw:text-box>
          <draw:glue-point draw:id="4" svg:x="0.50000000000pt" svg:y="0.50000000000pt" draw:align="center"/>
          <draw:glue-point draw:id="5" svg:x="0.50000000000pt" svg:y="0.50000000000pt" draw:align="center"/>
        </draw:frame>
        <draw:frame draw:style-name="gr16" xml:id="shape-40" draw:id="shape-40" draw:layer="layout" svg:width="98.10725657380pt" svg:height="90.00015591500pt" svg:x="568.20570876100pt" svg:y="276.00992697460pt">
          <draw:image xlink:type="simple" xlink:show="embed" xlink:actuate="onLoad" xlink:href="Pictures/image4.png"/>
        </draw:frame>
        <presentation:notes>
          <draw:frame presentation:style-name="pr1" xml:id="shape-41" draw:id="shape-41" draw:layer="" svg:width="489.57000000000pt" svg:height="356.37000000000pt" svg:x="62.22000000000pt" svg:y="374.46000000000pt" presentation:class="notes">
            <draw:text-box>
              <text:p text:style-name="P13"/>
            </draw:text-box>
            <draw:glue-point draw:id="4" svg:x="0.50000000000pt" svg:y="0.50000000000pt" draw:align="center"/>
          </draw:frame>
          <draw:page-thumbnail draw:style-name="gr18" xml:id="shape-42" draw:id="shape-42" draw:layer="" svg:width="396.28000000000pt" svg:height="296.96000000000pt" svg:x="108.00000000000pt" svg:y="60.18000000000pt" presentation:class="page" draw:page-number="1"/>
        </presentation:notes>
      </draw:page>
      <draw:page draw:name="Slide 2" draw:id="page2" xml:id="page2" draw:master-page-name="Default1" draw:style-name="dp3" presentation:presentation-page-layout-name="pl2">
        <draw:layer-set>
          <draw:layer draw:name="layout"/>
          <draw:layer draw:name="background"/>
          <draw:layer draw:name="backgroundobjects"/>
          <draw:layer draw:name="controls"/>
          <draw:layer draw:name="measurelines"/>
        </draw:layer-set>
        <draw:frame svg:width="648.00112258800pt" svg:height="356.37227091760pt" svg:x="36.00006236600pt" svg:y="144.00024946400pt" draw:style-name="gr17" xml:id="shape-43" draw:id="shape-43" draw:name="Content Placeholder 1" draw:layer="layout" presentation:class="outline">
          <draw:text-box>
            <text:list text:style-name="L9" xml:id="list-637e9a29-9abd-4319-9d9b-5bb5bab56732">
              <text:list-item>
                <text:p text:style-name="P14"><text:span text:style-name="T7">Divulga</text:span><text:span text:style-name="T8">ção Científica</text:span></text:p>
              </text:list-item>
            </text:list>
            <text:list text:style-name="L10" xml:id="list-65942f3b-40e1-49ce-bcc0-a15001ba5e3b">
              <text:list-item>
                <text:list text:style-name="L10" xml:id="list-aac0783e-0f9b-4c18-92c5-a259cdefa0f1">
                  <text:list-item>
                    <text:p text:style-name="P15"><text:span text:style-name="T9">Ampliar o conhecimento sobre Criptografia Quântica.</text:span></text:p>
                  </text:list-item>
                  <text:list-item>
                    <text:p text:style-name="P16"><text:span text:style-name="T9">Atração de novos jovens para a área.</text:span></text:p>
                  </text:list-item>
                </text:list>
              </text:list-item>
            </text:list>
            <text:p text:style-name="P17"><text:span text:style-name="T9"/></text:p>
            <text:list text:style-name="L9" xml:id="list-f8dd6e41-a3a9-4192-933e-bd36861af8b7">
              <text:list-item>
                <text:p text:style-name="P14"><text:span text:style-name="T7">Desenvolvimento Tecnológico</text:span></text:p>
              </text:list-item>
            </text:list>
            <text:list text:style-name="L10" xml:id="list-9ad10200-8445-4e8d-985e-8358e46c8414">
              <text:list-item>
                <text:list text:style-name="L10" xml:id="list-d522ace1-e54b-41f1-a24c-eaf32aa33899">
                  <text:list-item>
                    <text:p text:style-name="P15"><text:span text:style-name="T9">Obter experiência na construção e implementação de sistemas de criptografia qu</text:span><text:span text:style-name="T10">â</text:span><text:span text:style-name="T9">ntica no Brasil.</text:span></text:p>
                  </text:list-item>
                </text:list>
              </text:list-item>
            </text:list>
          </draw:text-box>
          <draw:glue-point draw:id="4" svg:x="0.50000000000pt" svg:y="0.50000000000pt" draw:align="center"/>
          <draw:glue-point draw:id="5" svg:x="0.50000000000pt" svg:y="0.50000000000pt" draw:align="center"/>
        </draw:frame>
        <draw:frame svg:width="648.00112258800pt" svg:height="90.00015591500pt" svg:x="36.00006236600pt" svg:y="21.62838392540pt" draw:style-name="gr19" xml:id="shape-44" draw:id="shape-44" draw:name="Title 2" draw:layer="layout" presentation:class="title">
          <draw:text-box>
            <text:list text:style-name="L7" xml:id="list-7f37edde-7e20-4b22-86c0-1e0f8fbd7139">
              <text:list-item>
                <text:p text:style-name="P12"><text:span text:style-name="T11">Motivações</text:span></text:p>
              </text:list-item>
            </text:list>
          </draw:text-box>
          <draw:glue-point draw:id="4" svg:x="0.50000000000pt" svg:y="0.50000000000pt" draw:align="center"/>
          <draw:glue-point draw:id="5" svg:x="0.50000000000pt" svg:y="0.50000000000pt" draw:align="center"/>
        </draw:frame>
        <draw:frame svg:width="54.00009354900pt" svg:height="24.23626245900pt" svg:x="641.99166335840pt" svg:y="498.10479991760pt" draw:style-name="gr17" xml:id="shape-45" draw:id="shape-45" draw:name="TextBox 3" draw:layer="layout" presentation:class="text">
          <draw:text-box>
            <text:list text:style-name="L7" xml:id="list-dea1a2f7-3a05-45b4-a857-483c1043b2b2">
              <text:list-item>
                <text:p text:style-name="P12"><text:span text:style-name="T6">1/16</text:span></text:p>
              </text:list-item>
            </text:list>
          </draw:text-box>
          <draw:glue-point draw:id="4" svg:x="0.50000000000pt" svg:y="0.50000000000pt" draw:align="center"/>
          <draw:glue-point draw:id="5" svg:x="0.50000000000pt" svg:y="0.50000000000pt" draw:align="center"/>
        </draw:frame>
        <draw:frame draw:style-name="gr16" xml:id="shape-46" draw:id="shape-46" draw:layer="layout" svg:width="279.69497272860pt" svg:height="39.28825703880pt" svg:x="72.00012473200pt" svg:y="389.99122679640pt">
          <draw:image xlink:type="simple" xlink:show="embed" xlink:actuate="onLoad" xlink:href="Pictures/image5.png"/>
        </draw:frame>
        <draw:frame draw:style-name="gr16" xml:id="shape-47" draw:id="shape-47" draw:layer="layout" svg:width="253.50280136940pt" svg:height="126.00021828100pt" svg:x="389.16917812820pt" svg:y="372.10458163660pt">
          <draw:image xlink:type="simple" xlink:show="embed" xlink:actuate="onLoad" xlink:href="Pictures/image6.jpg"/>
        </draw:frame>
        <presentation:notes>
          <draw:frame presentation:style-name="pr1" xml:id="shape-48" draw:id="shape-48" draw:layer="" svg:width="489.57000000000pt" svg:height="356.37000000000pt" svg:x="62.22000000000pt" svg:y="374.46000000000pt" presentation:class="notes">
            <draw:text-box>
              <text:p text:style-name="P13"/>
            </draw:text-box>
            <draw:glue-point draw:id="4" svg:x="0.50000000000pt" svg:y="0.50000000000pt" draw:align="center"/>
          </draw:frame>
          <draw:page-thumbnail draw:style-name="gr18" xml:id="shape-49" draw:id="shape-49" draw:layer="" svg:width="396.28000000000pt" svg:height="296.96000000000pt" svg:x="108.00000000000pt" svg:y="60.18000000000pt" presentation:class="page" draw:page-number="2"/>
        </presentation:notes>
      </draw:page>
      <draw:page draw:name="Slide 3" draw:id="page3" xml:id="page3" draw:master-page-name="Default1" draw:style-name="dp3" presentation:presentation-page-layout-name="pl2">
        <draw:layer-set>
          <draw:layer draw:name="layout"/>
          <draw:layer draw:name="background"/>
          <draw:layer draw:name="backgroundobjects"/>
          <draw:layer draw:name="controls"/>
          <draw:layer draw:name="measurelines"/>
        </draw:layer-set>
        <draw:frame svg:width="648.00112258800pt" svg:height="411.33614566380pt" svg:x="36.00006236600pt" svg:y="126.00021828100pt" draw:style-name="gr17" xml:id="shape-50" draw:id="shape-50" draw:name="Content Placeholder 1" draw:layer="layout" presentation:class="outline">
          <draw:text-box>
            <text:list text:style-name="L14" xml:id="list-677b62d5-3005-43c3-b76a-dd26247c6102">
              <text:list-item>
                <text:p text:style-name="P18"><text:span text:style-name="T10">Conjunto de métodos para transmissão de mensagens entre indivíduos de forma sigilosa. Podemos classificá-la em duas categorias:</text:span></text:p>
              </text:list-item>
            </text:list>
            <text:p text:style-name="P19"><text:span text:style-name="T12"/></text:p>
            <text:list text:style-name="L9" xml:id="list-06f51d4a-63d2-43e2-b3cc-976c39e2dc53">
              <text:list-item>
                <text:p text:style-name="P14"><text:span text:style-name="T12">Clássica</text:span></text:p>
              </text:list-item>
            </text:list>
            <text:list text:style-name="L10" xml:id="list-a3f8b920-54d5-47e9-9edb-aaba37adcd5d">
              <text:list-item>
                <text:list text:style-name="L10" xml:id="list-322b38b6-df5c-4ae1-a385-b64b0a708952">
                  <text:list-item>
                    <text:p text:style-name="P15"><text:span text:style-name="T13">Bit Clássico</text:span><text:span text:style-name="T10">: {0,1}</text:span></text:p>
                  </text:list-item>
                  <text:list-item>
                    <text:p text:style-name="P16"><text:span text:style-name="T10">Protocolos de geração de chaves vulneráveis a ataques.</text:span></text:p>
                  </text:list-item>
                </text:list>
              </text:list-item>
            </text:list>
            <text:p text:style-name="P17"><text:span text:style-name="T10"/></text:p>
            <text:list text:style-name="L9" xml:id="list-65e2124a-f023-4726-9ddc-990d255091da">
              <text:list-item>
                <text:p text:style-name="P14"><text:span text:style-name="T12">Quântica<text:s/></text:span></text:p>
              </text:list-item>
            </text:list>
            <text:list text:style-name="L10" xml:id="list-b8265a04-1bde-4834-9066-9d6ba1f2474b">
              <text:list-item>
                <text:list text:style-name="L10" xml:id="list-41e9a1b3-7fc5-4745-9bea-4bc03f111d9b">
                  <text:list-item>
                    <text:p text:style-name="P15"><text:span text:style-name="T14">Quantum Bits (qubit):<text:s/></text:span></text:p>
                  </text:list-item>
                </text:list>
              </text:list-item>
            </text:list>
            <text:p text:style-name="P17"><text:span text:style-name="T14"/></text:p>
            <text:list text:style-name="L10" xml:id="list-06cf1681-f7bf-4072-9a8c-6210fc9c0308">
              <text:list-item>
                <text:list text:style-name="L10" xml:id="list-5a3df5df-7b07-4cd4-95a5-9deb3c8d32e0">
                  <text:list-item>
                    <text:p text:style-name="P15"><text:span text:style-name="T14">Transmissão de qubits para gerar uma chave criptográfica de forma segura.</text:span></text:p>
                  </text:list-item>
                </text:list>
              </text:list-item>
            </text:list>
          </draw:text-box>
          <draw:glue-point draw:id="4" svg:x="0.50000000000pt" svg:y="0.50000000000pt" draw:align="center"/>
          <draw:glue-point draw:id="5" svg:x="0.50000000000pt" svg:y="0.50000000000pt" draw:align="center"/>
        </draw:frame>
        <draw:frame svg:width="648.00112258800pt" svg:height="90.00015591500pt" svg:x="36.00006236600pt" svg:y="21.62838392540pt" draw:style-name="gr19" xml:id="shape-51" draw:id="shape-51" draw:name="Title 2" draw:layer="layout" presentation:class="title">
          <draw:text-box>
            <text:list text:style-name="L7" xml:id="list-064d448e-2b48-4f1b-bd24-377d4d8536ae">
              <text:list-item>
                <text:p text:style-name="P12"><text:span text:style-name="T11">Criptografia</text:span></text:p>
              </text:list-item>
            </text:list>
          </draw:text-box>
          <draw:glue-point draw:id="4" svg:x="0.50000000000pt" svg:y="0.50000000000pt" draw:align="center"/>
          <draw:glue-point draw:id="5" svg:x="0.50000000000pt" svg:y="0.50000000000pt" draw:align="center"/>
        </draw:frame>
        <draw:frame svg:width="54.00009354900pt" svg:height="24.23626245900pt" svg:x="641.99166335840pt" svg:y="498.10479991760pt" draw:style-name="gr17" xml:id="shape-52" draw:id="shape-52" draw:name="TextBox 3" draw:layer="layout" presentation:class="text">
          <draw:text-box>
            <text:list text:style-name="L7" xml:id="list-35457949-4e5a-4d12-81d1-3acaf6d237a2">
              <text:list-item>
                <text:p text:style-name="P12"><text:span text:style-name="T6">2/16</text:span></text:p>
              </text:list-item>
            </text:list>
          </draw:text-box>
          <draw:glue-point draw:id="4" svg:x="0.50000000000pt" svg:y="0.50000000000pt" draw:align="center"/>
          <draw:glue-point draw:id="5" svg:x="0.50000000000pt" svg:y="0.50000000000pt" draw:align="center"/>
        </draw:frame>
        <draw:frame draw:style-name="gr16" xml:id="shape-53" draw:id="shape-53" draw:layer="layout" svg:width="282.18946523900pt" svg:height="60.40640385980pt" svg:x="306.00053011100pt" svg:y="360.00062366000pt">
          <draw:image xlink:type="simple" xlink:show="embed" xlink:actuate="onLoad" xlink:href="Pictures/image7.png"/>
        </draw:frame>
        <presentation:notes>
          <draw:frame presentation:style-name="pr1" xml:id="shape-54" draw:id="shape-54" draw:layer="" svg:width="489.57000000000pt" svg:height="356.37000000000pt" svg:x="62.22000000000pt" svg:y="374.46000000000pt" presentation:class="notes">
            <draw:text-box>
              <text:p text:style-name="P13"/>
            </draw:text-box>
            <draw:glue-point draw:id="4" svg:x="0.50000000000pt" svg:y="0.50000000000pt" draw:align="center"/>
          </draw:frame>
          <draw:page-thumbnail draw:style-name="gr18" xml:id="shape-55" draw:id="shape-55" draw:layer="" svg:width="396.28000000000pt" svg:height="296.96000000000pt" svg:x="108.00000000000pt" svg:y="60.18000000000pt" presentation:class="page" draw:page-number="3"/>
        </presentation:notes>
      </draw:page>
      <draw:page draw:name="Slide 4" draw:id="page4" xml:id="page4" draw:master-page-name="Default1" draw:style-name="dp3" presentation:presentation-page-layout-name="pl2">
        <draw:layer-set>
          <draw:layer draw:name="layout"/>
          <draw:layer draw:name="background"/>
          <draw:layer draw:name="backgroundobjects"/>
          <draw:layer draw:name="controls"/>
          <draw:layer draw:name="measurelines"/>
        </draw:layer-set>
        <draw:frame svg:width="648.00112258800pt" svg:height="356.37227091760pt" svg:x="36.00006236600pt" svg:y="116.64587136700pt" draw:style-name="gr17" xml:id="shape-56" draw:id="shape-56" draw:name="Content Placeholder 1" draw:layer="layout" presentation:class="outline">
          <draw:text-box>
            <text:list text:style-name="L9" xml:id="list-41c987c2-46a0-42e7-9af4-703d84642b49">
              <text:list-item>
                <text:p text:style-name="P14"><text:span text:style-name="T10">Alice escolhe um auto estado de uma base, dentre duas bases disponíveis (BC e BR). Ela então envia um fóton polarizado de acordo com o auto estado escolhido</text:span></text:p>
              </text:list-item>
            </text:list>
            <text:p text:style-name="P19"><text:span text:style-name="T10"/></text:p>
            <text:list text:style-name="L9" xml:id="list-5f54d097-a78f-4267-ab26-45412bc36eba">
              <text:list-item>
                <text:p text:style-name="P14"><text:span text:style-name="T10">Bob escolhe entre uma das bases possíveis para realizar sua medida. Caso escolha a mesma base que Alice, ele recupera a informação transmitida. Caso contrário, a informação é perdida</text:span></text:p>
              </text:list-item>
            </text:list>
          </draw:text-box>
          <draw:glue-point draw:id="4" svg:x="0.50000000000pt" svg:y="0.50000000000pt" draw:align="center"/>
          <draw:glue-point draw:id="5" svg:x="0.50000000000pt" svg:y="0.50000000000pt" draw:align="center"/>
        </draw:frame>
        <draw:frame svg:width="648.00112258800pt" svg:height="90.00015591500pt" svg:x="36.00006236600pt" svg:y="21.62838392540pt" draw:style-name="gr19" xml:id="shape-57" draw:id="shape-57" draw:name="Title 2" draw:layer="layout" presentation:class="title">
          <draw:text-box>
            <text:list text:style-name="L7" xml:id="list-3c8c42c5-8dc5-4f78-b0e3-1c5abd1634fb">
              <text:list-item>
                <text:p text:style-name="P12"><text:span text:style-name="T11">Protocolo BB84</text:span></text:p>
              </text:list-item>
            </text:list>
          </draw:text-box>
          <draw:glue-point draw:id="4" svg:x="0.50000000000pt" svg:y="0.50000000000pt" draw:align="center"/>
          <draw:glue-point draw:id="5" svg:x="0.50000000000pt" svg:y="0.50000000000pt" draw:align="center"/>
        </draw:frame>
        <draw:frame svg:width="54.00009354900pt" svg:height="24.23626245900pt" svg:x="641.99166335840pt" svg:y="498.10479991760pt" draw:style-name="gr17" xml:id="shape-58" draw:id="shape-58" draw:name="TextBox 3" draw:layer="layout" presentation:class="text">
          <draw:text-box>
            <text:list text:style-name="L7" xml:id="list-c2c4e58c-8ace-4a6b-9c3d-10cd31537c28">
              <text:list-item>
                <text:p text:style-name="P12"><text:span text:style-name="T6">3/16</text:span></text:p>
              </text:list-item>
            </text:list>
          </draw:text-box>
          <draw:glue-point draw:id="4" svg:x="0.50000000000pt" svg:y="0.50000000000pt" draw:align="center"/>
          <draw:glue-point draw:id="5" svg:x="0.50000000000pt" svg:y="0.50000000000pt" draw:align="center"/>
        </draw:frame>
        <draw:frame draw:style-name="gr16" xml:id="shape-59" draw:id="shape-59" draw:layer="layout" svg:width="444.98344804840pt" svg:height="184.16724818260pt" svg:x="234.00040537900pt" svg:y="313.93755173500pt">
          <draw:image xlink:type="simple" xlink:show="embed" xlink:actuate="onLoad" xlink:href="Pictures/image8.png"/>
        </draw:frame>
        <presentation:notes>
          <draw:frame presentation:style-name="pr1" xml:id="shape-60" draw:id="shape-60" draw:layer="" svg:width="489.57000000000pt" svg:height="356.37000000000pt" svg:x="62.22000000000pt" svg:y="374.46000000000pt" presentation:class="notes">
            <draw:text-box>
              <text:p text:style-name="P13"/>
            </draw:text-box>
            <draw:glue-point draw:id="4" svg:x="0.50000000000pt" svg:y="0.50000000000pt" draw:align="center"/>
          </draw:frame>
          <draw:page-thumbnail draw:style-name="gr18" xml:id="shape-61" draw:id="shape-61" draw:layer="" svg:width="396.28000000000pt" svg:height="296.96000000000pt" svg:x="108.00000000000pt" svg:y="60.18000000000pt" presentation:class="page" draw:page-number="4"/>
        </presentation:notes>
      </draw:page>
      <draw:page draw:name="Slide 5" draw:id="page5" xml:id="page5" draw:master-page-name="Default1" draw:style-name="dp3" presentation:presentation-page-layout-name="pl2">
        <draw:layer-set>
          <draw:layer draw:name="layout"/>
          <draw:layer draw:name="background"/>
          <draw:layer draw:name="backgroundobjects"/>
          <draw:layer draw:name="controls"/>
          <draw:layer draw:name="measurelines"/>
        </draw:layer-set>
        <draw:frame svg:width="648.00112258800pt" svg:height="356.37227091760pt" svg:x="36.00006236600pt" svg:y="116.64587136700pt" draw:style-name="gr17" xml:id="shape-62" draw:id="shape-62" draw:name="Content Placeholder 1" draw:layer="layout" presentation:class="outline">
          <draw:text-box>
            <text:list text:style-name="L9" xml:id="list-80b3090f-800e-42af-9885-b21b56a5b9b2">
              <text:list-item>
                <text:p text:style-name="P14"><text:span text:style-name="T10">Em 2015 foram montadas dois módulos de comunicação dentro de carrinhos de fácil deslocamento. O intuito dessa montagem era servir como uma plataforma móvel de aprendizagem que pudesse ser transportada para demonstrações do protocolo.</text:span></text:p>
              </text:list-item>
            </text:list>
          </draw:text-box>
          <draw:glue-point draw:id="4" svg:x="0.50000000000pt" svg:y="0.50000000000pt" draw:align="center"/>
          <draw:glue-point draw:id="5" svg:x="0.50000000000pt" svg:y="0.50000000000pt" draw:align="center"/>
        </draw:frame>
        <draw:frame svg:width="648.00112258800pt" svg:height="90.00015591500pt" svg:x="36.00006236600pt" svg:y="21.62838392540pt" draw:style-name="gr19" xml:id="shape-63" draw:id="shape-63" draw:name="Title 2" draw:layer="layout" presentation:class="title">
          <draw:text-box>
            <text:list text:style-name="L7" xml:id="list-2f434d1d-1c35-4265-adc1-5343f4c09f0f">
              <text:list-item>
                <text:p text:style-name="P12"><text:span text:style-name="T11">Realiza</text:span><text:span text:style-name="T15">ção Experimental (2015)</text:span></text:p>
              </text:list-item>
            </text:list>
          </draw:text-box>
          <draw:glue-point draw:id="4" svg:x="0.50000000000pt" svg:y="0.50000000000pt" draw:align="center"/>
          <draw:glue-point draw:id="5" svg:x="0.50000000000pt" svg:y="0.50000000000pt" draw:align="center"/>
        </draw:frame>
        <draw:frame draw:style-name="gr16" xml:id="shape-64" draw:id="shape-64" draw:layer="layout" svg:width="186.00977105960pt" svg:height="306.73753926180pt" draw:transform="matrix(0.00000101962 -1.00000000000 1.00000000000 0.00000101962 348.00064066667pt 450.00097800054pt)">
          <draw:image xlink:type="simple" xlink:show="embed" xlink:actuate="onLoad" xlink:href="Pictures/image9.jpg"/>
        </draw:frame>
        <draw:frame svg:width="288.00049892800pt" svg:height="186.00977105960pt" svg:x="47.99063431940pt" svg:y="270.00046774500pt" draw:style-name="gr17" xml:id="shape-65" draw:id="shape-65" draw:name="Content Placeholder 1" draw:layer="layout" presentation:class="text">
          <draw:text-box>
            <text:list text:style-name="L7" xml:id="list-f7257980-077b-4f43-b43c-f1ef71024e14">
              <text:list-item>
                <text:p text:style-name="P12"><text:span text:style-name="T10">Desvantagens:</text:span></text:p>
              </text:list-item>
            </text:list>
            <text:list text:style-name="L15" xml:id="list-c515a54a-2b2c-4f27-b986-08f635a3579e">
              <text:list-item>
                <text:list text:style-name="L15" xml:id="list-903ea205-6f5a-4fe7-aa33-d8aeafad9d5c">
                  <text:list-item>
                    <text:p text:style-name="P20"><text:span text:style-name="T14">Instabilidade mecânica</text:span></text:p>
                  </text:list-item>
                  <text:list-item>
                    <text:p text:style-name="P21"><text:span text:style-name="T14">Alta taxa de absorção atmosférica</text:span></text:p>
                  </text:list-item>
                  <text:list-item>
                    <text:p text:style-name="P21"><text:span text:style-name="T14">Laser com perfil elíptico</text:span></text:p>
                  </text:list-item>
                  <text:list-item>
                    <text:p text:style-name="P21"><text:span text:style-name="T14">Divergência do laser</text:span></text:p>
                  </text:list-item>
                  <text:list-item>
                    <text:p text:style-name="P21"><text:span text:style-name="T14">Laser em regime intenso</text:span></text:p>
                  </text:list-item>
                  <text:list-item>
                    <text:p text:style-name="P21"><text:span text:style-name="T14">Baixa taxa de transferência de qubits</text:span></text:p>
                  </text:list-item>
                </text:list>
              </text:list-item>
            </text:list>
          </draw:text-box>
          <draw:glue-point draw:id="4" svg:x="0.50000000000pt" svg:y="0.50000000000pt" draw:align="center"/>
          <draw:glue-point draw:id="5" svg:x="0.50000000000pt" svg:y="0.50000000000pt" draw:align="center"/>
        </draw:frame>
        <draw:frame svg:width="54.00009354900pt" svg:height="24.23626245900pt" svg:x="641.99166335840pt" svg:y="498.10479991760pt" draw:style-name="gr17" xml:id="shape-66" draw:id="shape-66" draw:name="TextBox 7" draw:layer="layout" presentation:class="text">
          <draw:text-box>
            <text:list text:style-name="L7" xml:id="list-86df3cc0-69e0-43cd-bf71-76c18aab2535">
              <text:list-item>
                <text:p text:style-name="P12"><text:span text:style-name="T6">4/16</text:span></text:p>
              </text:list-item>
            </text:list>
          </draw:text-box>
          <draw:glue-point draw:id="4" svg:x="0.50000000000pt" svg:y="0.50000000000pt" draw:align="center"/>
          <draw:glue-point draw:id="5" svg:x="0.50000000000pt" svg:y="0.50000000000pt" draw:align="center"/>
        </draw:frame>
        <presentation:notes>
          <draw:frame presentation:style-name="pr1" xml:id="shape-67" draw:id="shape-67" draw:layer="" svg:width="489.57000000000pt" svg:height="356.37000000000pt" svg:x="62.22000000000pt" svg:y="374.46000000000pt" presentation:class="notes">
            <draw:text-box>
              <text:p text:style-name="P13"/>
            </draw:text-box>
            <draw:glue-point draw:id="4" svg:x="0.50000000000pt" svg:y="0.50000000000pt" draw:align="center"/>
          </draw:frame>
          <draw:page-thumbnail draw:style-name="gr18" xml:id="shape-68" draw:id="shape-68" draw:layer="" svg:width="396.28000000000pt" svg:height="296.96000000000pt" svg:x="108.00000000000pt" svg:y="60.18000000000pt" presentation:class="page" draw:page-number="5"/>
        </presentation:notes>
      </draw:page>
      <draw:page draw:name="Slide 6" draw:id="page6" xml:id="page6" draw:master-page-name="Default1" draw:style-name="dp3" presentation:presentation-page-layout-name="pl2">
        <draw:layer-set>
          <draw:layer draw:name="layout"/>
          <draw:layer draw:name="background"/>
          <draw:layer draw:name="backgroundobjects"/>
          <draw:layer draw:name="controls"/>
          <draw:layer draw:name="measurelines"/>
        </draw:layer-set>
        <draw:frame svg:width="648.00112258800pt" svg:height="356.37227091760pt" svg:x="36.00006236600pt" svg:y="116.64587136700pt" draw:style-name="gr17" xml:id="shape-69" draw:id="shape-69" draw:name="Content Placeholder 1" draw:layer="layout" presentation:class="outline">
          <draw:text-box>
            <text:list text:style-name="L9" xml:id="list-bd62d2a4-7101-4a2b-b09c-7ace9eecc80c">
              <text:list-item>
                <text:p text:style-name="P14"><text:span text:style-name="T10">Visando solucionar os problemas encontrados na montagem anterior, foram construidos novos módulos. As soluções encontradas foram:</text:span></text:p>
              </text:list-item>
            </text:list>
          </draw:text-box>
          <draw:glue-point draw:id="4" svg:x="0.50000000000pt" svg:y="0.50000000000pt" draw:align="center"/>
          <draw:glue-point draw:id="5" svg:x="0.50000000000pt" svg:y="0.50000000000pt" draw:align="center"/>
        </draw:frame>
        <draw:frame svg:width="648.00112258800pt" svg:height="90.00015591500pt" svg:x="36.00006236600pt" svg:y="21.62838392540pt" draw:style-name="gr19" xml:id="shape-70" draw:id="shape-70" draw:name="Title 2" draw:layer="layout" presentation:class="title">
          <draw:text-box>
            <text:list text:style-name="L7" xml:id="list-94670146-a113-4ebe-9982-f96c7d2d8a24">
              <text:list-item>
                <text:p text:style-name="P12"><text:span text:style-name="T11">Realiza</text:span><text:span text:style-name="T15">ção Experimental (2016)</text:span></text:p>
              </text:list-item>
            </text:list>
          </draw:text-box>
          <draw:glue-point draw:id="4" svg:x="0.50000000000pt" svg:y="0.50000000000pt" draw:align="center"/>
          <draw:glue-point draw:id="5" svg:x="0.50000000000pt" svg:y="0.50000000000pt" draw:align="center"/>
        </draw:frame>
        <draw:frame svg:width="54.00009354900pt" svg:height="24.23626245900pt" svg:x="641.99166335840pt" svg:y="498.10479991760pt" draw:style-name="gr17" xml:id="shape-71" draw:id="shape-71" draw:name="TextBox 7" draw:layer="layout" presentation:class="text">
          <draw:text-box>
            <text:list text:style-name="L7" xml:id="list-83248d8d-88f1-4ea5-8583-ea68b7896585">
              <text:list-item>
                <text:p text:style-name="P12"><text:span text:style-name="T6">5/16</text:span></text:p>
              </text:list-item>
            </text:list>
          </draw:text-box>
          <draw:glue-point draw:id="4" svg:x="0.50000000000pt" svg:y="0.50000000000pt" draw:align="center"/>
          <draw:glue-point draw:id="5" svg:x="0.50000000000pt" svg:y="0.50000000000pt" draw:align="center"/>
        </draw:frame>
        <draw:frame svg:width="288.00049892800pt" svg:height="222.00983342560pt" svg:x="42.00952159560pt" svg:y="222.00983342560pt" draw:style-name="gr17" xml:id="shape-72" draw:id="shape-72" draw:name="Content Placeholder 1" draw:layer="layout" presentation:class="text">
          <draw:text-box>
            <text:list text:style-name="L16" xml:id="list-a70b71c9-3cc4-4113-a440-41866d508f31">
              <text:list-item>
                <text:list text:style-name="L16" xml:id="list-02a42f28-57d3-4f0b-90b4-40715f4fac32">
                  <text:list-item>
                    <text:p text:style-name="P22"><text:span text:style-name="T10">Instabilidade mecânica</text:span></text:p>
                  </text:list-item>
                </text:list>
              </text:list-item>
            </text:list>
            <text:p text:style-name="P23"><text:span text:style-name="T10"/></text:p>
            <text:list text:style-name="L16" xml:id="list-9b3cbafe-9202-4e57-ba2a-0542eab2f078">
              <text:list-item>
                <text:list text:style-name="L16" xml:id="list-8bf8e021-b1a5-450f-ba63-8a5f8279de14">
                  <text:list-item>
                    <text:p text:style-name="P22"><text:span text:style-name="T10">Alta taxa de absorção atmosférica</text:span></text:p>
                  </text:list-item>
                </text:list>
              </text:list-item>
            </text:list>
            <text:p text:style-name="P23"><text:span text:style-name="T10"/></text:p>
            <text:list text:style-name="L16" xml:id="list-f4c9cf47-cff5-4f36-8bb0-5ed29f9a1b77">
              <text:list-item>
                <text:list text:style-name="L16" xml:id="list-92130d24-78cf-41c3-b54b-5fe58a7c2acb">
                  <text:list-item>
                    <text:p text:style-name="P22"><text:span text:style-name="T10">Perfil elíptico do laser</text:span></text:p>
                  </text:list-item>
                </text:list>
              </text:list-item>
            </text:list>
            <text:p text:style-name="P23"><text:span text:style-name="T10"/></text:p>
            <text:list text:style-name="L16" xml:id="list-4260f0b3-fc75-4d04-aa11-efe4eafbd2dd">
              <text:list-item>
                <text:list text:style-name="L16" xml:id="list-72f9c0fb-d929-4fb8-a759-737001638906">
                  <text:list-item>
                    <text:p text:style-name="P22"><text:span text:style-name="T10">Divergência do laser</text:span></text:p>
                  </text:list-item>
                </text:list>
              </text:list-item>
            </text:list>
            <text:p text:style-name="P23"><text:span text:style-name="T10"/></text:p>
            <text:list text:style-name="L16" xml:id="list-aaf35006-8ff5-4cd2-9fcd-476856df481d">
              <text:list-item>
                <text:list text:style-name="L16" xml:id="list-8a57e657-47f2-4da7-83dd-7d75a6f56025">
                  <text:list-item>
                    <text:p text:style-name="P22"><text:span text:style-name="T10">Laser em regime intenso</text:span></text:p>
                  </text:list-item>
                </text:list>
              </text:list-item>
            </text:list>
            <text:p text:style-name="P23"><text:span text:style-name="T10"/></text:p>
            <text:list text:style-name="L16" xml:id="list-1072cf83-ba17-4b67-99c0-df295bd5da56">
              <text:list-item>
                <text:list text:style-name="L16" xml:id="list-e9297f2c-1a89-4f24-8428-c887c0145273">
                  <text:list-item>
                    <text:p text:style-name="P22"><text:span text:style-name="T10">Baixa taxa de transferência</text:span></text:p>
                  </text:list-item>
                </text:list>
              </text:list-item>
            </text:list>
          </draw:text-box>
          <draw:glue-point draw:id="4" svg:x="0.50000000000pt" svg:y="0.50000000000pt" draw:align="center"/>
          <draw:glue-point draw:id="5" svg:x="0.50000000000pt" svg:y="0.50000000000pt" draw:align="center"/>
        </draw:frame>
        <draw:custom-shape draw:style-name="gr20" xml:id="shape-73" draw:id="shape-73" draw:name="Right Arrow 4" draw:layer="layout" svg:x="328.67773475100pt" svg:y="288.00049892800pt" presentation:class="text" svg:width="77.04580276440pt" svg:height="38.15439680680pt">
          <draw:enhanced-geometry svg:viewBox="0 0 978408 484632" draw:modifiers="" draw:text-areas="0 ?y1 ?x2 ?y2" draw:enhanced-path="M0 ?y1 L?x1 ?y1 L?x1 0 L?width ?vc L?x1 ?height L?x1 ?y2 L0 ?y2 Z">
            <draw:equation draw:name="a1" draw:formula="if(max(0-?adj1,0),0,if(max(?adj1-100000,0),100000,?adj1))"/>
            <draw:equation draw:name="a2" draw:formula="if(max(0-?adj2,0),0,if(max(?adj2-?maxAdj2,0),?maxAdj2,?adj2))"/>
            <draw:equation draw:name="adj1" draw:formula="50000"/>
            <draw:equation draw:name="adj2" draw:formula="50000"/>
            <draw:equation draw:name="dx1" draw:formula="(?ss*?a2)/100000"/>
            <draw:equation draw:name="dx2" draw:formula="(?y1*?dx1)/?hd2"/>
            <draw:equation draw:name="dy1" draw:formula="(height*?a1)/200000"/>
            <draw:equation draw:name="hc" draw:formula="width/2"/>
            <draw:equation draw:name="hd2" draw:formula="height/2"/>
            <draw:equation draw:name="hd3" draw:formula="height/3"/>
            <draw:equation draw:name="hd4" draw:formula="height/4"/>
            <draw:equation draw:name="hd5" draw:formula="height/5"/>
            <draw:equation draw:name="hd6" draw:formula="height/6"/>
            <draw:equation draw:name="hd8" draw:formula="height/8"/>
            <draw:equation draw:name="height" draw:formula="height"/>
            <draw:equation draw:name="ls" draw:formula="max(width,height)"/>
            <draw:equation draw:name="maxAdj2" draw:formula="(100000*width)/?ss"/>
            <draw:equation draw:name="ss" draw:formula="min(width,height)"/>
            <draw:equation draw:name="ssd2" draw:formula="?ss/2"/>
            <draw:equation draw:name="ssd4" draw:formula="?ss/4"/>
            <draw:equation draw:name="ssd6" draw:formula="?ss/6"/>
            <draw:equation draw:name="ssd8" draw:formula="?ss/8"/>
            <draw:equation draw:name="vc" draw:formula="height/2"/>
            <draw:equation draw:name="wd10" draw:formula="width/10"/>
            <draw:equation draw:name="wd2" draw:formula="width/2"/>
            <draw:equation draw:name="wd3" draw:formula="width/3"/>
            <draw:equation draw:name="wd4" draw:formula="width/4"/>
            <draw:equation draw:name="wd5" draw:formula="width/5"/>
            <draw:equation draw:name="wd6" draw:formula="width/6"/>
            <draw:equation draw:name="wd8" draw:formula="width/8"/>
            <draw:equation draw:name="width" draw:formula="width"/>
            <draw:equation draw:name="x1" draw:formula="(width+0)-?dx1"/>
            <draw:equation draw:name="x2" draw:formula="(?x1+?dx2)-0"/>
            <draw:equation draw:name="y1" draw:formula="(?vc+0)-?dy1"/>
            <draw:equation draw:name="y2" draw:formula="(?vc+?dy1)-0"/>
          </draw:enhanced-geometry>
          <draw:glue-point draw:id="4" svg:x="0.50000000000pt" svg:y="0.50000000000pt" draw:align="center"/>
          <draw:glue-point draw:id="5" svg:x="0.50000000000pt" svg:y="0.50000000000pt" draw:align="center"/>
        </draw:custom-shape>
        <draw:frame svg:width="299.99107088140pt" svg:height="222.00983342560pt" svg:x="414.00071720900pt" svg:y="215.14997902200pt" draw:style-name="gr17" xml:id="shape-74" draw:id="shape-74" draw:name="Content Placeholder 1" draw:layer="layout" presentation:class="text">
          <draw:text-box>
            <text:list text:style-name="L16" xml:id="list-5eb7c9b2-34cc-4036-a5b4-e6b1c3661f00">
              <text:list-item>
                <text:list text:style-name="L16" xml:id="list-49e6326c-a95f-4625-91b1-f4d56fdbe429">
                  <text:list-item>
                    <text:p text:style-name="P22"><text:span text:style-name="T10">Carrinhos maiores e</text:span></text:p>
                  </text:list-item>
                  <text:list-item>
                    <text:p text:style-name="P24"><text:span text:style-name="T10">mais robustos</text:span></text:p>
                  </text:list-item>
                </text:list>
              </text:list-item>
            </text:list>
            <text:p text:style-name="P23"><text:span text:style-name="T10"/></text:p>
            <text:list text:style-name="L16" xml:id="list-55ebf5f9-e368-45c9-91e8-385bd44d342f">
              <text:list-item>
                <text:list text:style-name="L16" xml:id="list-76f4d44a-246c-4a0c-8086-787e4b527bb5">
                  <text:list-item>
                    <text:p text:style-name="P22"><text:span text:style-name="T10">Mudança para laser infravermelho</text:span></text:p>
                  </text:list-item>
                </text:list>
              </text:list-item>
            </text:list>
            <text:p text:style-name="P23"><text:span text:style-name="T10"/></text:p>
            <text:list text:style-name="L16" xml:id="list-59deb988-a0a8-44ef-b9de-0c888d17d003">
              <text:list-item>
                <text:list text:style-name="L16" xml:id="list-1b6aea0e-f0ab-4e05-a7ae-0d927a7747b2">
                  <text:list-item>
                    <text:p text:style-name="P22"><text:span text:style-name="T10">Filtro Gaussiano</text:span></text:p>
                  </text:list-item>
                </text:list>
              </text:list-item>
            </text:list>
            <text:p text:style-name="P23"><text:span text:style-name="T10"/></text:p>
            <text:list text:style-name="L16" xml:id="list-ab4e8df3-8081-45f8-8114-3cb9a33abd3c">
              <text:list-item>
                <text:list text:style-name="L16" xml:id="list-2098f71f-bb3b-4ab9-a77d-6f74bc31ea37">
                  <text:list-item>
                    <text:p text:style-name="P22"><text:span text:style-name="T10">Utilização de telescópios para colimação e focalização do laser</text:span></text:p>
                  </text:list-item>
                </text:list>
              </text:list-item>
            </text:list>
            <text:p text:style-name="P23"><text:span text:style-name="T10"/></text:p>
            <text:list text:style-name="L16" xml:id="list-a691b5ec-21a2-424f-b9eb-5b036a26df3e">
              <text:list-item>
                <text:list text:style-name="L16" xml:id="list-68ac85f8-c223-40de-9e93-071f5f9a357f">
                  <text:list-item>
                    <text:p text:style-name="P22"><text:span text:style-name="T10">Multiplexação do Laser</text:span></text:p>
                  </text:list-item>
                </text:list>
              </text:list-item>
            </text:list>
            <text:p text:style-name="P23"><text:span text:style-name="T10"/></text:p>
            <text:list text:style-name="L16" xml:id="list-1592116f-258f-431a-a0c4-78d53cd71aba">
              <text:list-item>
                <text:list text:style-name="L16" xml:id="list-7d96540c-c84e-4d2f-a282-2643d4f78864">
                  <text:list-item>
                    <text:p text:style-name="P22"><text:span text:style-name="T10">Modulação do Laser</text:span></text:p>
                  </text:list-item>
                </text:list>
              </text:list-item>
            </text:list>
          </draw:text-box>
          <draw:glue-point draw:id="4" svg:x="0.50000000000pt" svg:y="0.50000000000pt" draw:align="center"/>
          <draw:glue-point draw:id="5" svg:x="0.50000000000pt" svg:y="0.50000000000pt" draw:align="center"/>
        </draw:frame>
        <presentation:notes>
          <draw:frame presentation:style-name="pr1" xml:id="shape-75" draw:id="shape-75" draw:layer="" svg:width="489.57000000000pt" svg:height="356.37000000000pt" svg:x="62.22000000000pt" svg:y="374.46000000000pt" presentation:class="notes">
            <draw:text-box>
              <text:p text:style-name="P13"/>
            </draw:text-box>
            <draw:glue-point draw:id="4" svg:x="0.50000000000pt" svg:y="0.50000000000pt" draw:align="center"/>
          </draw:frame>
          <draw:page-thumbnail draw:style-name="gr18" xml:id="shape-76" draw:id="shape-76" draw:layer="" svg:width="396.28000000000pt" svg:height="296.96000000000pt" svg:x="108.00000000000pt" svg:y="60.18000000000pt" presentation:class="page" draw:page-number="6"/>
        </presentation:notes>
      </draw:page>
      <draw:page draw:name="Slide 7" draw:id="page7" xml:id="page7" draw:master-page-name="Default1" draw:style-name="dp3" presentation:presentation-page-layout-name="pl2">
        <draw:layer-set>
          <draw:layer draw:name="layout"/>
          <draw:layer draw:name="background"/>
          <draw:layer draw:name="backgroundobjects"/>
          <draw:layer draw:name="controls"/>
          <draw:layer draw:name="measurelines"/>
        </draw:layer-set>
        <draw:frame svg:width="648.00112258800pt" svg:height="356.37227091760pt" svg:x="36.00006236600pt" svg:y="116.64587136700pt" draw:style-name="gr17" xml:id="shape-77" draw:id="shape-77" draw:name="Content Placeholder 1" draw:layer="layout" presentation:class="outline">
          <draw:text-box>
            <text:p text:style-name="P23"><text:span text:style-name="T10"/></text:p>
          </draw:text-box>
          <draw:glue-point draw:id="4" svg:x="0.50000000000pt" svg:y="0.50000000000pt" draw:align="center"/>
          <draw:glue-point draw:id="5" svg:x="0.50000000000pt" svg:y="0.50000000000pt" draw:align="center"/>
        </draw:frame>
        <draw:frame svg:width="648.00112258800pt" svg:height="90.00015591500pt" svg:x="36.00006236600pt" svg:y="21.62838392540pt" draw:style-name="gr19" xml:id="shape-78" draw:id="shape-78" draw:name="Title 2" draw:layer="layout" presentation:class="title">
          <draw:text-box>
            <text:list text:style-name="L7" xml:id="list-dcd9e22f-14bb-4986-a4f6-5c3d4d2378bf">
              <text:list-item>
                <text:p text:style-name="P12"><text:span text:style-name="T11">M</text:span><text:span text:style-name="T16">ó</text:span><text:span text:style-name="T11">dulos Robustos</text:span></text:p>
              </text:list-item>
            </text:list>
          </draw:text-box>
          <draw:glue-point draw:id="4" svg:x="0.50000000000pt" svg:y="0.50000000000pt" draw:align="center"/>
          <draw:glue-point draw:id="5" svg:x="0.50000000000pt" svg:y="0.50000000000pt" draw:align="center"/>
        </draw:frame>
        <draw:frame svg:width="54.00009354900pt" svg:height="24.23626245900pt" svg:x="641.99166335840pt" svg:y="498.10479991760pt" draw:style-name="gr17" xml:id="shape-79" draw:id="shape-79" draw:name="TextBox 7" draw:layer="layout" presentation:class="text">
          <draw:text-box>
            <text:list text:style-name="L7" xml:id="list-ef3b99b3-1f29-4765-bce3-e59db515c082">
              <text:list-item>
                <text:p text:style-name="P12"><text:span text:style-name="T6">6/16</text:span></text:p>
              </text:list-item>
            </text:list>
          </draw:text-box>
          <draw:glue-point draw:id="4" svg:x="0.50000000000pt" svg:y="0.50000000000pt" draw:align="center"/>
          <draw:glue-point draw:id="5" svg:x="0.50000000000pt" svg:y="0.50000000000pt" draw:align="center"/>
        </draw:frame>
        <draw:frame draw:style-name="gr21" xml:id="shape-80" draw:id="shape-80" draw:layer="measurelines" svg:width="253.32693025167pt" svg:height="337.76924033556pt" svg:x="415.45555948836pt" svg:y="110.15747731013pt">
          <draw:image xlink:type="simple" xlink:show="embed" xlink:actuate="onLoad" xlink:href="Pictures/image10.png"/>
        </draw:frame>
        <draw:frame draw:style-name="gr21" xml:id="shape-81" draw:id="shape-81" draw:layer="measurelines" svg:width="255.19351783645pt" svg:height="340.25802378194pt" svg:x="60.97611280648pt" svg:y="111.50518568930pt">
          <draw:image xlink:type="simple" xlink:show="embed" xlink:actuate="onLoad" xlink:href="Pictures/image11.png"/>
        </draw:frame>
        <presentation:notes>
          <draw:frame presentation:style-name="pr1" xml:id="shape-82" draw:id="shape-82" draw:layer="" svg:width="489.57000000000pt" svg:height="356.37000000000pt" svg:x="62.22000000000pt" svg:y="374.46000000000pt" presentation:class="notes">
            <draw:text-box>
              <text:p text:style-name="P13"/>
            </draw:text-box>
            <draw:glue-point draw:id="4" svg:x="0.50000000000pt" svg:y="0.50000000000pt" draw:align="center"/>
          </draw:frame>
          <draw:page-thumbnail draw:style-name="gr18" xml:id="shape-83" draw:id="shape-83" draw:layer="" svg:width="396.28000000000pt" svg:height="296.96000000000pt" svg:x="108.00000000000pt" svg:y="60.18000000000pt" presentation:class="page" draw:page-number="7"/>
        </presentation:notes>
      </draw:page>
      <draw:page draw:name="Slide 8" draw:id="page8" xml:id="page8" draw:master-page-name="Default1" draw:style-name="dp3" presentation:presentation-page-layout-name="pl2">
        <draw:layer-set>
          <draw:layer draw:name="layout"/>
          <draw:layer draw:name="background"/>
          <draw:layer draw:name="backgroundobjects"/>
          <draw:layer draw:name="controls"/>
          <draw:layer draw:name="measurelines"/>
        </draw:layer-set>
        <draw:frame svg:width="648.00112258800pt" svg:height="356.37227091760pt" svg:x="36.00006236600pt" svg:y="116.64587136700pt" draw:style-name="gr17" xml:id="shape-84" draw:id="shape-84" draw:name="Content Placeholder 1" draw:layer="layout" presentation:class="outline">
          <draw:text-box>
            <text:p text:style-name="P23"><text:span text:style-name="T10"/></text:p>
          </draw:text-box>
          <draw:glue-point draw:id="4" svg:x="0.50000000000pt" svg:y="0.50000000000pt" draw:align="center"/>
          <draw:glue-point draw:id="5" svg:x="0.50000000000pt" svg:y="0.50000000000pt" draw:align="center"/>
        </draw:frame>
        <draw:frame svg:width="648.00112258800pt" svg:height="90.00015591500pt" svg:x="36.00006236600pt" svg:y="21.62838392540pt" draw:style-name="gr19" xml:id="shape-85" draw:id="shape-85" draw:name="Title 2" draw:layer="layout" presentation:class="title">
          <draw:text-box>
            <text:list text:style-name="L7" xml:id="list-434e33dd-9431-4791-bcf3-92deb63bd03b">
              <text:list-item>
                <text:p text:style-name="P12"><text:span text:style-name="T11">Laser Infravermelho</text:span></text:p>
              </text:list-item>
            </text:list>
          </draw:text-box>
          <draw:glue-point draw:id="4" svg:x="0.50000000000pt" svg:y="0.50000000000pt" draw:align="center"/>
          <draw:glue-point draw:id="5" svg:x="0.50000000000pt" svg:y="0.50000000000pt" draw:align="center"/>
        </draw:frame>
        <draw:frame svg:width="54.00009354900pt" svg:height="24.23626245900pt" svg:x="641.99166335840pt" svg:y="498.10479991760pt" draw:style-name="gr17" xml:id="shape-86" draw:id="shape-86" draw:name="TextBox 7" draw:layer="layout" presentation:class="text">
          <draw:text-box>
            <text:list text:style-name="L7" xml:id="list-5a822904-67a1-4ef4-8f1b-f279c821f865">
              <text:list-item>
                <text:p text:style-name="P12"><text:span text:style-name="T6">7/16</text:span></text:p>
              </text:list-item>
            </text:list>
          </draw:text-box>
          <draw:glue-point draw:id="4" svg:x="0.50000000000pt" svg:y="0.50000000000pt" draw:align="center"/>
          <draw:glue-point draw:id="5" svg:x="0.50000000000pt" svg:y="0.50000000000pt" draw:align="center"/>
        </draw:frame>
        <presentation:notes>
          <draw:frame presentation:style-name="pr1" xml:id="shape-87" draw:id="shape-87" draw:layer="" svg:width="489.57000000000pt" svg:height="356.37000000000pt" svg:x="62.22000000000pt" svg:y="374.46000000000pt" presentation:class="notes">
            <draw:text-box>
              <text:p text:style-name="P13"/>
            </draw:text-box>
            <draw:glue-point draw:id="4" svg:x="0.50000000000pt" svg:y="0.50000000000pt" draw:align="center"/>
          </draw:frame>
          <draw:page-thumbnail draw:style-name="gr18" xml:id="shape-88" draw:id="shape-88" draw:layer="" svg:width="396.28000000000pt" svg:height="296.96000000000pt" svg:x="108.00000000000pt" svg:y="60.18000000000pt" presentation:class="page" draw:page-number="8"/>
        </presentation:notes>
      </draw:page>
      <draw:page draw:name="Slide 9" draw:id="page9" xml:id="page9" draw:master-page-name="Default1" draw:style-name="dp3" presentation:presentation-page-layout-name="pl2">
        <draw:layer-set>
          <draw:layer draw:name="layout"/>
          <draw:layer draw:name="background"/>
          <draw:layer draw:name="backgroundobjects"/>
          <draw:layer draw:name="controls"/>
          <draw:layer draw:name="measurelines"/>
        </draw:layer-set>
        <draw:frame svg:width="648.00112258800pt" svg:height="356.37227091760pt" svg:x="36.00006236600pt" svg:y="116.64587136700pt" draw:style-name="gr17" xml:id="shape-89" draw:id="shape-89" draw:name="Content Placeholder 1" draw:layer="layout" presentation:class="outline">
          <draw:text-box>
            <text:list text:style-name="L9" xml:id="list-fa071fae-d251-4964-b956-98bd8b90e05d">
              <text:list-item>
                <text:p text:style-name="P14"><text:span text:style-name="T10">Um filtro de gaussiano é um dispositivo óptico que permite a passagem apenas do modo gaussiano de um laser incidente.</text:span></text:p>
              </text:list-item>
            </text:list>
            <text:p text:style-name="P19"><text:span text:style-name="T10"/></text:p>
            <text:list text:style-name="L9" xml:id="list-5d93dfa3-e84b-4e03-899b-e11258455e56">
              <text:list-item>
                <text:p text:style-name="P14"><text:span text:style-name="T10">Como o laser utilizado apresentava um perfil elíptico, um filtro foi construido para obter um perfil gaussiano.</text:span></text:p>
              </text:list-item>
            </text:list>
          </draw:text-box>
          <draw:glue-point draw:id="4" svg:x="0.50000000000pt" svg:y="0.50000000000pt" draw:align="center"/>
          <draw:glue-point draw:id="5" svg:x="0.50000000000pt" svg:y="0.50000000000pt" draw:align="center"/>
        </draw:frame>
        <draw:frame svg:width="648.00112258800pt" svg:height="90.00015591500pt" svg:x="36.00006236600pt" svg:y="21.62838392540pt" draw:style-name="gr19" xml:id="shape-90" draw:id="shape-90" draw:name="Title 2" draw:layer="layout" presentation:class="title">
          <draw:text-box>
            <text:list text:style-name="L7" xml:id="list-88f54a8e-af53-427a-a8af-af7fd1d4a000">
              <text:list-item>
                <text:p text:style-name="P12"><text:span text:style-name="T11">Filtro Gaussiano</text:span></text:p>
              </text:list-item>
            </text:list>
          </draw:text-box>
          <draw:glue-point draw:id="4" svg:x="0.50000000000pt" svg:y="0.50000000000pt" draw:align="center"/>
          <draw:glue-point draw:id="5" svg:x="0.50000000000pt" svg:y="0.50000000000pt" draw:align="center"/>
        </draw:frame>
        <draw:frame svg:width="54.00009354900pt" svg:height="24.23626245900pt" svg:x="641.99166335840pt" svg:y="498.10479991760pt" draw:style-name="gr17" xml:id="shape-91" draw:id="shape-91" draw:name="TextBox 7" draw:layer="layout" presentation:class="text">
          <draw:text-box>
            <text:list text:style-name="L7" xml:id="list-751c9e31-cad4-4978-810e-5f089c86c616">
              <text:list-item>
                <text:p text:style-name="P12"><text:span text:style-name="T6">8/16</text:span></text:p>
              </text:list-item>
            </text:list>
          </draw:text-box>
          <draw:glue-point draw:id="4" svg:x="0.50000000000pt" svg:y="0.50000000000pt" draw:align="center"/>
          <draw:glue-point draw:id="5" svg:x="0.50000000000pt" svg:y="0.50000000000pt" draw:align="center"/>
        </draw:frame>
        <draw:frame svg:width="208.65862919380pt" svg:height="60.00955277860pt" svg:x="252.00043656200pt" svg:y="348.01005170660pt" draw:style-name="gr17" xml:id="shape-92" draw:id="shape-92" draw:name="Content Placeholder 1" draw:layer="layout" presentation:class="text">
          <draw:text-box>
            <text:list text:style-name="L17" xml:id="list-f888fbb8-d00a-4577-aa70-45046319a3fa">
              <text:list-item>
                <text:p text:style-name="P25"><text:span text:style-name="T10">FOTOS DO FILTRO</text:span></text:p>
              </text:list-item>
            </text:list>
          </draw:text-box>
          <draw:glue-point draw:id="4" svg:x="0.50000000000pt" svg:y="0.50000000000pt" draw:align="center"/>
          <draw:glue-point draw:id="5" svg:x="0.50000000000pt" svg:y="0.50000000000pt" draw:align="center"/>
        </draw:frame>
        <presentation:notes>
          <draw:frame presentation:style-name="pr1" xml:id="shape-93" draw:id="shape-93" draw:layer="" svg:width="489.57000000000pt" svg:height="356.37000000000pt" svg:x="62.22000000000pt" svg:y="374.46000000000pt" presentation:class="notes">
            <draw:text-box>
              <text:p text:style-name="P13"/>
            </draw:text-box>
            <draw:glue-point draw:id="4" svg:x="0.50000000000pt" svg:y="0.50000000000pt" draw:align="center"/>
          </draw:frame>
          <draw:page-thumbnail draw:style-name="gr18" xml:id="shape-94" draw:id="shape-94" draw:layer="" svg:width="396.28000000000pt" svg:height="296.96000000000pt" svg:x="108.00000000000pt" svg:y="60.18000000000pt" presentation:class="page" draw:page-number="9"/>
        </presentation:notes>
      </draw:page>
      <draw:page draw:name="Slide 10" draw:id="page10" xml:id="page10" draw:master-page-name="Default1" draw:style-name="dp3" presentation:presentation-page-layout-name="pl2">
        <draw:layer-set>
          <draw:layer draw:name="layout"/>
          <draw:layer draw:name="background"/>
          <draw:layer draw:name="backgroundobjects"/>
          <draw:layer draw:name="controls"/>
          <draw:layer draw:name="measurelines"/>
        </draw:layer-set>
        <draw:frame svg:width="648.00112258800pt" svg:height="356.37227091760pt" svg:x="36.00006236600pt" svg:y="65.99066550240pt" draw:style-name="gr17" xml:id="shape-95" draw:id="shape-95" draw:name="Content Placeholder 1" draw:layer="layout" presentation:class="outline">
          <draw:text-box>
            <text:list text:style-name="L9" xml:id="list-f44b17e3-f257-4ec1-b7e3-6f3c93471789">
              <text:list-item>
                <text:p text:style-name="P14"><text:span text:style-name="T10">Para a análise do perfil do laser, devido ao seu novo comprimento de onda na faixa do infravermelho, foi utilziado um Laser Beam Profiler</text:span></text:p>
              </text:list-item>
            </text:list>
          </draw:text-box>
          <draw:glue-point draw:id="4" svg:x="0.50000000000pt" svg:y="0.50000000000pt" draw:align="center"/>
          <draw:glue-point draw:id="5" svg:x="0.50000000000pt" svg:y="0.50000000000pt" draw:align="center"/>
        </draw:frame>
        <draw:frame svg:width="54.00009354900pt" svg:height="24.23626245900pt" svg:x="641.99166335840pt" svg:y="498.10479991760pt" draw:style-name="gr17" xml:id="shape-96" draw:id="shape-96" draw:name="TextBox 7" draw:layer="layout" presentation:class="text">
          <draw:text-box>
            <text:list text:style-name="L7" xml:id="list-6cb3b5c0-cfce-43dd-b03f-79a073701a55">
              <text:list-item>
                <text:p text:style-name="P12"><text:span text:style-name="T6">9/16</text:span></text:p>
              </text:list-item>
            </text:list>
          </draw:text-box>
          <draw:glue-point draw:id="4" svg:x="0.50000000000pt" svg:y="0.50000000000pt" draw:align="center"/>
          <draw:glue-point draw:id="5" svg:x="0.50000000000pt" svg:y="0.50000000000pt" draw:align="center"/>
        </draw:frame>
        <draw:frame draw:style-name="gr16" xml:id="shape-97" draw:id="shape-97" draw:layer="layout" svg:width="317.99110206440pt" svg:height="238.50749980120pt" svg:x="204.32712844418pt" svg:y="179.01535970962pt">
          <draw:image xlink:type="simple" xlink:show="embed" xlink:actuate="onLoad" xlink:href="Pictures/image12.jpg"/>
        </draw:frame>
        <presentation:notes>
          <draw:frame presentation:style-name="pr1" xml:id="shape-98" draw:id="shape-98" draw:layer="" svg:width="489.57000000000pt" svg:height="356.37000000000pt" svg:x="62.22000000000pt" svg:y="374.46000000000pt" presentation:class="notes">
            <draw:text-box>
              <text:p text:style-name="P13"/>
            </draw:text-box>
            <draw:glue-point draw:id="4" svg:x="0.50000000000pt" svg:y="0.50000000000pt" draw:align="center"/>
          </draw:frame>
          <draw:page-thumbnail draw:style-name="gr18" xml:id="shape-99" draw:id="shape-99" draw:layer="" svg:width="396.28000000000pt" svg:height="296.96000000000pt" svg:x="108.00000000000pt" svg:y="60.18000000000pt" presentation:class="page" draw:page-number="10"/>
        </presentation:notes>
      </draw:page>
      <draw:page draw:name="Slide 11" draw:id="page11" xml:id="page11" draw:master-page-name="Default2" draw:style-name="dp3" presentation:presentation-page-layout-name="pl2">
        <draw:layer-set>
          <draw:layer draw:name="layout"/>
          <draw:layer draw:name="background"/>
          <draw:layer draw:name="backgroundobjects"/>
          <draw:layer draw:name="controls"/>
          <draw:layer draw:name="measurelines"/>
        </draw:layer-set>
        <draw:frame svg:width="648.00112258800pt" svg:height="356.37227091760pt" svg:x="36.00006236600pt" svg:y="65.00571338202pt" draw:style-name="gr17" xml:id="shape-100" draw:id="shape-100" draw:name="Content Placeholder 1" draw:layer="layout" presentation:class="outline">
          <draw:text-box>
            <text:list text:style-name="L9" xml:id="list-eee6fedd-3022-471f-85fe-53265b8c81e5">
              <text:list-item>
                <text:p text:style-name="P26"><text:span text:style-name="T10">Analise do perfil do Laser sem o filtro</text:span></text:p>
              </text:list-item>
            </text:list>
          </draw:text-box>
          <draw:glue-point draw:id="4" svg:x="0.50000000000pt" svg:y="0.50000000000pt" draw:align="center"/>
          <draw:glue-point draw:id="5" svg:x="0.50000000000pt" svg:y="0.50000000000pt" draw:align="center"/>
        </draw:frame>
        <draw:frame svg:width="54.00009354900pt" svg:height="24.23626245900pt" svg:x="641.99166335840pt" svg:y="498.10479991760pt" draw:style-name="gr17" xml:id="shape-101" draw:id="shape-101" draw:name="TextBox 7" draw:layer="layout" presentation:class="text">
          <draw:text-box>
            <text:list text:style-name="L7" xml:id="list-0b5d4e63-727c-4617-a4e9-4f3e276ed9d2">
              <text:list-item>
                <text:p text:style-name="P27"><text:span text:style-name="T6">9/16</text:span></text:p>
              </text:list-item>
            </text:list>
          </draw:text-box>
          <draw:glue-point draw:id="4" svg:x="0.50000000000pt" svg:y="0.50000000000pt" draw:align="center"/>
          <draw:glue-point draw:id="5" svg:x="0.50000000000pt" svg:y="0.50000000000pt" draw:align="center"/>
        </draw:frame>
        <draw:frame draw:style-name="gr21" xml:id="shape-102" draw:id="shape-102" draw:layer="measurelines" svg:width="168.42681258549pt" svg:height="168.42681258549pt" svg:x="169.41176470587pt" svg:y="288.59097127221pt">
          <draw:image xlink:type="simple" xlink:show="embed" xlink:actuate="onLoad" xlink:href="Pictures/image13.png"/>
        </draw:frame>
        <draw:frame draw:style-name="gr21" xml:id="shape-103" draw:id="shape-103" draw:layer="measurelines" svg:width="183.20109439123pt" svg:height="134.31316189919pt" svg:x="155.62243502051pt" svg:y="119.17920656634pt">
          <draw:image xlink:type="simple" xlink:show="embed" xlink:actuate="onLoad" xlink:href="Pictures/image14.png"/>
        </draw:frame>
        <draw:frame draw:style-name="gr21" xml:id="shape-104" draw:id="shape-104" draw:layer="measurelines" svg:width="222.17489213931pt" svg:height="149.25595318076pt" svg:x="463.35178364723pt" svg:y="293.54328298238pt">
          <draw:image xlink:type="simple" xlink:show="embed" xlink:actuate="onLoad" xlink:href="Pictures/image15.png"/>
        </draw:frame>
        <draw:frame draw:style-name="gr21" xml:id="shape-105" draw:id="shape-105" draw:layer="measurelines" svg:width="220.62927496578pt" svg:height="149.36658925332pt" svg:x="460.95759233922pt" svg:y="117.20930232557pt">
          <draw:image xlink:type="simple" xlink:show="embed" xlink:actuate="onLoad" xlink:href="Pictures/image16.png"/>
        </draw:frame>
        <draw:frame draw:style-name="gr22" xml:id="shape-106" draw:id="shape-106" draw:layer="measurelines" svg:width="196.99042407659pt" svg:height="27.63337893298pt" svg:x="482.62653898765pt" svg:y="268.89192886455pt">
          <draw:text-box>
            <text:p text:style-name="P13">Intensidade no Eixo X</text:p>
          </draw:text-box>
          <draw:glue-point draw:id="4" svg:x="0.50000000000pt" svg:y="0.50000000000pt" draw:align="center"/>
        </draw:frame>
        <draw:frame draw:style-name="gr22" xml:id="shape-107" draw:id="shape-107" draw:layer="measurelines" svg:width="196.00547195621pt" svg:height="31.51846785225pt" svg:x="477.70177838573pt" svg:y="444.21340629271pt">
          <draw:text-box>
            <text:p text:style-name="P13">Intensidade no Eixo Y</text:p>
          </draw:text-box>
          <draw:glue-point draw:id="4" svg:x="0.50000000000pt" svg:y="0.50000000000pt" draw:align="center"/>
        </draw:frame>
        <draw:frame draw:style-name="gr22" xml:id="shape-108" draw:id="shape-108" draw:layer="measurelines" svg:width="75.84131326949pt" svg:height="25.60875512996pt" svg:x="209.79480164157pt" svg:y="261.99726402187pt">
          <draw:text-box>
            <text:p text:style-name="P13">Perfil 3D</text:p>
          </draw:text-box>
          <draw:glue-point draw:id="4" svg:x="0.50000000000pt" svg:y="0.50000000000pt" draw:align="center"/>
        </draw:frame>
        <draw:frame draw:style-name="gr22" xml:id="shape-109" draw:id="shape-109" draw:layer="measurelines" svg:width="79.78112175102pt" svg:height="30.53351573187pt" svg:x="216.68946648425pt" svg:y="458.00273597808pt">
          <draw:text-box>
            <text:p text:style-name="P13">Perfil 2D</text:p>
          </draw:text-box>
          <draw:glue-point draw:id="4" svg:x="0.50000000000pt" svg:y="0.50000000000pt" draw:align="center"/>
        </draw:frame>
        <presentation:notes>
          <draw:frame presentation:style-name="pr1" xml:id="shape-110" draw:id="shape-110" draw:layer="" svg:width="489.57000000000pt" svg:height="356.37000000000pt" svg:x="62.22000000000pt" svg:y="374.46000000000pt" presentation:class="notes">
            <draw:text-box>
              <text:p text:style-name="P13"/>
            </draw:text-box>
            <draw:glue-point draw:id="4" svg:x="0.50000000000pt" svg:y="0.50000000000pt" draw:align="center"/>
          </draw:frame>
          <draw:page-thumbnail draw:style-name="gr18" xml:id="shape-111" draw:id="shape-111" draw:layer="" svg:width="396.28000000000pt" svg:height="296.96000000000pt" svg:x="108.00000000000pt" svg:y="60.18000000000pt" presentation:class="page" draw:page-number="11"/>
        </presentation:notes>
      </draw:page>
      <draw:page draw:name="Slide 12" draw:id="page12" xml:id="page12" draw:master-page-name="Default3" draw:style-name="dp3" presentation:presentation-page-layout-name="pl2">
        <draw:layer-set>
          <draw:layer draw:name="layout"/>
          <draw:layer draw:name="background"/>
          <draw:layer draw:name="backgroundobjects"/>
          <draw:layer draw:name="controls"/>
          <draw:layer draw:name="measurelines"/>
        </draw:layer-set>
        <draw:frame svg:width="526.40759837267pt" svg:height="35.45940289704pt" svg:x="35.01511024562pt" svg:y="65.00571338202pt" draw:style-name="gr17" xml:id="shape-112" draw:id="shape-112" draw:name="Content Placeholder 1" draw:layer="layout" presentation:class="outline">
          <draw:text-box>
            <text:list text:style-name="L9" xml:id="list-13eb8103-69f4-41ad-9cc3-4bf62cfd5c08">
              <text:list-item>
                <text:p text:style-name="P26"><text:span text:style-name="T10">Analise do perfil do Laser com o filtro</text:span></text:p>
              </text:list-item>
            </text:list>
          </draw:text-box>
          <draw:glue-point draw:id="4" svg:x="0.50000000000pt" svg:y="0.50000000000pt" draw:align="center"/>
          <draw:glue-point draw:id="5" svg:x="0.50000000000pt" svg:y="0.50000000000pt" draw:align="center"/>
        </draw:frame>
        <draw:frame svg:width="54.00009354900pt" svg:height="24.23626245900pt" svg:x="641.99166335840pt" svg:y="498.10479991760pt" draw:style-name="gr17" xml:id="shape-113" draw:id="shape-113" draw:name="TextBox 7" draw:layer="layout" presentation:class="text">
          <draw:text-box>
            <text:list text:style-name="L7" xml:id="list-6e7a603c-9d36-4e64-a2f4-a36614f073e2">
              <text:list-item>
                <text:p text:style-name="P27"><text:span text:style-name="T6">9/16</text:span></text:p>
              </text:list-item>
            </text:list>
          </draw:text-box>
          <draw:glue-point draw:id="4" svg:x="0.50000000000pt" svg:y="0.50000000000pt" draw:align="center"/>
          <draw:glue-point draw:id="5" svg:x="0.50000000000pt" svg:y="0.50000000000pt" draw:align="center"/>
        </draw:frame>
        <draw:frame draw:style-name="gr21" xml:id="shape-114" draw:id="shape-114" draw:layer="measurelines" svg:width="235.40355677153pt" svg:height="158.14290224138pt" svg:x="433.37893296850pt" svg:y="293.51573187412pt">
          <draw:image xlink:type="simple" xlink:show="embed" xlink:actuate="onLoad" xlink:href="Pictures/image17.png"/>
        </draw:frame>
        <draw:frame draw:style-name="gr21" xml:id="shape-115" draw:id="shape-115" draw:layer="measurelines" svg:width="228.50889192885pt" svg:height="154.70111029808pt" svg:x="430.42407660735pt" svg:y="106.37482900136pt">
          <draw:image xlink:type="simple" xlink:show="embed" xlink:actuate="onLoad" xlink:href="Pictures/image18.png"/>
        </draw:frame>
        <draw:frame draw:style-name="gr22" xml:id="shape-116" draw:id="shape-116" draw:layer="measurelines" svg:width="194.03556771544pt" svg:height="28.56361149111pt" svg:x="456.03283173731pt" svg:y="261.99726402187pt">
          <draw:text-box>
            <text:p text:style-name="P13">Intensidade no Eixo X</text:p>
          </draw:text-box>
          <draw:glue-point draw:id="4" svg:x="0.50000000000pt" svg:y="0.50000000000pt" draw:align="center"/>
        </draw:frame>
        <draw:frame draw:style-name="gr22" xml:id="shape-117" draw:id="shape-117" draw:layer="measurelines" svg:width="187.14090287276pt" svg:height="31.51846785225pt" svg:x="460.95759233922pt" svg:y="452.09302325578pt">
          <draw:text-box>
            <text:p text:style-name="P13">Intenidade no Eixo Y</text:p>
          </draw:text-box>
          <draw:glue-point draw:id="4" svg:x="0.50000000000pt" svg:y="0.50000000000pt" draw:align="center"/>
        </draw:frame>
        <draw:frame draw:style-name="gr21" xml:id="shape-118" draw:id="shape-118" draw:layer="measurelines" svg:width="127.05882352940pt" svg:height="127.05882352940pt" svg:x="165.47195622434pt" svg:y="304.35020519833pt">
          <draw:image xlink:type="simple" xlink:show="embed" xlink:actuate="onLoad" xlink:href="Pictures/image19.png"/>
        </draw:frame>
        <draw:frame draw:style-name="gr21" xml:id="shape-119" draw:id="shape-119" draw:layer="measurelines" svg:width="197.97537619697pt" svg:height="131.98358413132pt" svg:x="130.01367989055pt" svg:y="120.16415868672pt">
          <draw:image xlink:type="simple" xlink:show="embed" xlink:actuate="onLoad" xlink:href="Pictures/image20.png"/>
        </draw:frame>
        <draw:frame draw:style-name="gr22" xml:id="shape-120" draw:id="shape-120" draw:layer="measurelines" svg:width="82.73597811217pt" svg:height="29.54856361149pt" svg:x="193.05061559506pt" svg:y="259.04240766072pt">
          <draw:text-box>
            <text:p text:style-name="P13">Perfil 3D</text:p>
          </draw:text-box>
          <draw:glue-point draw:id="4" svg:x="0.50000000000pt" svg:y="0.50000000000pt" draw:align="center"/>
        </draw:frame>
        <draw:frame draw:style-name="gr22" xml:id="shape-121" draw:id="shape-121" draw:layer="measurelines" svg:width="82.73597811217pt" svg:height="29.54856361149pt" svg:x="195.02051983583pt" svg:y="434.36388508889pt">
          <draw:text-box>
            <text:p text:style-name="P13">Perfil 2D</text:p>
          </draw:text-box>
          <draw:glue-point draw:id="4" svg:x="0.50000000000pt" svg:y="0.50000000000pt" draw:align="center"/>
        </draw:frame>
        <presentation:notes>
          <draw:frame presentation:style-name="pr1" xml:id="shape-122" draw:id="shape-122" draw:layer="" svg:width="489.57000000000pt" svg:height="356.37000000000pt" svg:x="62.22000000000pt" svg:y="374.46000000000pt" presentation:class="notes">
            <draw:text-box>
              <text:p text:style-name="P13"/>
            </draw:text-box>
            <draw:glue-point draw:id="4" svg:x="0.50000000000pt" svg:y="0.50000000000pt" draw:align="center"/>
          </draw:frame>
          <draw:page-thumbnail draw:style-name="gr18" xml:id="shape-123" draw:id="shape-123" draw:layer="" svg:width="396.28000000000pt" svg:height="296.96000000000pt" svg:x="108.00000000000pt" svg:y="60.18000000000pt" presentation:class="page" draw:page-number="12"/>
        </presentation:notes>
      </draw:page>
      <draw:page draw:name="Slide 13" draw:id="page13" xml:id="page13" draw:master-page-name="Default1" draw:style-name="dp3" presentation:presentation-page-layout-name="pl2">
        <draw:layer-set>
          <draw:layer draw:name="layout"/>
          <draw:layer draw:name="background"/>
          <draw:layer draw:name="backgroundobjects"/>
          <draw:layer draw:name="controls"/>
          <draw:layer draw:name="measurelines"/>
        </draw:layer-set>
        <draw:frame svg:width="648.00112258800pt" svg:height="356.37227091760pt" svg:x="36.00006236600pt" svg:y="116.64587136700pt" draw:style-name="gr17" xml:id="shape-124" draw:id="shape-124" draw:name="Content Placeholder 1" draw:layer="layout" presentation:class="outline">
          <draw:text-box>
            <text:list text:style-name="L14" xml:id="list-6b198ae9-5c3f-4e13-b243-3da6efb93868">
              <text:list-item>
                <text:p text:style-name="P18"><text:span text:style-name="T10">A colimação de um laser resulta no aumento de sua cintura, o que resulta numa menor divergência (relação inversamente proporcional).</text:span></text:p>
              </text:list-item>
            </text:list>
            <text:p text:style-name="P23"><text:span text:style-name="T10"/></text:p>
            <text:p text:style-name="P23"><text:span text:style-name="T10"/></text:p>
            <text:p text:style-name="P23"><text:span text:style-name="T10"/></text:p>
            <text:p text:style-name="P23"><text:span text:style-name="T10"/></text:p>
            <text:p text:style-name="P23"><text:span text:style-name="T10"/></text:p>
            <text:p text:style-name="P23"><text:span text:style-name="T10"/></text:p>
            <text:p text:style-name="P23"><text:span text:style-name="T10"/></text:p>
            <text:list text:style-name="L14" xml:id="list-9b60595d-eb1c-481f-ac47-1119b7a804fe">
              <text:list-item>
                <text:p text:style-name="P18"><text:span text:style-name="T10">Sendo assim, foram construidos telescópios para a transmissão e recepção responsáveis pela colimação e focalização do laser, respectivamente.</text:span></text:p>
              </text:list-item>
            </text:list>
            <text:p text:style-name="P19"><text:span text:style-name="T10"/></text:p>
          </draw:text-box>
          <draw:glue-point draw:id="4" svg:x="0.50000000000pt" svg:y="0.50000000000pt" draw:align="center"/>
          <draw:glue-point draw:id="5" svg:x="0.50000000000pt" svg:y="0.50000000000pt" draw:align="center"/>
        </draw:frame>
        <draw:frame svg:width="648.00112258800pt" svg:height="90.00015591500pt" svg:x="36.00006236600pt" svg:y="21.62838392540pt" draw:style-name="gr19" xml:id="shape-125" draw:id="shape-125" draw:name="Title 2" draw:layer="layout" presentation:class="title">
          <draw:text-box>
            <text:list text:style-name="L7" xml:id="list-785face3-4107-458e-a8a4-ff5546c8431c">
              <text:list-item>
                <text:p text:style-name="P12"><text:span text:style-name="T16">Telescópios</text:span></text:p>
              </text:list-item>
            </text:list>
          </draw:text-box>
          <draw:glue-point draw:id="4" svg:x="0.50000000000pt" svg:y="0.50000000000pt" draw:align="center"/>
          <draw:glue-point draw:id="5" svg:x="0.50000000000pt" svg:y="0.50000000000pt" draw:align="center"/>
        </draw:frame>
        <draw:frame draw:style-name="gr16" xml:id="shape-126" draw:id="shape-126" draw:layer="layout" svg:width="369.24158455080pt" svg:height="180.00031183000pt" svg:x="72.00012473200pt" svg:y="204.00980224260pt">
          <draw:image xlink:type="simple" xlink:show="embed" xlink:actuate="onLoad" xlink:href="Pictures/image21.png"/>
        </draw:frame>
        <draw:frame draw:style-name="gr16" xml:id="shape-127" draw:id="shape-127" draw:layer="layout" svg:width="119.99075905140pt" svg:height="66.44420959520pt" svg:x="522.00090430700pt" svg:y="241.88073399140pt">
          <draw:image xlink:type="simple" xlink:show="embed" xlink:actuate="onLoad" xlink:href="Pictures/image22.jpeg"/>
        </draw:frame>
        <draw:frame svg:width="60.00955277860pt" svg:height="24.23626245900pt" svg:x="636.01055063460pt" svg:y="498.10479991760pt" draw:style-name="gr17" xml:id="shape-128" draw:id="shape-128" draw:name="TextBox 6" draw:layer="layout" presentation:class="text">
          <draw:text-box>
            <text:list text:style-name="L7" xml:id="list-7c442bce-db67-484d-b135-5d66ace2f96d">
              <text:list-item>
                <text:p text:style-name="P12"><text:span text:style-name="T6">10/16</text:span></text:p>
              </text:list-item>
            </text:list>
          </draw:text-box>
          <draw:glue-point draw:id="4" svg:x="0.50000000000pt" svg:y="0.50000000000pt" draw:align="center"/>
          <draw:glue-point draw:id="5" svg:x="0.50000000000pt" svg:y="0.50000000000pt" draw:align="center"/>
        </draw:frame>
        <presentation:notes>
          <draw:frame presentation:style-name="pr1" xml:id="shape-129" draw:id="shape-129" draw:layer="" svg:width="489.57000000000pt" svg:height="356.37000000000pt" svg:x="62.22000000000pt" svg:y="374.46000000000pt" presentation:class="notes">
            <draw:text-box>
              <text:p text:style-name="P13"/>
            </draw:text-box>
            <draw:glue-point draw:id="4" svg:x="0.50000000000pt" svg:y="0.50000000000pt" draw:align="center"/>
          </draw:frame>
          <draw:page-thumbnail draw:style-name="gr18" xml:id="shape-130" draw:id="shape-130" draw:layer="" svg:width="396.28000000000pt" svg:height="296.96000000000pt" svg:x="108.00000000000pt" svg:y="60.18000000000pt" presentation:class="page" draw:page-number="13"/>
        </presentation:notes>
      </draw:page>
      <draw:page draw:name="Slide 14" draw:id="page14" xml:id="page14" draw:master-page-name="Default1" draw:style-name="dp3" presentation:presentation-page-layout-name="pl2">
        <draw:layer-set>
          <draw:layer draw:name="layout"/>
          <draw:layer draw:name="background"/>
          <draw:layer draw:name="backgroundobjects"/>
          <draw:layer draw:name="controls"/>
          <draw:layer draw:name="measurelines"/>
        </draw:layer-set>
        <draw:frame svg:width="648.00112258800pt" svg:height="450.00077957500pt" svg:x="36.00006236600pt" svg:y="29.99060313640pt" draw:style-name="gr17" xml:id="shape-131" draw:id="shape-131" draw:name="Content Placeholder 1" draw:layer="layout" presentation:class="outline">
          <draw:text-box>
            <text:list text:style-name="L9" xml:id="list-e0f651ac-7830-4dfe-b987-c23996c53e5a">
              <text:list-item>
                <text:p text:style-name="P14"><text:span text:style-name="T10">Telescópio de Transmissão<text:s/></text:span></text:p>
              </text:list-item>
            </text:list>
            <text:p text:style-name="P19"><text:span text:style-name="T10"/></text:p>
            <text:p text:style-name="P19"><text:span text:style-name="T10"/></text:p>
            <text:p text:style-name="P19"><text:span text:style-name="T10"/></text:p>
            <text:p text:style-name="P19"><text:span text:style-name="T10"/></text:p>
            <text:p text:style-name="P19"><text:span text:style-name="T10"/></text:p>
            <text:p text:style-name="P19"><text:span text:style-name="T10"/></text:p>
          </draw:text-box>
          <draw:glue-point draw:id="4" svg:x="0.50000000000pt" svg:y="0.50000000000pt" draw:align="center"/>
          <draw:glue-point draw:id="5" svg:x="0.50000000000pt" svg:y="0.50000000000pt" draw:align="center"/>
        </draw:frame>
        <draw:frame draw:style-name="gr16" xml:id="shape-132" draw:id="shape-132" draw:layer="layout" svg:width="492.01030117060pt" svg:height="218.66494574120pt" svg:x="204.00980224260pt" svg:y="279.43985417640pt">
          <draw:image xlink:type="simple" xlink:show="embed" xlink:actuate="onLoad" xlink:href="Pictures/image23.jpeg"/>
        </draw:frame>
        <draw:frame svg:width="60.00955277860pt" svg:height="24.23626245900pt" svg:x="636.01055063460pt" svg:y="498.10479991760pt" draw:style-name="gr17" xml:id="shape-133" draw:id="shape-133" draw:name="TextBox 11" draw:layer="layout" presentation:class="text">
          <draw:text-box>
            <text:list text:style-name="L7" xml:id="list-f43e69f7-91b2-45f5-a3ab-eeadf3368ade">
              <text:list-item>
                <text:p text:style-name="P12"><text:span text:style-name="T6">11/16</text:span></text:p>
              </text:list-item>
            </text:list>
          </draw:text-box>
          <draw:glue-point draw:id="4" svg:x="0.50000000000pt" svg:y="0.50000000000pt" draw:align="center"/>
          <draw:glue-point draw:id="5" svg:x="0.50000000000pt" svg:y="0.50000000000pt" draw:align="center"/>
        </draw:frame>
        <draw:frame draw:style-name="gr16" xml:id="shape-134" draw:id="shape-134" draw:layer="layout" svg:width="258.00989579160pt" svg:height="193.49324859080pt" svg:x="75.00485434680pt" svg:y="75.34501241640pt">
          <draw:image xlink:type="simple" xlink:show="embed" xlink:actuate="onLoad" xlink:href="Pictures/image24.jpg"/>
        </draw:frame>
        <presentation:notes>
          <draw:frame presentation:style-name="pr1" xml:id="shape-135" draw:id="shape-135" draw:layer="" svg:width="489.57000000000pt" svg:height="356.37000000000pt" svg:x="62.22000000000pt" svg:y="374.46000000000pt" presentation:class="notes">
            <draw:text-box>
              <text:p text:style-name="P13"/>
            </draw:text-box>
            <draw:glue-point draw:id="4" svg:x="0.50000000000pt" svg:y="0.50000000000pt" draw:align="center"/>
          </draw:frame>
          <draw:page-thumbnail draw:style-name="gr18" xml:id="shape-136" draw:id="shape-136" draw:layer="" svg:width="396.28000000000pt" svg:height="296.96000000000pt" svg:x="108.00000000000pt" svg:y="60.18000000000pt" presentation:class="page" draw:page-number="14"/>
        </presentation:notes>
      </draw:page>
      <draw:page draw:name="Slide 15" draw:id="page15" xml:id="page15" draw:master-page-name="Default1" draw:style-name="dp3" presentation:presentation-page-layout-name="pl2">
        <draw:layer-set>
          <draw:layer draw:name="layout"/>
          <draw:layer draw:name="background"/>
          <draw:layer draw:name="backgroundobjects"/>
          <draw:layer draw:name="controls"/>
          <draw:layer draw:name="measurelines"/>
        </draw:layer-set>
        <draw:frame svg:width="648.00112258800pt" svg:height="450.00077957500pt" svg:x="36.00006236600pt" svg:y="29.99060313640pt" draw:style-name="gr17" xml:id="shape-137" draw:id="shape-137" draw:name="Content Placeholder 1" draw:layer="layout" presentation:class="outline">
          <draw:text-box>
            <text:list text:style-name="L9" xml:id="list-77b09119-ecca-42cd-9bc7-0aa3a6d0a394">
              <text:list-item>
                <text:p text:style-name="P14"><text:span text:style-name="T10">Telescópio de Recepção<text:s/></text:span></text:p>
              </text:list-item>
            </text:list>
          </draw:text-box>
          <draw:glue-point draw:id="4" svg:x="0.50000000000pt" svg:y="0.50000000000pt" draw:align="center"/>
          <draw:glue-point draw:id="5" svg:x="0.50000000000pt" svg:y="0.50000000000pt" draw:align="center"/>
        </draw:frame>
        <draw:frame draw:style-name="gr16" xml:id="shape-138" draw:id="shape-138" draw:layer="layout" svg:width="492.01030117060pt" svg:height="218.66494574120pt" svg:x="203.32948610340pt" svg:y="279.43985417640pt">
          <draw:image xlink:type="simple" xlink:show="embed" xlink:actuate="onLoad" xlink:href="Pictures/image25.jpeg"/>
        </draw:frame>
        <draw:frame draw:style-name="gr16" xml:id="shape-139" draw:id="shape-139" draw:layer="layout" svg:width="263.99100851540pt" svg:height="198.00034301300pt" svg:x="47.99063431940pt" svg:y="65.99066550240pt">
          <draw:image xlink:type="simple" xlink:show="embed" xlink:actuate="onLoad" xlink:href="Pictures/image26.jpg"/>
        </draw:frame>
        <draw:frame svg:width="60.00955277860pt" svg:height="24.23626245900pt" svg:x="636.01055063460pt" svg:y="498.10479991760pt" draw:style-name="gr17" xml:id="shape-140" draw:id="shape-140" draw:name="TextBox 11" draw:layer="layout" presentation:class="text">
          <draw:text-box>
            <text:list text:style-name="L7" xml:id="list-9dc53b19-87ea-4c40-aa43-262dc382f0a6">
              <text:list-item>
                <text:p text:style-name="P12"><text:span text:style-name="T6">12/16</text:span></text:p>
              </text:list-item>
            </text:list>
          </draw:text-box>
          <draw:glue-point draw:id="4" svg:x="0.50000000000pt" svg:y="0.50000000000pt" draw:align="center"/>
          <draw:glue-point draw:id="5" svg:x="0.50000000000pt" svg:y="0.50000000000pt" draw:align="center"/>
        </draw:frame>
        <presentation:notes>
          <draw:frame presentation:style-name="pr1" xml:id="shape-141" draw:id="shape-141" draw:layer="" svg:width="489.57000000000pt" svg:height="356.37000000000pt" svg:x="62.22000000000pt" svg:y="374.46000000000pt" presentation:class="notes">
            <draw:text-box>
              <text:p text:style-name="P13"/>
            </draw:text-box>
            <draw:glue-point draw:id="4" svg:x="0.50000000000pt" svg:y="0.50000000000pt" draw:align="center"/>
          </draw:frame>
          <draw:page-thumbnail draw:style-name="gr18" xml:id="shape-142" draw:id="shape-142" draw:layer="" svg:width="396.28000000000pt" svg:height="296.96000000000pt" svg:x="108.00000000000pt" svg:y="60.18000000000pt" presentation:class="page" draw:page-number="15"/>
        </presentation:notes>
      </draw:page>
      <draw:page draw:name="page16" calligra:name="Slide 15" draw:id="page16" xml:id="page16" draw:master-page-name="Default1" draw:style-name="dp3" presentation:presentation-page-layout-name="pl2">
        <draw:layer-set>
          <draw:layer draw:name="layout"/>
          <draw:layer draw:name="background"/>
          <draw:layer draw:name="backgroundobjects"/>
          <draw:layer draw:name="controls"/>
          <draw:layer draw:name="measurelines"/>
        </draw:layer-set>
        <draw:frame svg:width="648.00112258800pt" svg:height="356.37227091760pt" svg:x="36.00006236600pt" svg:y="116.64587136700pt" draw:style-name="gr17" xml:id="shape-143" draw:id="shape-143" draw:name="Content Placeholder 1" draw:layer="layout" presentation:class="outline">
          <draw:text-box>
            <text:list text:style-name="L9" xml:id="list-20248869-af6a-4859-b402-68ea71685d5d">
              <text:list-item>
                <text:p text:style-name="P14"><text:span text:style-name="T13">Nos módulos anteriores, a produção dos diferentes estados de polarização era feita através de placas de onda. No entanto, devido à natureza mecânica do processo de posicionamento das placas, a taxa de transferência se limitava à faixa de Hz.<text:s/></text:span></text:p>
              </text:list-item>
            </text:list>
            <text:p text:style-name="P19"><text:span text:style-name="T13"/></text:p>
            <text:p text:style-name="P19"><text:span text:style-name="T13"/></text:p>
            <text:list text:style-name="L9" xml:id="list-20d47def-dfcd-4af5-b13c-52a019b724c1">
              <text:list-item>
                <text:p text:style-name="P14"><text:span text:style-name="T13">Sendo assim, decidiu-se pela multiplexação utilizando 4 lasers, cada um emitindo fótons em um dos estados possíveis de polarização do protocolo BB84. Ativando-os alternadamente, em conjunto com a modulação individual de cada um, permite ao experimento atingir uma taxa de transferência na faixa de MHz.</text:span></text:p>
              </text:list-item>
            </text:list>
            <text:p text:style-name="P19"><text:span text:style-name="T13"/></text:p>
          </draw:text-box>
          <draw:glue-point draw:id="4" svg:x="0.50000000000pt" svg:y="0.50000000000pt" draw:align="center"/>
          <draw:glue-point draw:id="5" svg:x="0.50000000000pt" svg:y="0.50000000000pt" draw:align="center"/>
        </draw:frame>
        <draw:frame svg:width="648.00112258800pt" svg:height="90.00015591500pt" svg:x="36.00006236600pt" svg:y="21.62838392540pt" draw:style-name="gr19" xml:id="shape-144" draw:id="shape-144" draw:name="Title 2" draw:layer="layout" presentation:class="title">
          <draw:text-box>
            <text:list text:style-name="L7" xml:id="list-2cfcb6b9-4974-4ac1-a371-dc633fad1a6c">
              <text:list-item>
                <text:p text:style-name="P12"><text:span text:style-name="T11">Multiplexação</text:span></text:p>
              </text:list-item>
            </text:list>
          </draw:text-box>
          <draw:glue-point draw:id="4" svg:x="0.50000000000pt" svg:y="0.50000000000pt" draw:align="center"/>
          <draw:glue-point draw:id="5" svg:x="0.50000000000pt" svg:y="0.50000000000pt" draw:align="center"/>
        </draw:frame>
        <draw:frame svg:width="60.00955277860pt" svg:height="24.23626245900pt" svg:x="636.01055063460pt" svg:y="498.10479991760pt" draw:style-name="gr17" xml:id="shape-145" draw:id="shape-145" draw:name="TextBox 4" draw:layer="layout" presentation:class="text">
          <draw:text-box>
            <text:list text:style-name="L7" xml:id="list-ba689635-fef7-48fa-832f-c494e053348a">
              <text:list-item>
                <text:p text:style-name="P12"><text:span text:style-name="T6">13/16</text:span></text:p>
              </text:list-item>
            </text:list>
          </draw:text-box>
          <draw:glue-point draw:id="4" svg:x="0.50000000000pt" svg:y="0.50000000000pt" draw:align="center"/>
          <draw:glue-point draw:id="5" svg:x="0.50000000000pt" svg:y="0.50000000000pt" draw:align="center"/>
        </draw:frame>
        <presentation:notes>
          <draw:frame presentation:style-name="pr1" xml:id="shape-146" draw:id="shape-146" draw:layer="" svg:width="489.57000000000pt" svg:height="356.37000000000pt" svg:x="62.22000000000pt" svg:y="374.46000000000pt" presentation:class="notes">
            <draw:text-box>
              <text:p text:style-name="P13"/>
            </draw:text-box>
            <draw:glue-point draw:id="4" svg:x="0.50000000000pt" svg:y="0.50000000000pt" draw:align="center"/>
          </draw:frame>
          <draw:page-thumbnail draw:style-name="gr18" xml:id="shape-147" draw:id="shape-147" draw:layer="" svg:width="396.28000000000pt" svg:height="296.96000000000pt" svg:x="108.00000000000pt" svg:y="60.18000000000pt" presentation:class="page" draw:page-number="16"/>
        </presentation:notes>
      </draw:page>
      <draw:page draw:name="Slide 16" draw:id="page17" xml:id="page17" draw:master-page-name="Default1" draw:style-name="dp3" presentation:presentation-page-layout-name="pl2">
        <draw:layer-set>
          <draw:layer draw:name="layout"/>
          <draw:layer draw:name="background"/>
          <draw:layer draw:name="backgroundobjects"/>
          <draw:layer draw:name="controls"/>
          <draw:layer draw:name="measurelines"/>
        </draw:layer-set>
        <draw:frame svg:width="60.00955277860pt" svg:height="24.23626245900pt" svg:x="636.01055063460pt" svg:y="498.10479991760pt" draw:style-name="gr17" xml:id="shape-148" draw:id="shape-148" draw:name="TextBox 6" draw:layer="layout" presentation:class="text">
          <draw:text-box>
            <text:list text:style-name="L7" xml:id="list-58a0d8c1-8570-483e-a0e5-048bb1114aee">
              <text:list-item>
                <text:p text:style-name="P12"><text:span text:style-name="T6">14/16</text:span></text:p>
              </text:list-item>
            </text:list>
          </draw:text-box>
          <draw:glue-point draw:id="4" svg:x="0.50000000000pt" svg:y="0.50000000000pt" draw:align="center"/>
          <draw:glue-point draw:id="5" svg:x="0.50000000000pt" svg:y="0.50000000000pt" draw:align="center"/>
        </draw:frame>
        <draw:frame svg:width="648.00112258800pt" svg:height="356.37227091760pt" svg:x="36.00006236600pt" svg:y="116.64587136700pt" draw:style-name="gr17" xml:id="shape-149" draw:id="shape-149" draw:name="Content Placeholder 1" draw:layer="layout" presentation:class="outline">
          <draw:text-box>
            <text:list text:style-name="L9" xml:id="list-7c71b8c4-75cc-4bde-8a13-fe32679fbbb0">
              <text:list-item>
                <text:p text:style-name="P14"><text:span text:style-name="T13">Desenho do esquema</text:span></text:p>
              </text:list-item>
            </text:list>
            <text:p text:style-name="P19"><text:span text:style-name="T13"/></text:p>
          </draw:text-box>
          <draw:glue-point draw:id="4" svg:x="0.50000000000pt" svg:y="0.50000000000pt" draw:align="center"/>
          <draw:glue-point draw:id="5" svg:x="0.50000000000pt" svg:y="0.50000000000pt" draw:align="center"/>
        </draw:frame>
        <presentation:notes>
          <draw:frame presentation:style-name="pr1" xml:id="shape-150" draw:id="shape-150" draw:layer="" svg:width="489.57000000000pt" svg:height="356.37000000000pt" svg:x="62.22000000000pt" svg:y="374.46000000000pt" presentation:class="notes">
            <draw:text-box>
              <text:p text:style-name="P13"/>
            </draw:text-box>
            <draw:glue-point draw:id="4" svg:x="0.50000000000pt" svg:y="0.50000000000pt" draw:align="center"/>
          </draw:frame>
          <draw:page-thumbnail draw:style-name="gr18" xml:id="shape-151" draw:id="shape-151" draw:layer="" svg:width="396.28000000000pt" svg:height="296.96000000000pt" svg:x="108.00000000000pt" svg:y="60.18000000000pt" presentation:class="page" draw:page-number="17"/>
        </presentation:notes>
      </draw:page>
      <draw:page draw:name="Slide 17" draw:id="page18" xml:id="page18" draw:master-page-name="Default1" draw:style-name="dp3" presentation:presentation-page-layout-name="pl2">
        <draw:layer-set>
          <draw:layer draw:name="layout"/>
          <draw:layer draw:name="background"/>
          <draw:layer draw:name="backgroundobjects"/>
          <draw:layer draw:name="controls"/>
          <draw:layer draw:name="measurelines"/>
        </draw:layer-set>
        <draw:frame svg:width="648.00112258800pt" svg:height="356.37227091760pt" svg:x="36.00006236600pt" svg:y="116.64587136700pt" draw:style-name="gr17" xml:id="shape-152" draw:id="shape-152" draw:name="Content Placeholder 1" draw:layer="layout" presentation:class="outline">
          <draw:text-box>
            <text:list text:style-name="L9" xml:id="list-5707827a-5f5a-4001-a0b9-5308d259e67c">
              <text:list-item>
                <text:p text:style-name="P14"><text:span text:style-name="T10">Buscando a redução da emissão dos lasers e o aumento da taxa de transferência, cada um foi modulado, através da utilização de tranistores, por uma onda quadrada de 25MHz</text:span></text:p>
              </text:list-item>
            </text:list>
            <text:p text:style-name="P19"><text:span text:style-name="T10"/></text:p>
            <text:list text:style-name="L9" xml:id="list-4e8d6742-4532-494d-aeb1-a617ad9a59aa">
              <text:list-item>
                <text:p text:style-name="P14"><text:span text:style-name="T10">Para a produção da onda quadrada foi escrito um software para controlar o GPIO de um microcontrolador Raspberry Pi</text:span></text:p>
              </text:list-item>
            </text:list>
          </draw:text-box>
          <draw:glue-point draw:id="4" svg:x="0.50000000000pt" svg:y="0.50000000000pt" draw:align="center"/>
          <draw:glue-point draw:id="5" svg:x="0.50000000000pt" svg:y="0.50000000000pt" draw:align="center"/>
        </draw:frame>
        <draw:frame svg:width="648.00112258800pt" svg:height="90.00015591500pt" svg:x="36.00006236600pt" svg:y="21.62838392540pt" draw:style-name="gr19" xml:id="shape-153" draw:id="shape-153" draw:name="Title 2" draw:layer="layout" presentation:class="title">
          <draw:text-box>
            <text:list text:style-name="L7" xml:id="list-c9328dc6-67dc-4a93-8152-7d72b6fbe1f3">
              <text:list-item>
                <text:p text:style-name="P12"><text:span text:style-name="T11">Modulação do Laser</text:span></text:p>
              </text:list-item>
            </text:list>
          </draw:text-box>
          <draw:glue-point draw:id="4" svg:x="0.50000000000pt" svg:y="0.50000000000pt" draw:align="center"/>
          <draw:glue-point draw:id="5" svg:x="0.50000000000pt" svg:y="0.50000000000pt" draw:align="center"/>
        </draw:frame>
        <draw:frame svg:width="60.00955277860pt" svg:height="24.23626245900pt" svg:x="636.01055063460pt" svg:y="498.10479991760pt" draw:style-name="gr17" xml:id="shape-154" draw:id="shape-154" draw:name="TextBox 4" draw:layer="layout" presentation:class="text">
          <draw:text-box>
            <text:list text:style-name="L7" xml:id="list-3a13530a-6a55-476a-86aa-96e3d6d20c25">
              <text:list-item>
                <text:p text:style-name="P12"><text:span text:style-name="T6">15/16</text:span></text:p>
              </text:list-item>
            </text:list>
          </draw:text-box>
          <draw:glue-point draw:id="4" svg:x="0.50000000000pt" svg:y="0.50000000000pt" draw:align="center"/>
          <draw:glue-point draw:id="5" svg:x="0.50000000000pt" svg:y="0.50000000000pt" draw:align="center"/>
        </draw:frame>
        <draw:frame draw:style-name="gr16" xml:id="shape-155" draw:id="shape-155" draw:layer="layout" svg:width="305.26352096020pt" svg:height="277.51229178200pt" svg:x="302.65564242660pt" svg:y="270.00046774500pt">
          <draw:image xlink:type="simple" xlink:show="embed" xlink:actuate="onLoad" xlink:href="Pictures/image27.png"/>
        </draw:frame>
        <presentation:notes>
          <draw:frame presentation:style-name="pr1" xml:id="shape-156" draw:id="shape-156" draw:layer="" svg:width="489.57000000000pt" svg:height="356.37000000000pt" svg:x="62.22000000000pt" svg:y="374.46000000000pt" presentation:class="notes">
            <draw:text-box>
              <text:p text:style-name="P13"/>
            </draw:text-box>
            <draw:glue-point draw:id="4" svg:x="0.50000000000pt" svg:y="0.50000000000pt" draw:align="center"/>
          </draw:frame>
          <draw:page-thumbnail draw:style-name="gr18" xml:id="shape-157" draw:id="shape-157" draw:layer="" svg:width="396.28000000000pt" svg:height="296.96000000000pt" svg:x="108.00000000000pt" svg:y="60.18000000000pt" presentation:class="page" draw:page-number="18"/>
        </presentation:notes>
      </draw:page>
      <draw:page draw:name="Slide 18" draw:id="page19" xml:id="page19" draw:master-page-name="Default1" draw:style-name="dp3" presentation:presentation-page-layout-name="pl2">
        <draw:layer-set>
          <draw:layer draw:name="layout"/>
          <draw:layer draw:name="background"/>
          <draw:layer draw:name="backgroundobjects"/>
          <draw:layer draw:name="controls"/>
          <draw:layer draw:name="measurelines"/>
        </draw:layer-set>
        <draw:frame draw:style-name="gr16" xml:id="shape-158" draw:id="shape-158" draw:layer="layout" svg:width="423.72356869840pt" svg:height="263.99100851540pt" svg:x="36.00006236600pt" svg:y="18.00003118300pt">
          <draw:image xlink:type="simple" xlink:show="embed" xlink:actuate="onLoad" xlink:href="Pictures/image28.png"/>
        </draw:frame>
        <draw:frame draw:style-name="gr16" xml:id="shape-159" draw:id="shape-159" draw:layer="layout" svg:width="492.01030117060pt" svg:height="227.45236253920pt" svg:x="191.87749776020pt" svg:y="258.00989579160pt">
          <draw:image xlink:type="simple" xlink:show="embed" xlink:actuate="onLoad" xlink:href="Pictures/image29.png"/>
        </draw:frame>
        <draw:frame svg:width="60.00955277860pt" svg:height="24.23626245900pt" svg:x="636.01055063460pt" svg:y="498.10479991760pt" draw:style-name="gr17" xml:id="shape-160" draw:id="shape-160" draw:name="TextBox 4" draw:layer="layout" presentation:class="text">
          <draw:text-box>
            <text:list text:style-name="L7" xml:id="list-49b62179-e70c-4729-b8f7-6470b21f4f90">
              <text:list-item>
                <text:p text:style-name="P12"><text:span text:style-name="T6">16/16</text:span></text:p>
              </text:list-item>
            </text:list>
          </draw:text-box>
          <draw:glue-point draw:id="4" svg:x="0.50000000000pt" svg:y="0.50000000000pt" draw:align="center"/>
          <draw:glue-point draw:id="5" svg:x="0.50000000000pt" svg:y="0.50000000000pt" draw:align="center"/>
        </draw:frame>
        <presentation:notes>
          <draw:frame presentation:style-name="pr1" xml:id="shape-161" draw:id="shape-161" draw:layer="" svg:width="489.57000000000pt" svg:height="356.37000000000pt" svg:x="62.22000000000pt" svg:y="374.46000000000pt" presentation:class="notes">
            <draw:text-box>
              <text:p text:style-name="P13"/>
            </draw:text-box>
            <draw:glue-point draw:id="4" svg:x="0.50000000000pt" svg:y="0.50000000000pt" draw:align="center"/>
          </draw:frame>
          <draw:page-thumbnail draw:style-name="gr18" xml:id="shape-162" draw:id="shape-162" draw:layer="" svg:width="396.28000000000pt" svg:height="296.96000000000pt" svg:x="108.00000000000pt" svg:y="60.18000000000pt" presentation:class="page" draw:page-number="19"/>
        </presentation:notes>
      </draw:page>
      <draw:page draw:name="Slide 19" draw:id="page20" xml:id="page20" draw:master-page-name="Default1" draw:style-name="dp3" presentation:presentation-page-layout-name="pl2">
        <draw:layer-set>
          <draw:layer draw:name="layout"/>
          <draw:layer draw:name="background"/>
          <draw:layer draw:name="backgroundobjects"/>
          <draw:layer draw:name="controls"/>
          <draw:layer draw:name="measurelines"/>
        </draw:layer-set>
        <draw:frame svg:width="648.00112258800pt" svg:height="356.37227091760pt" svg:x="36.00006236600pt" svg:y="143.74513091180pt" draw:style-name="gr17" xml:id="shape-163" draw:id="shape-163" draw:name="Content Placeholder 1" draw:layer="layout" presentation:class="outline">
          <draw:text-box>
            <text:list text:style-name="L9" xml:id="list-719936bf-ab33-43fa-b932-1d3be5f0a045">
              <text:list-item>
                <text:p text:style-name="P14"><text:span text:style-name="T12">Como planos futuros para o projeto, temos:</text:span></text:p>
              </text:list-item>
            </text:list>
            <text:list text:style-name="L10" xml:id="list-be00aef0-736e-4b3b-81e0-94037d1ff3a4">
              <text:list-item>
                <text:list text:style-name="L10" xml:id="list-9f5d41ac-4ceb-4c17-8dc4-d2dd3844fd62">
                  <text:list-item>
                    <text:p text:style-name="P15"><text:span text:style-name="T10">Integração de todos as modificações nos novos módulos</text:span></text:p>
                  </text:list-item>
                  <text:list-item>
                    <text:p text:style-name="P16"><text:span text:style-name="T10">Testes a grandes distâncias (200m -&gt; 1km -&gt; ?km)</text:span></text:p>
                  </text:list-item>
                  <text:list-item>
                    <text:p text:style-name="P16"><text:span text:style-name="T10">Análise e tratamento de erros</text:span></text:p>
                  </text:list-item>
                </text:list>
              </text:list-item>
            </text:list>
            <text:p text:style-name="P17"><text:span text:style-name="T10"/></text:p>
          </draw:text-box>
          <draw:glue-point draw:id="4" svg:x="0.50000000000pt" svg:y="0.50000000000pt" draw:align="center"/>
          <draw:glue-point draw:id="5" svg:x="0.50000000000pt" svg:y="0.50000000000pt" draw:align="center"/>
        </draw:frame>
        <draw:frame svg:width="648.00112258800pt" svg:height="90.00015591500pt" svg:x="36.00006236600pt" svg:y="21.62838392540pt" draw:style-name="gr19" xml:id="shape-164" draw:id="shape-164" draw:name="Title 2" draw:layer="layout" presentation:class="title">
          <draw:text-box>
            <text:list text:style-name="L7" xml:id="list-6c0e31fe-2c59-4f47-819e-9f1ed9b1b792">
              <text:list-item>
                <text:p text:style-name="P12"><text:span text:style-name="T11">Planos Futuros</text:span></text:p>
              </text:list-item>
            </text:list>
          </draw:text-box>
          <draw:glue-point draw:id="4" svg:x="0.50000000000pt" svg:y="0.50000000000pt" draw:align="center"/>
          <draw:glue-point draw:id="5" svg:x="0.50000000000pt" svg:y="0.50000000000pt" draw:align="center"/>
        </draw:frame>
        <draw:frame svg:width="60.00955277860pt" svg:height="24.23626245900pt" svg:x="636.01055063460pt" svg:y="498.10479991760pt" draw:style-name="gr17" xml:id="shape-165" draw:id="shape-165" draw:name="TextBox 7" draw:layer="layout" presentation:class="text">
          <draw:text-box>
            <text:list text:style-name="L7" xml:id="list-cb3fe925-dfa7-483c-aadc-a68e9ee451a0">
              <text:list-item>
                <text:p text:style-name="P12"><text:span text:style-name="T6">17/16</text:span></text:p>
              </text:list-item>
            </text:list>
          </draw:text-box>
          <draw:glue-point draw:id="4" svg:x="0.50000000000pt" svg:y="0.50000000000pt" draw:align="center"/>
          <draw:glue-point draw:id="5" svg:x="0.50000000000pt" svg:y="0.50000000000pt" draw:align="center"/>
        </draw:frame>
        <presentation:notes>
          <draw:frame presentation:style-name="pr1" xml:id="shape-166" draw:id="shape-166" draw:layer="" svg:width="489.57000000000pt" svg:height="356.37000000000pt" svg:x="62.22000000000pt" svg:y="374.46000000000pt" presentation:class="notes">
            <draw:text-box>
              <text:p text:style-name="P13"/>
            </draw:text-box>
            <draw:glue-point draw:id="4" svg:x="0.50000000000pt" svg:y="0.50000000000pt" draw:align="center"/>
          </draw:frame>
          <draw:page-thumbnail draw:style-name="gr18" xml:id="shape-167" draw:id="shape-167" draw:layer="" svg:width="396.28000000000pt" svg:height="296.96000000000pt" svg:x="108.00000000000pt" svg:y="60.18000000000pt" presentation:class="page" draw:page-number="20"/>
        </presentation:notes>
      </draw:page>
      <draw:page draw:name="Slide 20" draw:id="page21" xml:id="page21" draw:master-page-name="Default1" draw:style-name="dp3" presentation:presentation-page-layout-name="pl2">
        <draw:layer-set>
          <draw:layer draw:name="layout"/>
          <draw:layer draw:name="background"/>
          <draw:layer draw:name="backgroundobjects"/>
          <draw:layer draw:name="controls"/>
          <draw:layer draw:name="measurelines"/>
        </draw:layer-set>
        <draw:frame svg:width="648.00112258800pt" svg:height="356.37227091760pt" svg:x="36.00006236600pt" svg:y="116.64587136700pt" draw:style-name="gr17" xml:id="shape-168" draw:id="shape-168" draw:name="Content Placeholder 1" draw:layer="layout" presentation:class="outline">
          <draw:text-box>
            <text:list text:style-name="L9" xml:id="list-378c08e4-9133-4f0c-8422-a25187738c66">
              <text:list-item>
                <text:p text:style-name="P14"><text:span text:style-name="T17">Este projeto está sendo realizado em conjunto com os colegas Paulo Sahium e Matheus Esteves, que apresentará a parte da recepção do protocolo em sua apresentação “CRIPTOGRAFIA QUÂNTICA NO ESPAÇO LIVRE - ???”</text:span></text:p>
              </text:list-item>
            </text:list>
            <text:p text:style-name="P19"><text:span text:style-name="T17"/></text:p>
            <text:list text:style-name="L9" xml:id="list-63165b65-e6c7-4f21-9c27-d249417fd4e1">
              <text:list-item>
                <text:p text:style-name="P14"><text:span text:style-name="T17">Agradecimentos Especiais</text:span></text:p>
              </text:list-item>
            </text:list>
            <text:list text:style-name="L10" xml:id="list-f15db2bc-b775-4bdc-87ef-aaafeebede13">
              <text:list-item>
                <text:list text:style-name="L10" xml:id="list-24ed455e-b98a-4751-8166-627a603ddec5">
                  <text:list-item>
                    <text:p text:style-name="P15"><text:span text:style-name="T13">Ricardo Michel</text:span></text:p>
                  </text:list-item>
                  <text:list-item>
                    <text:p text:style-name="P16"><text:span text:style-name="T13">Daniel Schneider</text:span></text:p>
                  </text:list-item>
                </text:list>
              </text:list-item>
            </text:list>
          </draw:text-box>
          <draw:glue-point draw:id="4" svg:x="0.50000000000pt" svg:y="0.50000000000pt" draw:align="center"/>
          <draw:glue-point draw:id="5" svg:x="0.50000000000pt" svg:y="0.50000000000pt" draw:align="center"/>
        </draw:frame>
        <draw:frame svg:width="648.00112258800pt" svg:height="90.00015591500pt" svg:x="36.00006236600pt" svg:y="21.62838392540pt" draw:style-name="gr19" xml:id="shape-169" draw:id="shape-169" draw:name="Title 2" draw:layer="layout" presentation:class="title">
          <draw:text-box>
            <text:list text:style-name="L7" xml:id="list-27e5982e-749c-4454-a3d5-040754df3f36">
              <text:list-item>
                <text:p text:style-name="P12"><text:span text:style-name="T11">Trabalho Conjunto</text:span></text:p>
              </text:list-item>
            </text:list>
          </draw:text-box>
          <draw:glue-point draw:id="4" svg:x="0.50000000000pt" svg:y="0.50000000000pt" draw:align="center"/>
          <draw:glue-point draw:id="5" svg:x="0.50000000000pt" svg:y="0.50000000000pt" draw:align="center"/>
        </draw:frame>
        <draw:frame svg:width="60.00955277860pt" svg:height="24.23626245900pt" svg:x="636.01055063460pt" svg:y="498.10479991760pt" draw:style-name="gr17" xml:id="shape-170" draw:id="shape-170" draw:name="TextBox 3" draw:layer="layout" presentation:class="text">
          <draw:text-box>
            <text:list text:style-name="L7" xml:id="list-6b69aa24-b76e-4ad7-9ce2-e709aa311028">
              <text:list-item>
                <text:p text:style-name="P12"><text:span text:style-name="T6">18/16</text:span></text:p>
              </text:list-item>
            </text:list>
          </draw:text-box>
          <draw:glue-point draw:id="4" svg:x="0.50000000000pt" svg:y="0.50000000000pt" draw:align="center"/>
          <draw:glue-point draw:id="5" svg:x="0.50000000000pt" svg:y="0.50000000000pt" draw:align="center"/>
        </draw:frame>
        <presentation:notes>
          <draw:frame presentation:style-name="pr1" xml:id="shape-171" draw:id="shape-171" draw:layer="" svg:width="489.57000000000pt" svg:height="356.37000000000pt" svg:x="62.22000000000pt" svg:y="374.46000000000pt" presentation:class="notes">
            <draw:text-box>
              <text:p text:style-name="P13"/>
            </draw:text-box>
            <draw:glue-point draw:id="4" svg:x="0.50000000000pt" svg:y="0.50000000000pt" draw:align="center"/>
          </draw:frame>
          <draw:page-thumbnail draw:style-name="gr18" xml:id="shape-172" draw:id="shape-172" draw:layer="" svg:width="396.28000000000pt" svg:height="296.96000000000pt" svg:x="108.00000000000pt" svg:y="60.18000000000pt" presentation:class="page" draw:page-number="21"/>
        </presentation:notes>
      </draw:page>
      <presentation:settings/>
    </office:presentation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calligra="http://www.calligra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styles>
    <style:default-style style:family="text">
      <style:text-properties fo:font-size="18.000000000000000pt"/>
    </style:default-style>
    <style:default-style style:family="paragraph">
      <style:paragraph-properties fo:margin-bottom="0.000000000000000pt" fo:margin-left="27.375039370078738pt" fo:margin-right="0.000000000000000pt" fo:margin-top="0.000000000000000pt" fo:text-indent="-27.000000000000000pt"/>
      <style:text-properties fo:font-size="18.000000000000000pt"/>
    </style:default-style>
    <style:style style:name="Contents_2010" style:display-name="Contents 10" style:family="paragraph">
      <style:paragraph-properties fo:margin-left="72.000000000000000pt"/>
    </style:style>
    <style:style style:name="Bibliography_20article" style:display-name="Bibliography article" style:family="paragraph"/>
    <style:style style:name="Bibliography_20book" style:display-name="Bibliography book" style:family="paragraph"/>
    <style:style style:name="Bibliography_20booklet" style:display-name="Bibliography booklet" style:family="paragraph"/>
    <style:style style:name="Bibliography_20conference" style:display-name="Bibliography conference" style:family="paragraph"/>
    <style:style style:name="Bibliography_20email" style:display-name="Bibliography email" style:family="paragraph"/>
    <style:style style:name="Bibliography_20inbook" style:display-name="Bibliography inbook" style:family="paragraph"/>
    <style:style style:name="Bibliography_20incollection" style:display-name="Bibliography incollection" style:family="paragraph"/>
    <style:style style:name="Bibliography_20inproceedings" style:display-name="Bibliography inproceedings" style:family="paragraph"/>
    <style:style style:name="Bibliography_20journal" style:display-name="Bibliography journal" style:family="paragraph"/>
    <style:style style:name="Bibliography_20manual" style:display-name="Bibliography manual" style:family="paragraph"/>
    <style:style style:name="Bibliography_20mastersthesis" style:display-name="Bibliography mastersthesis" style:family="paragraph"/>
    <style:style style:name="Bibliography_20misc" style:display-name="Bibliography misc" style:family="paragraph"/>
    <style:style style:name="Bibliography_20phdthesis" style:display-name="Bibliography phdthesis" style:family="paragraph"/>
    <style:style style:name="Bibliography_20proceedings" style:display-name="Bibliography proceedings" style:family="paragraph"/>
    <style:style style:name="Bibliography_20techreport" style:display-name="Bibliography techreport" style:family="paragraph"/>
    <style:style style:name="Bibliography_20unpublished" style:display-name="Bibliography unpublished" style:family="paragraph"/>
    <style:style style:name="Bibliography_20www" style:display-name="Bibliography www" style:family="paragraph"/>
    <style:style style:name="Bibliography_20custom1" style:display-name="Bibliography custom1" style:family="paragraph"/>
    <style:style style:name="Bibliography_20custom2" style:display-name="Bibliography custom2" style:family="paragraph"/>
    <style:style style:name="Bibliography_20custom3" style:display-name="Bibliography custom3" style:family="paragraph"/>
    <style:style style:name="Bibliography_20custom4" style:display-name="Bibliography custom4" style:family="paragraph"/>
    <style:style style:name="Bibliography_20custom5" style:display-name="Bibliography custom5" style:family="paragraph"/>
    <style:style style:name="Footnote" style:display-name="Footnote" style:family="paragraph" style:next-style-name=""/>
    <style:style style:name="Endnote" style:display-name="Endnote" style:family="paragraph" style:next-style-name=""/>
    <style:style style:name="Contents_201" style:display-name="Contents 1" style:family="paragraph">
      <style:paragraph-properties fo:margin-left="0.000000000000000pt"/>
    </style:style>
    <style:style style:name="Contents_202" style:display-name="Contents 2" style:family="paragraph">
      <style:paragraph-properties fo:margin-left="8.000000000000000pt"/>
    </style:style>
    <style:style style:name="Contents_203" style:display-name="Contents 3" style:family="paragraph">
      <style:paragraph-properties fo:margin-left="16.000000000000000pt"/>
    </style:style>
    <style:style style:name="Contents_204" style:display-name="Contents 4" style:family="paragraph">
      <style:paragraph-properties fo:margin-left="24.000000000000000pt"/>
    </style:style>
    <style:style style:name="Contents_205" style:display-name="Contents 5" style:family="paragraph">
      <style:paragraph-properties fo:margin-left="32.000000000000000pt"/>
    </style:style>
    <style:style style:name="Contents_206" style:display-name="Contents 6" style:family="paragraph">
      <style:paragraph-properties fo:margin-left="40.000000000000000pt"/>
    </style:style>
    <style:style style:name="Contents_207" style:display-name="Contents 7" style:family="paragraph">
      <style:paragraph-properties fo:margin-left="48.000000000000000pt"/>
    </style:style>
    <style:style style:name="Contents_208" style:display-name="Contents 8" style:family="paragraph">
      <style:paragraph-properties fo:margin-left="56.000000000000000pt"/>
    </style:style>
    <style:style style:name="Contents_209" style:display-name="Contents 9" style:family="paragraph">
      <style:paragraph-properties fo:margin-left="64.000000000000000pt"/>
    </style:style>
    <style:style style:name="Footnote_20anchor" style:display-name="Footnote anchor" style:family="text">
      <style:text-properties style:text-position="super"/>
    </style:style>
    <style:style style:name="Footnote_20Symbol" style:display-name="Footnote Symbol" style:family="text"/>
    <style:style style:name="Endnote_20anchor" style:display-name="Endnote anchor" style:family="text">
      <style:text-properties style:text-position="super"/>
    </style:style>
    <style:style style:name="Endnote_20Symbol" style:display-name="Endnote Symbol" style:family="text"/>
    <text:list-style style:name="L11" style:display-name="L11">
      <text:list-level-style-bullet text:bullet-char="​" text:level="1">
        <style:list-level-properties text:list-level-position-and-space-mode="label-alignment" fo:text-align="start">
          <style:list-level-label-alignment text:label-followed-by="nothing" fo:text-indent="0.00000000000pt" fo:margin-left="0.00000000000pt"/>
        </style:list-level-properties>
        <style:text-properties fo:font-style="normal" fo:font-weight="normal" style:text-underline-style="none" style:text-underline-type="none"/>
      </text:list-level-style-bullet>
    </text:list-style>
    <text:list-style style:name="L12" style:display-name="L12">
      <text:list-level-style-bullet text:bullet-char="​" text:level="1">
        <style:list-level-properties text:list-level-position-and-space-mode="label-alignment" fo:text-align="start">
          <style:list-level-label-alignment text:label-followed-by="nothing" fo:text-indent="0.00000000000pt" fo:margin-left="0.00000000000pt"/>
        </style:list-level-properties>
        <style:text-properties fo:font-style="normal" fo:font-weight="normal" style:text-underline-style="none" style:text-underline-type="none"/>
      </text:list-level-style-bullet>
    </text:list-style>
    <text:list-style style:name="L91" style:display-name="L91">
      <text:list-level-style-bullet text:bullet-char="" text:level="1">
        <style:list-level-properties text:list-level-position-and-space-mode="label-alignment" fo:text-align="start">
          <style:list-level-label-alignment text:label-followed-by="listtab" text:list-tab-stop-position="28.80000000000pt" fo:text-indent="-20.16000000000pt" fo:margin-left="28.80000000000pt"/>
        </style:list-level-properties>
        <style:text-properties fo:color="#2da2bf" fo:font-family="Wingdings 3" fo:font-size="68%" fo:font-style="normal" fo:font-weight="normal" style:text-underline-style="none" style:text-underline-type="none"/>
      </text:list-level-style-bullet>
    </text:list-style>
    <text:list-style style:name="L71" style:display-name="L71">
      <text:list-level-style-bullet text:bullet-char="​" text:level="1">
        <style:list-level-properties text:list-level-position-and-space-mode="label-alignment" fo:text-align="start">
          <style:list-level-label-alignment text:label-followed-by="nothing" fo:text-indent="0.00000000000pt" fo:margin-left="0.00000000000pt"/>
        </style:list-level-properties>
        <style:text-properties fo:font-style="normal" fo:font-weight="normal" style:text-underline-style="none" style:text-underline-type="none"/>
      </text:list-level-style-bullet>
    </text:list-style>
    <text:list-style style:name="L92" style:display-name="L92">
      <text:list-level-style-bullet text:bullet-char="" text:level="1">
        <style:list-level-properties text:list-level-position-and-space-mode="label-alignment" fo:text-align="start">
          <style:list-level-label-alignment text:label-followed-by="listtab" text:list-tab-stop-position="28.80000000000pt" fo:text-indent="-20.16000000000pt" fo:margin-left="28.80000000000pt"/>
        </style:list-level-properties>
        <style:text-properties fo:color="#2da2bf" fo:font-family="Wingdings 3" fo:font-size="68%" fo:font-style="normal" fo:font-weight="normal" style:text-underline-style="none" style:text-underline-type="none"/>
      </text:list-level-style-bullet>
    </text:list-style>
    <text:list-style style:name="L72" style:display-name="L72">
      <text:list-level-style-bullet text:bullet-char="​" text:level="1">
        <style:list-level-properties text:list-level-position-and-space-mode="label-alignment" fo:text-align="start">
          <style:list-level-label-alignment text:label-followed-by="nothing" fo:text-indent="0.00000000000pt" fo:margin-left="0.00000000000pt"/>
        </style:list-level-properties>
        <style:text-properties fo:font-style="normal" fo:font-weight="normal" style:text-underline-style="none" style:text-underline-type="none"/>
      </text:list-level-style-bullet>
    </text:list-style>
    <text:list-style style:name="L13" style:display-name="L1">
      <text:list-level-style-bullet text:bullet-char="​" text:level="1">
        <style:list-level-properties text:list-level-position-and-space-mode="label-alignment" fo:text-align="start">
          <style:list-level-label-alignment text:label-followed-by="nothing" fo:text-indent="0.00000000000pt" fo:margin-left="0.00000000000pt"/>
        </style:list-level-properties>
        <style:text-properties fo:font-style="normal" fo:font-weight="normal" style:text-underline-style="none" style:text-underline-type="none"/>
      </text:list-level-style-bullet>
    </text:list-style>
    <text:list-style style:name="L73" style:display-name="L7">
      <text:list-level-style-bullet text:bullet-char="​" text:level="1">
        <style:list-level-properties text:list-level-position-and-space-mode="label-alignment" fo:text-align="start">
          <style:list-level-label-alignment text:label-followed-by="nothing" fo:text-indent="0.00000000000pt" fo:margin-left="0.00000000000pt"/>
        </style:list-level-properties>
        <style:text-properties fo:font-style="normal" fo:font-weight="normal" style:text-underline-style="none" style:text-underline-type="none"/>
      </text:list-level-style-bullet>
    </text:list-style>
    <text:list-style style:name="L81" style:display-name="L8">
      <text:list-level-style-bullet text:bullet-char="​" text:level="1">
        <style:list-level-properties text:list-level-position-and-space-mode="label-alignment" fo:text-align="start">
          <style:list-level-label-alignment text:label-followed-by="nothing" fo:text-indent="0.00000000000pt" fo:margin-left="0.00000000000pt"/>
        </style:list-level-properties>
        <style:text-properties fo:color="#2da2bf" fo:font-family="Wingdings 3" fo:font-size="68%" fo:font-style="normal" fo:font-weight="normal" style:text-underline-style="none" style:text-underline-type="none"/>
      </text:list-level-style-bullet>
    </text:list-style>
    <text:list-style style:name="L93" style:display-name="L9">
      <text:list-level-style-bullet text:bullet-char="" text:level="1">
        <style:list-level-properties text:list-level-position-and-space-mode="label-alignment" fo:text-align="start">
          <style:list-level-label-alignment text:label-followed-by="listtab" text:list-tab-stop-position="28.80000000000pt" fo:text-indent="-20.16000000000pt" fo:margin-left="28.80000000000pt"/>
        </style:list-level-properties>
        <style:text-properties fo:color="#2da2bf" fo:font-family="Wingdings 3" fo:font-size="68%" fo:font-style="normal" fo:font-weight="normal" style:text-underline-style="none" style:text-underline-type="none"/>
      </text:list-level-style-bullet>
    </text:list-style>
    <text:list-style style:name="L101" style:display-name="L10">
      <text:list-level-style-bullet text:bullet-char="◦" text:level="2">
        <style:list-level-properties text:list-level-position-and-space-mode="label-alignment" fo:text-align="start">
          <style:list-level-label-alignment text:label-followed-by="listtab" text:list-tab-stop-position="48.96000000000pt" fo:text-indent="-18.00000000000pt" fo:margin-left="48.96000000000pt"/>
        </style:list-level-properties>
        <style:text-properties fo:color="#2da2bf" fo:font-family="Verdana" fo:font-style="normal" fo:font-weight="normal" style:text-underline-style="none" style:text-underline-type="none"/>
      </text:list-level-style-bullet>
    </text:list-style>
    <text:list-style style:name="L141" style:display-name="L14">
      <text:list-level-style-bullet text:bullet-char="​" text:level="1">
        <style:list-level-properties text:list-level-position-and-space-mode="label-alignment" fo:text-align="start">
          <style:list-level-label-alignment text:label-followed-by="nothing" fo:text-indent="0.00000000000pt" fo:margin-left="8.64000000000pt"/>
        </style:list-level-properties>
        <style:text-properties fo:color="#2da2bf" fo:font-family="Wingdings 3" fo:font-size="68%" fo:font-style="normal" fo:font-weight="normal" style:text-underline-style="none" style:text-underline-type="none"/>
      </text:list-level-style-bullet>
    </text:list-style>
    <text:list-style style:name="L151" style:display-name="L15">
      <text:list-level-style-bullet text:bullet-char="​" text:level="2">
        <style:list-level-properties text:list-level-position-and-space-mode="label-alignment" fo:text-align="start">
          <style:list-level-label-alignment text:label-followed-by="nothing" fo:text-indent="0.00000000000pt" fo:margin-left="36.00000000000pt"/>
        </style:list-level-properties>
        <style:text-properties fo:font-style="normal" fo:font-weight="normal" style:text-underline-style="none" style:text-underline-type="none"/>
      </text:list-level-style-bullet>
    </text:list-style>
    <text:list-style style:name="L161" style:display-name="L16">
      <text:list-level-style-bullet text:bullet-char="​" text:level="2">
        <style:list-level-properties text:list-level-position-and-space-mode="label-alignment" fo:text-align="start">
          <style:list-level-label-alignment text:label-followed-by="nothing" fo:text-indent="0.00000000000pt" fo:margin-left="8.64000000000pt"/>
        </style:list-level-properties>
        <style:text-properties fo:font-size="68%" fo:font-style="normal" fo:font-weight="normal" style:text-underline-style="none" style:text-underline-type="none"/>
      </text:list-level-style-bullet>
    </text:list-style>
    <text:list-style style:name="L171" style:display-name="L17">
      <text:list-level-style-bullet text:bullet-char="​" text:level="1">
        <style:list-level-properties text:list-level-position-and-space-mode="label-alignment" fo:text-align="start">
          <style:list-level-label-alignment text:label-followed-by="nothing" fo:text-indent="0.00000000000pt" fo:margin-left="8.64000000000pt"/>
        </style:list-level-properties>
        <style:text-properties fo:font-family="Wingdings 3" fo:font-style="normal" fo:font-weight="normal" style:text-underline-style="none" style:text-underline-type="none"/>
      </text:list-level-style-bullet>
    </text:list-style>
    <svg:linearGradient draw:name="gradient1" svg:spreadMethod="pad" svg:x1="17.860600%" svg:x2="82.139400%" svg:y1="11.697800%" svg:y2="88.302200%">
      <svg:stop svg:offset="0" svg:stop-color="#0c3742"/>
      <svg:stop svg:offset="0.55" svg:stop-color="#38a9c5"/>
      <svg:stop svg:offset="1" svg:stop-color="#0c3742"/>
    </svg:linearGradient>
    <style:presentation-page-layout style:name="pl1" style:display-name="AL4T19">
      <presentation:placeholder presentation:object="title" svg:x="5%" svg:y="4%" svg:width="90%" svg:height="16%"/>
    </style:presentation-page-layout>
    <style:presentation-page-layout style:name="pl2" style:display-name="A3">
      <presentation:placeholder presentation:object="outline" svg:x="5.00001%" svg:y="21.6011%" svg:width="90.0002%" svg:height="65.9949%"/>
      <presentation:placeholder presentation:object="title" svg:x="5.00001%" svg:y="4.00526%" svg:width="90.0002%" svg:height="16.6667%"/>
    </style:presentation-page-layout>
    <style:presentation-page-layout style:name="pl3" style:display-name="AL1T0">
      <presentation:placeholder presentation:object="title" svg:x="5%" svg:y="4%" svg:width="90%" svg:height="16%"/>
      <presentation:placeholder presentation:object="subtitle" svg:x="5%" svg:y="23%" svg:width="90%" svg:height="64%"/>
    </style:presentation-page-layout>
    <style:presentation-page-layout style:name="pl4" style:display-name="AL7T7">
      <presentation:placeholder presentation:object="title" svg:x="5%" svg:y="4%" svg:width="90%" svg:height="16%"/>
      <presentation:placeholder presentation:object="chart" svg:x="5%" svg:y="23%" svg:width="44%" svg:height="64%"/>
      <presentation:placeholder presentation:object="outline" svg:x="51%" svg:y="23%" svg:width="44%" svg:height="64%"/>
    </style:presentation-page-layout>
    <style:presentation-page-layout style:name="pl5" style:display-name="AL8T4">
      <presentation:placeholder presentation:object="title" svg:x="5%" svg:y="4%" svg:width="90%" svg:height="16%"/>
      <presentation:placeholder presentation:object="outline" svg:x="5%" svg:y="23%" svg:width="44%" svg:height="64%"/>
      <presentation:placeholder presentation:object="chart" svg:x="51%" svg:y="23%" svg:width="44%" svg:height="64%"/>
    </style:presentation-page-layout>
    <style:presentation-page-layout style:name="pl6" style:display-name="AL5T9">
      <presentation:placeholder presentation:object="title" svg:x="5%" svg:y="4%" svg:width="90%" svg:height="16%"/>
      <presentation:placeholder presentation:object="graphic" svg:x="5%" svg:y="23%" svg:width="44%" svg:height="64%"/>
      <presentation:placeholder presentation:object="outline" svg:x="51%" svg:y="23%" svg:width="44%" svg:height="64%"/>
    </style:presentation-page-layout>
    <style:presentation-page-layout style:name="pl7" style:display-name="AL6T6">
      <presentation:placeholder presentation:object="title" svg:x="5%" svg:y="4%" svg:width="90%" svg:height="16%"/>
      <presentation:placeholder presentation:object="outline" svg:x="5%" svg:y="23%" svg:width="44%" svg:height="64%"/>
      <presentation:placeholder presentation:object="graphic" svg:x="51%" svg:y="23%" svg:width="44%" svg:height="64%"/>
    </style:presentation-page-layout>
    <style:presentation-page-layout style:name="pl8" style:display-name="AL3T3">
      <presentation:placeholder presentation:object="title" svg:x="5%" svg:y="4%" svg:width="90%" svg:height="16%"/>
      <presentation:placeholder presentation:object="outline" svg:x="5%" svg:y="23%" svg:width="44%" svg:height="64%"/>
      <presentation:placeholder presentation:object="outline" svg:x="51%" svg:y="23%" svg:width="44%" svg:height="64%"/>
    </style:presentation-page-layout>
    <style:presentation-page-layout style:name="pl9" style:display-name="A2">
      <presentation:placeholder presentation:object="text" svg:x="0%" svg:y="68.0106%" svg:width="100.079%" svg:height="0%"/>
      <presentation:placeholder presentation:object="title" svg:x="7.50001%" svg:y="25.5539%" svg:width="85.0001%" svg:height="26.6825%"/>
      <presentation:placeholder presentation:object="outline" svg:x="7.50001%" svg:y="52.6615%" svg:width="85.0001%" svg:height="17.4961%"/>
      <presentation:placeholder presentation:object="text" svg:x="18.4567%" svg:y="72.2206%" svg:width="81.5434%" svg:height="7.11812%"/>
      <presentation:placeholder presentation:object="text" svg:x="0.385827%" svg:y="76.3728%" svg:width="99.6143%" svg:height="11.5013%"/>
      <presentation:placeholder presentation:object="text" svg:x="0%" svg:y="72.924%" svg:width="100%" svg:height="27.1811%"/>
      <presentation:placeholder presentation:object="text" svg:x="-0.0393701%" svg:y="72.8715%" svg:width="100.04%" svg:height="11.5223%"/>
    </style:presentation-page-layout>
    <text:notes-configuration text:note-class="footnote" text:citation-style-name="Footnote_20_Symbol" text:citation-body-style-name="Footnote_20_anchor" text:default-style-name="Footnote" text:start-value="1" style:num-format="1" text:start-numbering-at="document" text:footnotes-position="page"/>
    <text:notes-configuration text:note-class="endnote" text:citation-style-name="Endnote_20_Symbol" text:citation-body-style-name="Endnote_20_anchor" text:default-style-name="Endnote" text:start-value="1" style:num-format="i" text:start-numbering-at="document" text:footnotes-position="page"/>
    <text:bibliography-configuration text:prefix="[" text:suffix="]" text:numbered-entries="false" text:sort-by-position="true"/>
  </office:styles>
  <office:automatic-styles>
    <style:style style:name="T1" style:family="text">
      <style:text-properties fo:font-size="10.000000000000000pt"/>
    </style:style>
    <style:style style:name="T2" style:family="text">
      <style:text-properties fo:font-size="10.000000000000000pt" fo:font-weight="normal"/>
    </style:style>
    <style:style style:name="P1" style:family="paragraph">
      <style:paragraph-properties fo:margin-left="27.375039370078738pt" fo:margin-right="0.000000000000000pt" fo:text-indent="-27.000000000000000pt"/>
      <style:text-properties fo:color="#000000" fo:font-family="Sans Serif" fo:font-size="12.000000000000000pt"/>
    </style:style>
    <style:style style:name="P2" style:family="paragraph" style:list-style-name="L13">
      <style:paragraph-properties fo:line-height="100%" fo:text-align="start" style:font-independent-line-spacing="true" style:tab-stop-distance="72.000000000000000pt"/>
      <style:text-properties fo:color="#000000" fo:font-family="Sans Serif"/>
    </style:style>
    <style:style style:name="P3" style:family="paragraph">
      <style:paragraph-properties fo:line-height="100%" fo:margin-left="0.000000000000000pt" fo:text-align="end" style:font-independent-line-spacing="true" style:tab-stop-distance="72.000000000000000pt"/>
      <style:text-properties fo:color="#000000" fo:font-family="Sans Serif"/>
    </style:style>
    <style:style style:name="P4" style:family="paragraph" style:list-style-name="L13">
      <style:paragraph-properties fo:line-height="100%" fo:text-align="end" style:font-independent-line-spacing="true" style:tab-stop-distance="72.000000000000000pt"/>
      <style:text-properties fo:color="#000000" fo:font-family="Sans Serif"/>
    </style:style>
    <style:style style:name="P5" style:family="paragraph" style:list-style-name="L12">
      <style:paragraph-properties fo:line-height="100%" fo:text-align="start" style:font-independent-line-spacing="true" style:tab-stop-distance="72.000000000000000pt"/>
      <style:text-properties fo:color="#000000" fo:font-family="Sans Serif"/>
    </style:style>
    <style:style style:name="P6" style:family="paragraph" style:list-style-name="L12">
      <style:paragraph-properties fo:line-height="100%" fo:text-align="end" style:font-independent-line-spacing="true" style:tab-stop-distance="72.000000000000000pt"/>
      <style:text-properties fo:color="#000000" fo:font-family="Sans Serif"/>
    </style:style>
    <style:style style:name="gr1" style:family="graphic">
      <style:graphic-properties draw:fill="solid" draw:fill-color="#68c0d5" draw:opacity="40%" draw:stroke="none" draw:textarea-horizontal-align="left" draw:textarea-vertical-align="top" fo:margin="0.000000000000000pt" style:wrap="biggest" style:wrap-contour="false" style:wrap-dynamic-threshold="0.000000000000000pt" svg:fill-rule="nonzero"/>
    </style:style>
    <style:style style:name="gr2" style:family="graphic">
      <style:graphic-properties draw:fill="solid" draw:fill-color="#000000" draw:stroke="none" draw:textarea-horizontal-align="left" draw:textarea-vertical-align="top" fo:margin="0.000000000000000pt" style:wrap="biggest" style:wrap-contour="false" style:wrap-dynamic-threshold="0.000000000000000pt" svg:fill-rule="nonzero"/>
    </style:style>
    <style:style style:name="gr3" style:family="graphic">
      <style:graphic-properties draw:fill="solid" draw:fill-color="#2da2bf" draw:stroke="none" draw:textarea-horizontal-align="center" draw:textarea-vertical-align="middle" fo:margin="0.000000000000000pt" style:wrap="biggest" style:wrap-contour="false" style:wrap-dynamic-threshold="0.000000000000000pt" svg:fill-rule="nonzero"/>
    </style:style>
    <style:style style:name="gr4" style:family="graphic">
      <style:graphic-properties draw:fill="none" draw:stroke="solid" draw:stroke-linejoin="miter" draw:textarea-horizontal-align="left" draw:textarea-vertical-align="top" fo:margin="0.000000000000000pt" style:wrap="biggest" style:wrap-contour="false" style:wrap-dynamic-threshold="0.000000000000000pt" svg:fill-rule="nonzero" svg:stroke-color="#2da2bf" svg:stroke-linecap="butt" svg:stroke-opacity="1" svg:stroke-width="0.950000000000000pt"/>
    </style:style>
    <style:style style:name="gr5" style:family="graphic">
      <style:graphic-properties draw:fill="none" draw:stroke="none" fo:margin="0.000000000000000pt" style:wrap="biggest" style:wrap-contour="false" style:wrap-dynamic-threshold="0.000000000000000pt"/>
    </style:style>
    <style:style style:name="gr6" style:family="graphic">
      <style:graphic-properties draw:auto-grow-height="false" draw:fill="none" draw:stroke="none" draw:textarea-vertical-align="bottom" fo:margin="0.000000000000000pt" fo:padding-bottom="3.600006236600000pt" fo:padding-left="7.200012473200000pt" fo:padding-right="7.200012473200000pt" fo:padding-top="3.600006236600000pt" style:wrap="biggest" style:wrap-contour="false" style:wrap-dynamic-threshold="0.000000000000000pt"/>
    </style:style>
    <style:style style:name="gr7" style:family="graphic">
      <style:graphic-properties draw:fill="solid" draw:fill-color="#2da2bf" draw:stroke="none" draw:textarea-horizontal-align="left" draw:textarea-vertical-align="top" fo:margin="0.000000000000000pt" style:wrap="biggest" style:wrap-contour="false" style:wrap-dynamic-threshold="0.000000000000000pt" svg:fill-rule="nonzero"/>
    </style:style>
    <style:style style:name="dp1" style:family="drawing-page">
      <style:drawing-page-properties draw:fill="solid" draw:fill-color="#ffffff"/>
    </style:style>
    <style:page-layout style:name="pm1" style:page-usage="all">
      <style:page-layout-properties calligra:specialborder-bottom="none" calligra:specialborder-left="none" calligra:specialborder-right="none" calligra:specialborder-top="none" fo:border="0pt none #000000" fo:margin="0.000000000000000pt" fo:padding="0.000000000000000pt" fo:page-height="540.000000000000000pt" fo:page-width="720.000000000000000pt" style:print-orientation="landscape"/>
    </style:page-layout>
    <text:list-style style:name="L1" style:display-name="L1">
      <text:list-level-style-bullet text:bullet-char="​" text:level="1">
        <style:list-level-properties text:list-level-position-and-space-mode="label-alignment" fo:text-align="start">
          <style:list-level-label-alignment text:label-followed-by="nothing" fo:text-indent="0.00000000000pt" fo:margin-left="0.00000000000pt"/>
        </style:list-level-properties>
        <style:text-properties fo:font-style="normal" fo:font-weight="normal" style:text-underline-style="none" style:text-underline-type="none"/>
      </text:list-level-style-bullet>
    </text:list-style>
  </office:automatic-styles>
  <office:master-styles>
    <style:master-page style:name="Default1" draw:style-name="dp1" style:display-name="slideMaster1" style:page-layout-name="pm1">
      <draw:layer-set>
        <draw:layer draw:name="layout"/>
        <draw:layer draw:name="background"/>
        <draw:layer draw:name="backgroundobjects"/>
        <draw:layer draw:name="controls"/>
        <draw:layer draw:name="measurelines"/>
      </draw:layer-set>
      <draw:custom-shape draw:style-name="gr1" xml:id="shape-1" draw:id="shape-1" draw:name="Freeform 12" draw:layer="backgroundobjects" svg:x="39.31660354460pt" svg:y="468.11419678120pt" svg:width="389.02744559920pt" svg:height="72.53870834220pt">
        <draw:enhanced-geometry svg:viewBox="0 0 4940624 921076" draw:modifiers="" draw:text-areas="0 0 0 0" draw:enhanced-path="M?ooxmlArc0 ?ooxmlArc1 L?ooxmlArc2 ?ooxmlArc3 L?ooxmlArc4 ?ooxmlArc5 L?ooxmlArc6 ?ooxmlArc7">
          <draw:equation draw:name="A1" draw:formula="0"/>
          <draw:equation draw:name="A2" draw:formula="0"/>
          <draw:equation draw:name="A3" draw:formula="0"/>
          <draw:equation draw:name="A4" draw:formula="0"/>
          <draw:equation draw:name="A5" draw:formula="0"/>
          <draw:equation draw:name="A6" draw:formula="0"/>
          <draw:equation draw:name="A7" draw:formula="0"/>
          <draw:equation draw:name="A8" draw:formula="0"/>
          <draw:equation draw:name="hc" draw:formula="width/2"/>
          <draw:equation draw:name="hd2" draw:formula="height/2"/>
          <draw:equation draw:name="hd3" draw:formula="height/3"/>
          <draw:equation draw:name="hd4" draw:formula="height/4"/>
          <draw:equation draw:name="hd5" draw:formula="height/5"/>
          <draw:equation draw:name="hd6" draw:formula="height/6"/>
          <draw:equation draw:name="hd8" draw:formula="height/8"/>
          <draw:equation draw:name="height" draw:formula="height"/>
          <draw:equation draw:name="ls" draw:formula="max(width,height)"/>
          <draw:equation draw:name="ooxmlArc0" draw:formula="0*?width"/>
          <draw:equation draw:name="ooxmlArc1" draw:formula="0.00593472*?height"/>
          <draw:equation draw:name="ooxmlArc2" draw:formula="1*?width"/>
          <draw:equation draw:name="ooxmlArc3" draw:formula="1*?height"/>
          <draw:equation draw:name="ooxmlArc4" draw:formula="0.742552*?width"/>
          <draw:equation draw:name="ooxmlArc5" draw:formula="1*?height"/>
          <draw:equation draw:name="ooxmlArc6" draw:formula="0.000133601*?width"/>
          <draw:equation draw:name="ooxmlArc7" draw:formula="0*?height"/>
          <draw:equation draw:name="ss" draw:formula="min(width,height)"/>
          <draw:equation draw:name="ssd2" draw:formula="?ss/2"/>
          <draw:equation draw:name="ssd4" draw:formula="?ss/4"/>
          <draw:equation draw:name="ssd6" draw:formula="?ss/6"/>
          <draw:equation draw:name="ssd8" draw:formula="?ss/8"/>
          <draw:equation draw:name="vc" draw:formula="height/2"/>
          <draw:equation draw:name="wd10" draw:formula="width/10"/>
          <draw:equation draw:name="wd2" draw:formula="width/2"/>
          <draw:equation draw:name="wd3" draw:formula="width/3"/>
          <draw:equation draw:name="wd4" draw:formula="width/4"/>
          <draw:equation draw:name="wd5" draw:formula="width/5"/>
          <draw:equation draw:name="wd6" draw:formula="width/6"/>
          <draw:equation draw:name="wd8" draw:formula="width/8"/>
          <draw:equation draw:name="width" draw:formula="width"/>
        </draw:enhanced-geometry>
        <draw:glue-point draw:id="4" svg:x="0.50000000000pt" svg:y="0.50000000000pt" draw:align="center"/>
        <draw:glue-point draw:id="5" svg:x="0.50000000000pt" svg:y="0.50000000000pt" draw:align="center"/>
      </draw:custom-shape>
      <draw:custom-shape draw:style-name="gr2" xml:id="shape-2" draw:id="shape-2" draw:name="Freeform 11" draw:layer="backgroundobjects" svg:x="38.23943632420pt" svg:y="467.63230618260pt" svg:width="290.58003095580pt" svg:height="73.50248953940pt">
        <draw:enhanced-geometry svg:viewBox="0 0 3690451 933450" draw:modifiers="" draw:text-areas="0 0 0 0" draw:enhanced-path="M?ooxmlArc0 ?ooxmlArc1 L?ooxmlArc2 ?ooxmlArc3 L?ooxmlArc4 ?ooxmlArc5 L?ooxmlArc6 ?ooxmlArc7">
          <draw:equation draw:name="A1" draw:formula="0"/>
          <draw:equation draw:name="A2" draw:formula="0"/>
          <draw:equation draw:name="A3" draw:formula="0"/>
          <draw:equation draw:name="A4" draw:formula="0"/>
          <draw:equation draw:name="A5" draw:formula="0"/>
          <draw:equation draw:name="A6" draw:formula="0"/>
          <draw:equation draw:name="A7" draw:formula="0"/>
          <draw:equation draw:name="A8" draw:formula="0"/>
          <draw:equation draw:name="hc" draw:formula="width/2"/>
          <draw:equation draw:name="hd2" draw:formula="height/2"/>
          <draw:equation draw:name="hd3" draw:formula="height/3"/>
          <draw:equation draw:name="hd4" draw:formula="height/4"/>
          <draw:equation draw:name="hd5" draw:formula="height/5"/>
          <draw:equation draw:name="hd6" draw:formula="height/6"/>
          <draw:equation draw:name="hd8" draw:formula="height/8"/>
          <draw:equation draw:name="height" draw:formula="height"/>
          <draw:equation draw:name="ls" draw:formula="max(width,height)"/>
          <draw:equation draw:name="ooxmlArc0" draw:formula="0*?width"/>
          <draw:equation draw:name="ooxmlArc1" draw:formula="0*?height"/>
          <draw:equation draw:name="ooxmlArc2" draw:formula="1*?width"/>
          <draw:equation draw:name="ooxmlArc3" draw:formula="0.994898*?height"/>
          <draw:equation draw:name="ooxmlArc4" draw:formula="0.789662*?width"/>
          <draw:equation draw:name="ooxmlArc5" draw:formula="1*?height"/>
          <draw:equation draw:name="ooxmlArc6" draw:formula="0.00214631*?width"/>
          <draw:equation draw:name="ooxmlArc7" draw:formula="0.00680272*?height"/>
          <draw:equation draw:name="ss" draw:formula="min(width,height)"/>
          <draw:equation draw:name="ssd2" draw:formula="?ss/2"/>
          <draw:equation draw:name="ssd4" draw:formula="?ss/4"/>
          <draw:equation draw:name="ssd6" draw:formula="?ss/6"/>
          <draw:equation draw:name="ssd8" draw:formula="?ss/8"/>
          <draw:equation draw:name="vc" draw:formula="height/2"/>
          <draw:equation draw:name="wd10" draw:formula="width/10"/>
          <draw:equation draw:name="wd2" draw:formula="width/2"/>
          <draw:equation draw:name="wd3" draw:formula="width/3"/>
          <draw:equation draw:name="wd4" draw:formula="width/4"/>
          <draw:equation draw:name="wd5" draw:formula="width/5"/>
          <draw:equation draw:name="wd6" draw:formula="width/6"/>
          <draw:equation draw:name="wd8" draw:formula="width/8"/>
          <draw:equation draw:name="width" draw:formula="width"/>
        </draw:enhanced-geometry>
        <draw:glue-point draw:id="4" svg:x="0.50000000000pt" svg:y="0.50000000000pt" draw:align="center"/>
        <draw:glue-point draw:id="5" svg:x="0.50000000000pt" svg:y="0.50000000000pt" draw:align="center"/>
      </draw:custom-shape>
      <draw:custom-shape draw:style-name="gr3" xml:id="shape-3" draw:id="shape-3" draw:name="Right Triangle 13" draw:layer="backgroundobjects" svg:x="-0.48189059860pt" svg:y="456.01023880460pt" svg:width="267.90282631580pt" svg:height="85.09621041160pt">
        <draw:enhanced-geometry svg:viewBox="0 0 3402314 1080868" draw:modifiers="" draw:text-areas="?wd12 ?it ?ir ?ib" draw:enhanced-path="M0 ?height L0 0 L?width ?height Z">
          <draw:equation draw:name="hc" draw:formula="width/2"/>
          <draw:equation draw:name="hd2" draw:formula="height/2"/>
          <draw:equation draw:name="hd3" draw:formula="height/3"/>
          <draw:equation draw:name="hd4" draw:formula="height/4"/>
          <draw:equation draw:name="hd5" draw:formula="height/5"/>
          <draw:equation draw:name="hd6" draw:formula="height/6"/>
          <draw:equation draw:name="hd8" draw:formula="height/8"/>
          <draw:equation draw:name="height" draw:formula="height"/>
          <draw:equation draw:name="ib" draw:formula="(height*11)/12"/>
          <draw:equation draw:name="ir" draw:formula="(width*7)/12"/>
          <draw:equation draw:name="it" draw:formula="(height*7)/12"/>
          <draw:equation draw:name="ls" draw:formula="max(width,height)"/>
          <draw:equation draw:name="ss" draw:formula="min(width,height)"/>
          <draw:equation draw:name="ssd2" draw:formula="?ss/2"/>
          <draw:equation draw:name="ssd4" draw:formula="?ss/4"/>
          <draw:equation draw:name="ssd6" draw:formula="?ss/6"/>
          <draw:equation draw:name="ssd8" draw:formula="?ss/8"/>
          <draw:equation draw:name="vc" draw:formula="height/2"/>
          <draw:equation draw:name="wd10" draw:formula="width/10"/>
          <draw:equation draw:name="wd2" draw:formula="width/2"/>
          <draw:equation draw:name="wd3" draw:formula="width/3"/>
          <draw:equation draw:name="wd4" draw:formula="width/4"/>
          <draw:equation draw:name="wd5" draw:formula="width/5"/>
          <draw:equation draw:name="wd6" draw:formula="width/6"/>
          <draw:equation draw:name="wd8" draw:formula="width/8"/>
          <draw:equation draw:name="width" draw:formula="width"/>
        </draw:enhanced-geometry>
        <draw:glue-point draw:id="4" svg:x="0.50000000000pt" svg:y="0.50000000000pt" draw:align="center"/>
        <draw:glue-point draw:id="5" svg:x="0.50000000000pt" svg:y="0.50000000000pt" draw:align="center"/>
      </draw:custom-shape>
      <draw:path draw:style-name="gr4" xml:id="shape-4" draw:id="shape-4" draw:layer="backgroundobjects" svg:width="268.15794486800pt" svg:height="85.37967546960pt" svg:x="-0.73700915080pt" svg:y="455.72677374660pt" svg:viewBox="0 0 268 85" svg:d="M0 0L268.158 85.3797" calligra:nodeTypes="cc">
        <draw:glue-point draw:id="4" svg:x="0.50000000000pt" svg:y="0.50000000000pt" draw:align="center"/>
        <draw:glue-point draw:id="5" svg:x="0.50000000000pt" svg:y="0.50000000000pt" draw:align="center"/>
      </draw:path>
      <draw:frame draw:style-name="gr5" xml:id="shape-5" draw:id="shape-5" draw:name="Title Placeholder 8" draw:layer="backgroundobjects" svg:width="648.00112258800pt" svg:height="90.00015591500pt" svg:x="36.00006236600pt" svg:y="21.62838392540pt" presentation:class="title" presentation:placeholder="true" draw:text-style-name="P1">
        <draw:text-box/>
        <draw:glue-point draw:id="4" svg:x="0.50000000000pt" svg:y="0.50000000000pt" draw:align="center"/>
        <draw:glue-point draw:id="5" svg:x="0.50000000000pt" svg:y="0.50000000000pt" draw:align="center"/>
      </draw:frame>
      <draw:frame draw:style-name="gr5" xml:id="shape-6" draw:id="shape-6" draw:name="Text Placeholder 29" draw:layer="backgroundobjects" svg:width="648.00112258800pt" svg:height="356.37227091760pt" svg:x="36.00006236600pt" svg:y="116.64587136700pt" presentation:class="outline" presentation:placeholder="true" draw:text-style-name="P1">
        <draw:text-box/>
        <draw:glue-point draw:id="4" svg:x="0.50000000000pt" svg:y="0.50000000000pt" draw:align="center"/>
        <draw:glue-point draw:id="5" svg:x="0.50000000000pt" svg:y="0.50000000000pt" draw:align="center"/>
      </draw:frame>
      <draw:frame draw:style-name="gr6" xml:id="shape-7" draw:id="shape-7" draw:name="Date Placeholder 9" draw:layer="backgroundobjects" svg:width="151.20026193720pt" svg:height="28.80004989280pt" svg:x="529.68280737880pt" svg:y="504.56780324000pt" presentation:class="date-time" presentation:placeholder="true">
        <draw:text-box>
          <text:list text:style-name="L1" xml:id="list-1cd94420-7c56-4479-9820-3044566761da">
            <text:list-item>
              <text:p text:style-name="P2"><text:span text:style-name="T1"><text:date text:fixed="false">10/7/16</text:date></text:span></text:p>
            </text:list-item>
          </text:list>
        </draw:text-box>
        <draw:glue-point draw:id="4" svg:x="0.50000000000pt" svg:y="0.50000000000pt" draw:align="center"/>
        <draw:glue-point draw:id="5" svg:x="0.50000000000pt" svg:y="0.50000000000pt" draw:align="center"/>
      </draw:frame>
      <draw:frame draw:style-name="gr6" xml:id="shape-8" draw:id="shape-8" draw:name="Footer Placeholder 21" draw:layer="backgroundobjects" svg:width="185.10268287400pt" svg:height="28.74335688120pt" svg:x="344.89193606860pt" svg:y="504.56780324000pt" presentation:class="footer" presentation:placeholder="true">
        <draw:text-box>
          <text:p text:style-name="P3"><text:span text:style-name="T1"/></text:p>
        </draw:text-box>
        <draw:glue-point draw:id="4" svg:x="0.50000000000pt" svg:y="0.50000000000pt" draw:align="center"/>
        <draw:glue-point draw:id="5" svg:x="0.50000000000pt" svg:y="0.50000000000pt" draw:align="center"/>
      </draw:frame>
      <draw:frame draw:style-name="gr6" xml:id="shape-9" draw:id="shape-9" draw:name="Slide Number Placeholder 17" draw:layer="backgroundobjects" svg:width="28.80004989280pt" svg:height="28.74335688120pt" svg:x="680.88306931600pt" svg:y="504.56780324000pt" presentation:class="page-number" presentation:placeholder="true">
        <draw:text-box>
          <text:list text:style-name="L1" xml:id="list-bffd0452-fe08-4d87-ac59-d1594a88d73f">
            <text:list-item>
              <text:p text:style-name="P4"><text:span text:style-name="T2"><text:page-number text:select-page="current" style:num-format="1"/></text:span></text:p>
            </text:list-item>
          </text:list>
        </draw:text-box>
        <draw:glue-point draw:id="4" svg:x="0.50000000000pt" svg:y="0.50000000000pt" draw:align="center"/>
        <draw:glue-point draw:id="5" svg:x="0.50000000000pt" svg:y="0.50000000000pt" draw:align="center"/>
      </draw:frame>
    </style:master-page>
    <style:master-page style:name="Default2" draw:style-name="dp1" style:display-name="slideMaster1" style:page-layout-name="pm1">
      <draw:layer-set>
        <draw:layer draw:name="layout"/>
        <draw:layer draw:name="background"/>
        <draw:layer draw:name="backgroundobjects"/>
        <draw:layer draw:name="controls"/>
        <draw:layer draw:name="measurelines"/>
      </draw:layer-set>
      <draw:custom-shape draw:style-name="gr1" xml:id="shape-10" draw:id="shape-10" draw:name="Freeform 12" draw:layer="backgroundobjects" svg:x="39.31660354460pt" svg:y="468.11419678120pt" svg:width="389.02744559920pt" svg:height="72.53870834220pt">
        <draw:enhanced-geometry svg:viewBox="0 0 4940624 921076" draw:modifiers="" draw:text-areas="0 0 0 0" draw:enhanced-path="M?ooxmlArc0 ?ooxmlArc1 L?ooxmlArc2 ?ooxmlArc3 L?ooxmlArc4 ?ooxmlArc5 L?ooxmlArc6 ?ooxmlArc7">
          <draw:equation draw:name="A1" draw:formula="0"/>
          <draw:equation draw:name="A2" draw:formula="0"/>
          <draw:equation draw:name="A3" draw:formula="0"/>
          <draw:equation draw:name="A4" draw:formula="0"/>
          <draw:equation draw:name="A5" draw:formula="0"/>
          <draw:equation draw:name="A6" draw:formula="0"/>
          <draw:equation draw:name="A7" draw:formula="0"/>
          <draw:equation draw:name="A8" draw:formula="0"/>
          <draw:equation draw:name="hc" draw:formula="width/2"/>
          <draw:equation draw:name="hd2" draw:formula="height/2"/>
          <draw:equation draw:name="hd3" draw:formula="height/3"/>
          <draw:equation draw:name="hd4" draw:formula="height/4"/>
          <draw:equation draw:name="hd5" draw:formula="height/5"/>
          <draw:equation draw:name="hd6" draw:formula="height/6"/>
          <draw:equation draw:name="hd8" draw:formula="height/8"/>
          <draw:equation draw:name="height" draw:formula="height"/>
          <draw:equation draw:name="ls" draw:formula="max(width,height)"/>
          <draw:equation draw:name="ooxmlArc0" draw:formula="0*?width"/>
          <draw:equation draw:name="ooxmlArc1" draw:formula="0.00593472*?height"/>
          <draw:equation draw:name="ooxmlArc2" draw:formula="1*?width"/>
          <draw:equation draw:name="ooxmlArc3" draw:formula="1*?height"/>
          <draw:equation draw:name="ooxmlArc4" draw:formula="0.742552*?width"/>
          <draw:equation draw:name="ooxmlArc5" draw:formula="1*?height"/>
          <draw:equation draw:name="ooxmlArc6" draw:formula="0.000133601*?width"/>
          <draw:equation draw:name="ooxmlArc7" draw:formula="0*?height"/>
          <draw:equation draw:name="ss" draw:formula="min(width,height)"/>
          <draw:equation draw:name="ssd2" draw:formula="?ss/2"/>
          <draw:equation draw:name="ssd4" draw:formula="?ss/4"/>
          <draw:equation draw:name="ssd6" draw:formula="?ss/6"/>
          <draw:equation draw:name="ssd8" draw:formula="?ss/8"/>
          <draw:equation draw:name="vc" draw:formula="height/2"/>
          <draw:equation draw:name="wd10" draw:formula="width/10"/>
          <draw:equation draw:name="wd2" draw:formula="width/2"/>
          <draw:equation draw:name="wd3" draw:formula="width/3"/>
          <draw:equation draw:name="wd4" draw:formula="width/4"/>
          <draw:equation draw:name="wd5" draw:formula="width/5"/>
          <draw:equation draw:name="wd6" draw:formula="width/6"/>
          <draw:equation draw:name="wd8" draw:formula="width/8"/>
          <draw:equation draw:name="width" draw:formula="width"/>
        </draw:enhanced-geometry>
        <draw:glue-point draw:id="4" svg:x="0.50000000000pt" svg:y="0.50000000000pt" draw:align="center"/>
        <draw:glue-point draw:id="5" svg:x="0.50000000000pt" svg:y="0.50000000000pt" draw:align="center"/>
      </draw:custom-shape>
      <draw:custom-shape draw:style-name="gr2" xml:id="shape-11" draw:id="shape-11" draw:name="Freeform 11" draw:layer="backgroundobjects" svg:x="38.23943632420pt" svg:y="467.63230618260pt" svg:width="290.58003095580pt" svg:height="73.50248953940pt">
        <draw:enhanced-geometry svg:viewBox="0 0 3690451 933450" draw:modifiers="" draw:text-areas="0 0 0 0" draw:enhanced-path="M?ooxmlArc0 ?ooxmlArc1 L?ooxmlArc2 ?ooxmlArc3 L?ooxmlArc4 ?ooxmlArc5 L?ooxmlArc6 ?ooxmlArc7">
          <draw:equation draw:name="A1" draw:formula="0"/>
          <draw:equation draw:name="A2" draw:formula="0"/>
          <draw:equation draw:name="A3" draw:formula="0"/>
          <draw:equation draw:name="A4" draw:formula="0"/>
          <draw:equation draw:name="A5" draw:formula="0"/>
          <draw:equation draw:name="A6" draw:formula="0"/>
          <draw:equation draw:name="A7" draw:formula="0"/>
          <draw:equation draw:name="A8" draw:formula="0"/>
          <draw:equation draw:name="hc" draw:formula="width/2"/>
          <draw:equation draw:name="hd2" draw:formula="height/2"/>
          <draw:equation draw:name="hd3" draw:formula="height/3"/>
          <draw:equation draw:name="hd4" draw:formula="height/4"/>
          <draw:equation draw:name="hd5" draw:formula="height/5"/>
          <draw:equation draw:name="hd6" draw:formula="height/6"/>
          <draw:equation draw:name="hd8" draw:formula="height/8"/>
          <draw:equation draw:name="height" draw:formula="height"/>
          <draw:equation draw:name="ls" draw:formula="max(width,height)"/>
          <draw:equation draw:name="ooxmlArc0" draw:formula="0*?width"/>
          <draw:equation draw:name="ooxmlArc1" draw:formula="0*?height"/>
          <draw:equation draw:name="ooxmlArc2" draw:formula="1*?width"/>
          <draw:equation draw:name="ooxmlArc3" draw:formula="0.994898*?height"/>
          <draw:equation draw:name="ooxmlArc4" draw:formula="0.789662*?width"/>
          <draw:equation draw:name="ooxmlArc5" draw:formula="1*?height"/>
          <draw:equation draw:name="ooxmlArc6" draw:formula="0.00214631*?width"/>
          <draw:equation draw:name="ooxmlArc7" draw:formula="0.00680272*?height"/>
          <draw:equation draw:name="ss" draw:formula="min(width,height)"/>
          <draw:equation draw:name="ssd2" draw:formula="?ss/2"/>
          <draw:equation draw:name="ssd4" draw:formula="?ss/4"/>
          <draw:equation draw:name="ssd6" draw:formula="?ss/6"/>
          <draw:equation draw:name="ssd8" draw:formula="?ss/8"/>
          <draw:equation draw:name="vc" draw:formula="height/2"/>
          <draw:equation draw:name="wd10" draw:formula="width/10"/>
          <draw:equation draw:name="wd2" draw:formula="width/2"/>
          <draw:equation draw:name="wd3" draw:formula="width/3"/>
          <draw:equation draw:name="wd4" draw:formula="width/4"/>
          <draw:equation draw:name="wd5" draw:formula="width/5"/>
          <draw:equation draw:name="wd6" draw:formula="width/6"/>
          <draw:equation draw:name="wd8" draw:formula="width/8"/>
          <draw:equation draw:name="width" draw:formula="width"/>
        </draw:enhanced-geometry>
        <draw:glue-point draw:id="4" svg:x="0.50000000000pt" svg:y="0.50000000000pt" draw:align="center"/>
        <draw:glue-point draw:id="5" svg:x="0.50000000000pt" svg:y="0.50000000000pt" draw:align="center"/>
      </draw:custom-shape>
      <draw:custom-shape draw:style-name="gr7" xml:id="shape-12" draw:id="shape-12" draw:name="Right Triangle 13" draw:layer="backgroundobjects" svg:x="-0.48189059860pt" svg:y="456.01023880460pt" svg:width="267.90282631580pt" svg:height="85.09621041160pt">
        <draw:enhanced-geometry svg:viewBox="0 0 3402314 1080868" draw:modifiers="" draw:text-areas="?wd12 ?it ?ir ?ib" draw:enhanced-path="M0 ?height L0 0 L?width ?height Z">
          <draw:equation draw:name="hc" draw:formula="width/2"/>
          <draw:equation draw:name="hd2" draw:formula="height/2"/>
          <draw:equation draw:name="hd3" draw:formula="height/3"/>
          <draw:equation draw:name="hd4" draw:formula="height/4"/>
          <draw:equation draw:name="hd5" draw:formula="height/5"/>
          <draw:equation draw:name="hd6" draw:formula="height/6"/>
          <draw:equation draw:name="hd8" draw:formula="height/8"/>
          <draw:equation draw:name="height" draw:formula="height"/>
          <draw:equation draw:name="ib" draw:formula="(height*11)/12"/>
          <draw:equation draw:name="ir" draw:formula="(width*7)/12"/>
          <draw:equation draw:name="it" draw:formula="(height*7)/12"/>
          <draw:equation draw:name="ls" draw:formula="max(width,height)"/>
          <draw:equation draw:name="ss" draw:formula="min(width,height)"/>
          <draw:equation draw:name="ssd2" draw:formula="?ss/2"/>
          <draw:equation draw:name="ssd4" draw:formula="?ss/4"/>
          <draw:equation draw:name="ssd6" draw:formula="?ss/6"/>
          <draw:equation draw:name="ssd8" draw:formula="?ss/8"/>
          <draw:equation draw:name="vc" draw:formula="height/2"/>
          <draw:equation draw:name="wd10" draw:formula="width/10"/>
          <draw:equation draw:name="wd2" draw:formula="width/2"/>
          <draw:equation draw:name="wd3" draw:formula="width/3"/>
          <draw:equation draw:name="wd4" draw:formula="width/4"/>
          <draw:equation draw:name="wd5" draw:formula="width/5"/>
          <draw:equation draw:name="wd6" draw:formula="width/6"/>
          <draw:equation draw:name="wd8" draw:formula="width/8"/>
          <draw:equation draw:name="width" draw:formula="width"/>
        </draw:enhanced-geometry>
        <draw:glue-point draw:id="4" svg:x="0.50000000000pt" svg:y="0.50000000000pt" draw:align="center"/>
        <draw:glue-point draw:id="5" svg:x="0.50000000000pt" svg:y="0.50000000000pt" draw:align="center"/>
      </draw:custom-shape>
      <draw:path draw:style-name="gr4" xml:id="shape-13" draw:id="shape-13" draw:layer="backgroundobjects" svg:width="268.31603798475pt" svg:height="85.76107150226pt" svg:x="-0.73700915080pt" svg:y="455.72677374660pt" svg:viewBox="0 0 268 86" svg:d="M0 0L268.316 85.7611" calligra:nodeTypes="cc">
        <draw:glue-point draw:id="4" svg:x="0.50000000000pt" svg:y="0.50000000000pt" draw:align="center"/>
        <draw:glue-point draw:id="5" svg:x="0.50000000000pt" svg:y="0.50000000000pt" draw:align="center"/>
      </draw:path>
      <draw:frame draw:style-name="gr5" xml:id="shape-14" draw:id="shape-14" draw:name="Title Placeholder 8" draw:layer="backgroundobjects" svg:width="648.00112258800pt" svg:height="90.00015591500pt" svg:x="36.00006236600pt" svg:y="21.62838392540pt" presentation:class="title" presentation:placeholder="true">
        <draw:text-box/>
        <draw:glue-point draw:id="4" svg:x="0.50000000000pt" svg:y="0.50000000000pt" draw:align="center"/>
        <draw:glue-point draw:id="5" svg:x="0.50000000000pt" svg:y="0.50000000000pt" draw:align="center"/>
      </draw:frame>
      <draw:frame draw:style-name="gr5" xml:id="shape-15" draw:id="shape-15" draw:name="Text Placeholder 29" draw:layer="backgroundobjects" svg:width="648.00112258800pt" svg:height="356.37227091760pt" svg:x="36.00006236600pt" svg:y="116.64587136700pt" presentation:class="outline" presentation:placeholder="true">
        <draw:text-box/>
        <draw:glue-point draw:id="4" svg:x="0.50000000000pt" svg:y="0.50000000000pt" draw:align="center"/>
        <draw:glue-point draw:id="5" svg:x="0.50000000000pt" svg:y="0.50000000000pt" draw:align="center"/>
      </draw:frame>
      <draw:frame draw:style-name="gr6" xml:id="shape-16" draw:id="shape-16" draw:name="Date Placeholder 9" draw:layer="backgroundobjects" svg:width="151.20026193720pt" svg:height="28.80004989280pt" svg:x="529.68280737880pt" svg:y="504.56780324000pt" presentation:class="date-time" presentation:placeholder="true">
        <draw:text-box>
          <text:list text:style-name="L1" xml:id="list-24c65df5-9ece-4497-a787-81195c454482">
            <text:list-item>
              <text:p text:style-name="P5"><text:span text:style-name="T1"><text:date text:fixed="false">10/7/16</text:date></text:span></text:p>
            </text:list-item>
          </text:list>
        </draw:text-box>
        <draw:glue-point draw:id="4" svg:x="0.50000000000pt" svg:y="0.50000000000pt" draw:align="center"/>
        <draw:glue-point draw:id="5" svg:x="0.50000000000pt" svg:y="0.50000000000pt" draw:align="center"/>
      </draw:frame>
      <draw:frame draw:style-name="gr6" xml:id="shape-17" draw:id="shape-17" draw:name="Footer Placeholder 21" draw:layer="backgroundobjects" svg:width="185.10268287400pt" svg:height="28.74335688120pt" svg:x="344.89193606860pt" svg:y="504.56780324000pt" presentation:class="footer" presentation:placeholder="true">
        <draw:text-box>
          <text:p text:style-name="P3"><text:span text:style-name="T1"/></text:p>
        </draw:text-box>
        <draw:glue-point draw:id="4" svg:x="0.50000000000pt" svg:y="0.50000000000pt" draw:align="center"/>
        <draw:glue-point draw:id="5" svg:x="0.50000000000pt" svg:y="0.50000000000pt" draw:align="center"/>
      </draw:frame>
      <draw:frame draw:style-name="gr6" xml:id="shape-18" draw:id="shape-18" draw:name="Slide Number Placeholder 17" draw:layer="backgroundobjects" svg:width="28.80004989280pt" svg:height="28.74335688120pt" svg:x="680.88306931600pt" svg:y="504.56780324000pt" presentation:class="page-number" presentation:placeholder="true">
        <draw:text-box>
          <text:list text:style-name="L1" xml:id="list-916f9564-b210-4649-9d15-bbd125c522b1">
            <text:list-item>
              <text:p text:style-name="P6"><text:span text:style-name="T2"><text:page-number text:select-page="current" style:num-format="1"/></text:span></text:p>
            </text:list-item>
          </text:list>
        </draw:text-box>
        <draw:glue-point draw:id="4" svg:x="0.50000000000pt" svg:y="0.50000000000pt" draw:align="center"/>
        <draw:glue-point draw:id="5" svg:x="0.50000000000pt" svg:y="0.50000000000pt" draw:align="center"/>
      </draw:frame>
    </style:master-page>
    <style:master-page style:name="Default3" draw:style-name="dp1" style:display-name="slideMaster1" style:page-layout-name="pm1">
      <draw:layer-set>
        <draw:layer draw:name="layout"/>
        <draw:layer draw:name="background"/>
        <draw:layer draw:name="backgroundobjects"/>
        <draw:layer draw:name="controls"/>
        <draw:layer draw:name="measurelines"/>
      </draw:layer-set>
      <draw:custom-shape draw:style-name="gr1" xml:id="shape-19" draw:id="shape-19" draw:name="Freeform 12" draw:layer="backgroundobjects" svg:x="39.31660354460pt" svg:y="468.11419678120pt" svg:width="389.02744559920pt" svg:height="72.53870834220pt">
        <draw:enhanced-geometry svg:viewBox="0 0 4940624 921076" draw:modifiers="" draw:text-areas="0 0 0 0" draw:enhanced-path="M?ooxmlArc0 ?ooxmlArc1 L?ooxmlArc2 ?ooxmlArc3 L?ooxmlArc4 ?ooxmlArc5 L?ooxmlArc6 ?ooxmlArc7">
          <draw:equation draw:name="A1" draw:formula="0"/>
          <draw:equation draw:name="A2" draw:formula="0"/>
          <draw:equation draw:name="A3" draw:formula="0"/>
          <draw:equation draw:name="A4" draw:formula="0"/>
          <draw:equation draw:name="A5" draw:formula="0"/>
          <draw:equation draw:name="A6" draw:formula="0"/>
          <draw:equation draw:name="A7" draw:formula="0"/>
          <draw:equation draw:name="A8" draw:formula="0"/>
          <draw:equation draw:name="hc" draw:formula="width/2"/>
          <draw:equation draw:name="hd2" draw:formula="height/2"/>
          <draw:equation draw:name="hd3" draw:formula="height/3"/>
          <draw:equation draw:name="hd4" draw:formula="height/4"/>
          <draw:equation draw:name="hd5" draw:formula="height/5"/>
          <draw:equation draw:name="hd6" draw:formula="height/6"/>
          <draw:equation draw:name="hd8" draw:formula="height/8"/>
          <draw:equation draw:name="height" draw:formula="height"/>
          <draw:equation draw:name="ls" draw:formula="max(width,height)"/>
          <draw:equation draw:name="ooxmlArc0" draw:formula="0*?width"/>
          <draw:equation draw:name="ooxmlArc1" draw:formula="0.00593472*?height"/>
          <draw:equation draw:name="ooxmlArc2" draw:formula="1*?width"/>
          <draw:equation draw:name="ooxmlArc3" draw:formula="1*?height"/>
          <draw:equation draw:name="ooxmlArc4" draw:formula="0.742552*?width"/>
          <draw:equation draw:name="ooxmlArc5" draw:formula="1*?height"/>
          <draw:equation draw:name="ooxmlArc6" draw:formula="0.000133601*?width"/>
          <draw:equation draw:name="ooxmlArc7" draw:formula="0*?height"/>
          <draw:equation draw:name="ss" draw:formula="min(width,height)"/>
          <draw:equation draw:name="ssd2" draw:formula="?ss/2"/>
          <draw:equation draw:name="ssd4" draw:formula="?ss/4"/>
          <draw:equation draw:name="ssd6" draw:formula="?ss/6"/>
          <draw:equation draw:name="ssd8" draw:formula="?ss/8"/>
          <draw:equation draw:name="vc" draw:formula="height/2"/>
          <draw:equation draw:name="wd10" draw:formula="width/10"/>
          <draw:equation draw:name="wd2" draw:formula="width/2"/>
          <draw:equation draw:name="wd3" draw:formula="width/3"/>
          <draw:equation draw:name="wd4" draw:formula="width/4"/>
          <draw:equation draw:name="wd5" draw:formula="width/5"/>
          <draw:equation draw:name="wd6" draw:formula="width/6"/>
          <draw:equation draw:name="wd8" draw:formula="width/8"/>
          <draw:equation draw:name="width" draw:formula="width"/>
        </draw:enhanced-geometry>
        <draw:glue-point draw:id="4" svg:x="0.50000000000pt" svg:y="0.50000000000pt" draw:align="center"/>
        <draw:glue-point draw:id="5" svg:x="0.50000000000pt" svg:y="0.50000000000pt" draw:align="center"/>
      </draw:custom-shape>
      <draw:custom-shape draw:style-name="gr2" xml:id="shape-20" draw:id="shape-20" draw:name="Freeform 11" draw:layer="backgroundobjects" svg:x="38.23943632420pt" svg:y="467.63230618260pt" svg:width="290.58003095580pt" svg:height="73.50248953940pt">
        <draw:enhanced-geometry svg:viewBox="0 0 3690451 933450" draw:modifiers="" draw:text-areas="0 0 0 0" draw:enhanced-path="M?ooxmlArc0 ?ooxmlArc1 L?ooxmlArc2 ?ooxmlArc3 L?ooxmlArc4 ?ooxmlArc5 L?ooxmlArc6 ?ooxmlArc7">
          <draw:equation draw:name="A1" draw:formula="0"/>
          <draw:equation draw:name="A2" draw:formula="0"/>
          <draw:equation draw:name="A3" draw:formula="0"/>
          <draw:equation draw:name="A4" draw:formula="0"/>
          <draw:equation draw:name="A5" draw:formula="0"/>
          <draw:equation draw:name="A6" draw:formula="0"/>
          <draw:equation draw:name="A7" draw:formula="0"/>
          <draw:equation draw:name="A8" draw:formula="0"/>
          <draw:equation draw:name="hc" draw:formula="width/2"/>
          <draw:equation draw:name="hd2" draw:formula="height/2"/>
          <draw:equation draw:name="hd3" draw:formula="height/3"/>
          <draw:equation draw:name="hd4" draw:formula="height/4"/>
          <draw:equation draw:name="hd5" draw:formula="height/5"/>
          <draw:equation draw:name="hd6" draw:formula="height/6"/>
          <draw:equation draw:name="hd8" draw:formula="height/8"/>
          <draw:equation draw:name="height" draw:formula="height"/>
          <draw:equation draw:name="ls" draw:formula="max(width,height)"/>
          <draw:equation draw:name="ooxmlArc0" draw:formula="0*?width"/>
          <draw:equation draw:name="ooxmlArc1" draw:formula="0*?height"/>
          <draw:equation draw:name="ooxmlArc2" draw:formula="1*?width"/>
          <draw:equation draw:name="ooxmlArc3" draw:formula="0.994898*?height"/>
          <draw:equation draw:name="ooxmlArc4" draw:formula="0.789662*?width"/>
          <draw:equation draw:name="ooxmlArc5" draw:formula="1*?height"/>
          <draw:equation draw:name="ooxmlArc6" draw:formula="0.00214631*?width"/>
          <draw:equation draw:name="ooxmlArc7" draw:formula="0.00680272*?height"/>
          <draw:equation draw:name="ss" draw:formula="min(width,height)"/>
          <draw:equation draw:name="ssd2" draw:formula="?ss/2"/>
          <draw:equation draw:name="ssd4" draw:formula="?ss/4"/>
          <draw:equation draw:name="ssd6" draw:formula="?ss/6"/>
          <draw:equation draw:name="ssd8" draw:formula="?ss/8"/>
          <draw:equation draw:name="vc" draw:formula="height/2"/>
          <draw:equation draw:name="wd10" draw:formula="width/10"/>
          <draw:equation draw:name="wd2" draw:formula="width/2"/>
          <draw:equation draw:name="wd3" draw:formula="width/3"/>
          <draw:equation draw:name="wd4" draw:formula="width/4"/>
          <draw:equation draw:name="wd5" draw:formula="width/5"/>
          <draw:equation draw:name="wd6" draw:formula="width/6"/>
          <draw:equation draw:name="wd8" draw:formula="width/8"/>
          <draw:equation draw:name="width" draw:formula="width"/>
        </draw:enhanced-geometry>
        <draw:glue-point draw:id="4" svg:x="0.50000000000pt" svg:y="0.50000000000pt" draw:align="center"/>
        <draw:glue-point draw:id="5" svg:x="0.50000000000pt" svg:y="0.50000000000pt" draw:align="center"/>
      </draw:custom-shape>
      <draw:custom-shape draw:style-name="gr7" xml:id="shape-21" draw:id="shape-21" draw:name="Right Triangle 13" draw:layer="backgroundobjects" svg:x="-0.48189059860pt" svg:y="456.01023880460pt" svg:width="267.90282631580pt" svg:height="85.09621041160pt">
        <draw:enhanced-geometry svg:viewBox="0 0 3402314 1080868" draw:modifiers="" draw:text-areas="?wd12 ?it ?ir ?ib" draw:enhanced-path="M0 ?height L0 0 L?width ?height Z">
          <draw:equation draw:name="hc" draw:formula="width/2"/>
          <draw:equation draw:name="hd2" draw:formula="height/2"/>
          <draw:equation draw:name="hd3" draw:formula="height/3"/>
          <draw:equation draw:name="hd4" draw:formula="height/4"/>
          <draw:equation draw:name="hd5" draw:formula="height/5"/>
          <draw:equation draw:name="hd6" draw:formula="height/6"/>
          <draw:equation draw:name="hd8" draw:formula="height/8"/>
          <draw:equation draw:name="height" draw:formula="height"/>
          <draw:equation draw:name="ib" draw:formula="(height*11)/12"/>
          <draw:equation draw:name="ir" draw:formula="(width*7)/12"/>
          <draw:equation draw:name="it" draw:formula="(height*7)/12"/>
          <draw:equation draw:name="ls" draw:formula="max(width,height)"/>
          <draw:equation draw:name="ss" draw:formula="min(width,height)"/>
          <draw:equation draw:name="ssd2" draw:formula="?ss/2"/>
          <draw:equation draw:name="ssd4" draw:formula="?ss/4"/>
          <draw:equation draw:name="ssd6" draw:formula="?ss/6"/>
          <draw:equation draw:name="ssd8" draw:formula="?ss/8"/>
          <draw:equation draw:name="vc" draw:formula="height/2"/>
          <draw:equation draw:name="wd10" draw:formula="width/10"/>
          <draw:equation draw:name="wd2" draw:formula="width/2"/>
          <draw:equation draw:name="wd3" draw:formula="width/3"/>
          <draw:equation draw:name="wd4" draw:formula="width/4"/>
          <draw:equation draw:name="wd5" draw:formula="width/5"/>
          <draw:equation draw:name="wd6" draw:formula="width/6"/>
          <draw:equation draw:name="wd8" draw:formula="width/8"/>
          <draw:equation draw:name="width" draw:formula="width"/>
        </draw:enhanced-geometry>
        <draw:glue-point draw:id="4" svg:x="0.50000000000pt" svg:y="0.50000000000pt" draw:align="center"/>
        <draw:glue-point draw:id="5" svg:x="0.50000000000pt" svg:y="0.50000000000pt" draw:align="center"/>
      </draw:custom-shape>
      <draw:path draw:style-name="gr4" xml:id="shape-22" draw:id="shape-22" draw:layer="backgroundobjects" svg:width="268.63241062655pt" svg:height="85.52283522340pt" svg:x="-0.73700915080pt" svg:y="455.72677374660pt" svg:viewBox="0 0 269 86" svg:d="M0 0L268.632 85.5228" calligra:nodeTypes="cc">
        <draw:glue-point draw:id="4" svg:x="0.50000000000pt" svg:y="0.50000000000pt" draw:align="center"/>
        <draw:glue-point draw:id="5" svg:x="0.50000000000pt" svg:y="0.50000000000pt" draw:align="center"/>
      </draw:path>
      <draw:frame draw:style-name="gr5" xml:id="shape-23" draw:id="shape-23" draw:name="Title Placeholder 8" draw:layer="backgroundobjects" svg:width="648.00112258800pt" svg:height="90.00015591500pt" svg:x="36.00006236600pt" svg:y="21.62838392540pt" presentation:class="title" presentation:placeholder="true">
        <draw:text-box/>
        <draw:glue-point draw:id="4" svg:x="0.50000000000pt" svg:y="0.50000000000pt" draw:align="center"/>
        <draw:glue-point draw:id="5" svg:x="0.50000000000pt" svg:y="0.50000000000pt" draw:align="center"/>
      </draw:frame>
      <draw:frame draw:style-name="gr5" xml:id="shape-24" draw:id="shape-24" draw:name="Text Placeholder 29" draw:layer="backgroundobjects" svg:width="648.00112258800pt" svg:height="356.37227091760pt" svg:x="36.00006236600pt" svg:y="116.64587136700pt" presentation:class="outline" presentation:placeholder="true">
        <draw:text-box/>
        <draw:glue-point draw:id="4" svg:x="0.50000000000pt" svg:y="0.50000000000pt" draw:align="center"/>
        <draw:glue-point draw:id="5" svg:x="0.50000000000pt" svg:y="0.50000000000pt" draw:align="center"/>
      </draw:frame>
      <draw:frame draw:style-name="gr6" xml:id="shape-25" draw:id="shape-25" draw:name="Date Placeholder 9" draw:layer="backgroundobjects" svg:width="151.20026193720pt" svg:height="28.80004989280pt" svg:x="529.68280737880pt" svg:y="504.56780324000pt" presentation:class="date-time" presentation:placeholder="true">
        <draw:text-box>
          <text:list text:style-name="L1" xml:id="list-0c888b9e-b0c5-4499-83ec-d6eff7a145df">
            <text:list-item>
              <text:p text:style-name="P5"><text:span text:style-name="T1"><text:date text:fixed="false">10/7/16</text:date></text:span></text:p>
            </text:list-item>
          </text:list>
        </draw:text-box>
        <draw:glue-point draw:id="4" svg:x="0.50000000000pt" svg:y="0.50000000000pt" draw:align="center"/>
        <draw:glue-point draw:id="5" svg:x="0.50000000000pt" svg:y="0.50000000000pt" draw:align="center"/>
      </draw:frame>
      <draw:frame draw:style-name="gr6" xml:id="shape-26" draw:id="shape-26" draw:name="Footer Placeholder 21" draw:layer="backgroundobjects" svg:width="185.10268287400pt" svg:height="28.74335688120pt" svg:x="344.89193606860pt" svg:y="504.56780324000pt" presentation:class="footer" presentation:placeholder="true">
        <draw:text-box>
          <text:p text:style-name="P3"><text:span text:style-name="T1"/></text:p>
        </draw:text-box>
        <draw:glue-point draw:id="4" svg:x="0.50000000000pt" svg:y="0.50000000000pt" draw:align="center"/>
        <draw:glue-point draw:id="5" svg:x="0.50000000000pt" svg:y="0.50000000000pt" draw:align="center"/>
      </draw:frame>
      <draw:frame draw:style-name="gr6" xml:id="shape-27" draw:id="shape-27" draw:name="Slide Number Placeholder 17" draw:layer="backgroundobjects" svg:width="28.80004989280pt" svg:height="28.74335688120pt" svg:x="680.88306931600pt" svg:y="504.56780324000pt" presentation:class="page-number" presentation:placeholder="true">
        <draw:text-box>
          <text:list text:style-name="L1" xml:id="list-ea0455e5-5281-4c2a-b531-3415bec02a54">
            <text:list-item>
              <text:p text:style-name="P6"><text:span text:style-name="T2"><text:page-number text:select-page="current" style:num-format="1"/></text:span></text:p>
            </text:list-item>
          </text:list>
        </draw:text-box>
        <draw:glue-point draw:id="4" svg:x="0.50000000000pt" svg:y="0.50000000000pt" draw:align="center"/>
        <draw:glue-point draw:id="5" svg:x="0.50000000000pt" svg:y="0.50000000000pt" draw:align="center"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Calligra/2.9.11</meta:generator>
    <dc:title>PowerPoint Presentation</dc:title>
    <meta:initial-creator>Otavio Cals</meta:initial-creator>
    <meta:editing-cycles>107</meta:editing-cycles>
    <dc:date>2016-10-07T16:08:09</dc:date>
    <meta:creation-date>2015-10-21T00:09:37Z</meta:creation-date>
  </office:meta>
</office:document-meta>
</file>